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3" svg:font-family="'Lohit Devanagari'"/>
    <style:font-face style:name="Liberation Mono" svg:font-family="'Liberation Mono', 'Courier New'" style:font-family-generic="modern"/>
    <style:font-face style:name="Times New Roman1"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style:font-size-asian="12pt" style:font-weight-asian="bold" style:font-name-complex="Times New Roman1" style:font-size-complex="12pt" style:font-weight-complex="bold"/>
    </style:style>
    <style:style style:name="P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015af12" officeooo:paragraph-rsid="0015af12" style:font-size-asian="12pt" style:font-weight-asian="bold" style:font-name-complex="Times New Roman1" style:font-size-complex="12pt" style:font-weight-complex="bold"/>
    </style:style>
    <style:style style:name="P3"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bold" officeooo:rsid="01003434" officeooo:paragraph-rsid="02031cd0" style:font-size-asian="12pt" style:font-weight-asian="bold" style:font-name-complex="Times New Roman1" style:font-size-complex="12pt" style:font-weight-complex="bold"/>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1ff727b" officeooo:paragraph-rsid="01ff727b" fo:background-color="transparent" style:font-size-asian="12pt" style:font-weight-asian="bold" style:font-name-complex="Times New Roman1" style:font-size-complex="12pt" style:font-weight-complex="bold"/>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bold" officeooo:rsid="01e552ea" officeooo:paragraph-rsid="020de90d" fo:background-color="transparent" style:font-size-asian="12pt" style:font-weight-asian="bold" style:font-name-complex="Times New Roman1" style:font-size-complex="12pt" style:font-weight-complex="bold"/>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style:font-size-asian="12pt" style:font-weight-asian="normal" style:font-name-complex="Times New Roman1" style:font-size-complex="12pt" style:font-weight-complex="normal"/>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paragraph-rsid="00e2ffb7" style:font-size-asian="12pt" style:font-weight-asian="normal" style:font-name-complex="Times New Roman1" style:font-size-complex="12pt" style:font-weight-complex="normal"/>
    </style:style>
    <style:style style:name="P8"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0b65f0b" officeooo:paragraph-rsid="00dd3bbc" style:font-size-asian="12pt" style:font-weight-asian="normal" style:font-name-complex="Times New Roman1" style:font-size-complex="12pt" style:font-weight-complex="normal"/>
    </style:style>
    <style:style style:name="P9"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003434" style:font-size-asian="12pt" style:font-weight-asian="normal" style:font-name-complex="Times New Roman1"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ab-stops>
          <style:tab-stop style:position="10.2181in"/>
        </style:tab-stops>
      </style:paragraph-properties>
      <style:text-properties style:font-name="Times New Roman1" fo:font-size="12pt" fo:font-weight="normal" officeooo:rsid="01003434" officeooo:paragraph-rsid="01003434" style:font-size-asian="12pt" style:font-weight-asian="normal" style:font-name-complex="Times New Roman1"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f71b62" style:font-size-asian="12pt" style:font-weight-asian="normal" style:font-name-complex="Times New Roman1" style:font-size-complex="12pt" style:font-weight-complex="normal"/>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65cb13" officeooo:paragraph-rsid="0165cb13" style:font-size-asian="12pt" style:font-weight-asian="normal" style:font-name-complex="Times New Roman1" style:font-size-complex="12pt" style:font-weight-complex="normal"/>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038f15" officeooo:paragraph-rsid="01579361" fo:background-color="transparent" style:font-size-asian="12pt" style:font-weight-asian="normal" style:font-name-complex="Times New Roman1" style:font-size-complex="12pt" style:font-weight-complex="normal"/>
    </style:style>
    <style:style style:name="P1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1ff727b" fo:background-color="transparent" style:font-size-asian="12pt" style:font-weight-asian="normal" style:font-name-complex="Times New Roman1" style:font-size-complex="12pt" style:font-weight-complex="normal"/>
    </style:style>
    <style:style style:name="P1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1" fo:font-size="12pt" fo:font-weight="normal" officeooo:rsid="01003434" officeooo:paragraph-rsid="02031cd0" fo:background-color="transparent" style:font-size-asian="12pt" style:font-weight-asian="normal" style:font-name-complex="Times New Roman1" style:font-size-complex="12pt" style:font-weight-complex="normal"/>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font-size-asian="12pt" style:font-name-complex="Times New Roman1" style:font-size-complex="12pt"/>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paragraph-rsid="011be4a9" style:font-size-asian="12pt" style:font-name-complex="Times New Roman1" style:font-size-complex="12pt"/>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038f15" officeooo:paragraph-rsid="011be4a9" fo:background-color="transparent" style:font-size-asian="12pt" style:font-name-complex="Times New Roman1" style:font-size-complex="12pt"/>
    </style:style>
    <style:style style:name="P1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32950" officeooo:paragraph-rsid="011be4a9" fo:background-color="transparent" style:font-size-asian="12pt" style:font-name-complex="Times New Roman1" style:font-size-complex="12pt"/>
    </style:style>
    <style:style style:name="P2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16e325" officeooo:paragraph-rsid="011be4a9" fo:background-color="transparent" style:font-size-asian="12pt" style:font-name-complex="Times New Roman1" style:font-size-complex="12pt"/>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1c2d006" fo:background-color="transparent" style:font-size-asian="12pt" style:font-name-complex="Times New Roman1" style:font-size-complex="12pt"/>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c2d006" officeooo:paragraph-rsid="020de90d" fo:background-color="transparent" style:font-size-asian="12pt" style:font-name-complex="Times New Roman1" style:font-size-complex="12pt"/>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e552ea" officeooo:paragraph-rsid="02014dab" fo:background-color="transparent" style:font-size-asian="12pt" style:font-name-complex="Times New Roman1" style:font-size-complex="12pt"/>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e552ea" officeooo:paragraph-rsid="020de90d" fo:background-color="transparent" style:font-size-asian="12pt" style:font-name-complex="Times New Roman1" style:font-size-complex="12pt"/>
    </style:style>
    <style:style style:name="P2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1f1f7b2" fo:background-color="transparent" style:font-size-asian="12pt" style:font-name-complex="Times New Roman1" style:font-size-complex="12pt"/>
    </style:style>
    <style:style style:name="P2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officeooo:rsid="01ff727b" officeooo:paragraph-rsid="02050ce8" fo:background-color="transparent" style:font-size-asian="12pt" style:font-name-complex="Times New Roman1" style:font-size-complex="12pt"/>
    </style:style>
    <style:style style:name="P2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style:text-underline-style="solid" style:text-underline-width="auto" style:text-underline-color="font-color" fo:font-weight="normal" officeooo:rsid="018fb930" officeooo:paragraph-rsid="01ef32a7" fo:background-color="#ffff00" style:font-size-asian="12pt" style:font-weight-asian="normal" style:font-name-complex="Times New Roman1" style:font-size-complex="12pt" style:font-weight-complex="normal"/>
    </style:style>
    <style:style style:name="P2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4pt" fo:font-weight="normal" officeooo:rsid="00f250db" officeooo:paragraph-rsid="00f3d398"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0201in" loext:contextual-spacing="false" fo:line-height="100%" fo:text-indent="0in" style:auto-text-indent="false">
        <style:tab-stops>
          <style:tab-stop style:position="9.0244in"/>
        </style:tab-stops>
      </style:paragraph-properties>
    </style:style>
    <style:style style:name="P30" style:family="paragraph" style:parent-style-name="Standard">
      <style:paragraph-properties fo:margin-left="0in" fo:margin-right="0in" fo:margin-top="0in" fo:margin-bottom="0.0201in" loext:contextual-spacing="false" fo:line-height="100%" fo:text-indent="0in" style:auto-text-indent="false"/>
      <style:text-properties officeooo:paragraph-rsid="021284ef"/>
    </style:style>
    <style:style style:name="P31" style:family="paragraph" style:parent-style-name="Standard">
      <style:paragraph-properties fo:margin-left="0in" fo:margin-right="0in" fo:margin-top="0in" fo:margin-bottom="0.0201in" loext:contextual-spacing="false" fo:line-height="100%" fo:text-indent="0in" style:auto-text-indent="false"/>
      <style:text-properties officeooo:rsid="01038f15" officeooo:paragraph-rsid="01dd75ec"/>
    </style:style>
    <style:style style:name="P32"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e28427" officeooo:paragraph-rsid="01e28b1f" style:font-weight-asian="bold" style:font-weight-complex="bold"/>
    </style:style>
    <style:style style:name="P33"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1ef32a7" style:font-weight-asian="bold" style:font-weight-complex="bold"/>
    </style:style>
    <style:style style:name="P34" style:family="paragraph" style:parent-style-name="Standard">
      <style:paragraph-properties fo:margin-left="0in" fo:margin-right="0in" fo:margin-top="0in" fo:margin-bottom="0.0201in" loext:contextual-spacing="false" fo:line-height="100%" fo:text-indent="0in" style:auto-text-indent="false"/>
      <style:text-properties officeooo:rsid="01e6ec8e" officeooo:paragraph-rsid="01e6ec8e"/>
    </style:style>
    <style:style style:name="P3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fo:color="#ffffff" style:font-name="Times New Roman1" fo:font-size="12pt" fo:font-style="normal" fo:font-weight="bold" officeooo:rsid="01e28427" officeooo:paragraph-rsid="02031cd0" fo:background-color="#00a933" style:font-size-asian="12pt" style:font-style-asian="normal" style:font-weight-asian="bold" style:font-name-complex="Times New Roman1" style:font-size-complex="12pt" style:font-style-complex="normal" style:font-weight-complex="bold"/>
    </style:style>
    <style:style style:name="P36"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1" fo:font-size="12pt" fo:font-style="normal" style:text-underline-style="solid" style:text-underline-width="auto" style:text-underline-color="font-color" fo:font-weight="bold" officeooo:rsid="01e28427" officeooo:paragraph-rsid="01e28b1f" fo:background-color="#00a933" style:font-size-asian="12pt" style:font-style-asian="normal" style:font-weight-asian="bold" style:font-name-complex="Times New Roman1" style:font-size-complex="12pt" style:font-style-complex="normal" style:font-weight-complex="bold"/>
    </style:style>
    <style:style style:name="P3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rsid="0111dc15" officeooo:paragraph-rsid="023c5fd5" fo:background-color="transparent" style:font-size-asian="12pt" style:font-weight-asian="normal" style:font-name-complex="Times New Roman2" style:font-size-complex="12pt" style:font-weight-complex="normal"/>
    </style:style>
    <style:style style:name="P38" style:family="paragraph" style:parent-style-name="Standard">
      <style:paragraph-properties fo:margin-left="0in" fo:margin-right="0in" fo:margin-top="0in" fo:margin-bottom="0.0201in" loext:contextual-spacing="false" fo:line-height="100%" fo:text-indent="0in" style:auto-text-indent="false" fo:break-before="page"/>
      <style:text-properties officeooo:paragraph-rsid="014cc87e"/>
    </style:style>
    <style:style style:name="P39"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officeooo:paragraph-rsid="020c744e" style:font-size-asian="12pt" style:font-name-complex="Times New Roman1" style:font-size-complex="12pt"/>
    </style:style>
    <style:style style:name="P40"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e552ea" officeooo:paragraph-rsid="020de90d" fo:background-color="transparent" style:font-size-asian="12pt" style:font-weight-asian="normal" style:font-name-complex="Times New Roman1" style:font-size-complex="12pt" style:font-weight-complex="normal"/>
    </style:style>
    <style:style style:name="P41"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22033fb" fo:background-color="transparent" style:font-size-asian="12pt" style:font-name-complex="Times New Roman1" style:font-size-complex="12pt"/>
    </style:style>
    <style:style style:name="P42"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bold" officeooo:rsid="01e552ea" officeooo:paragraph-rsid="020de90d" fo:background-color="transparent" style:font-size-asian="12pt" style:font-weight-asian="bold" style:font-name-complex="Times New Roman2" style:font-size-complex="12pt" style:font-weight-complex="bold"/>
    </style:style>
    <style:style style:name="P43"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bold" officeooo:rsid="01e552ea" officeooo:paragraph-rsid="022033fb" fo:background-color="transparent" style:font-size-asian="12pt" style:font-weight-asian="bold" style:font-name-complex="Times New Roman2" style:font-size-complex="12pt" style:font-weight-complex="bold"/>
    </style:style>
    <style:style style:name="P44"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style:text-underline-style="solid" style:text-underline-width="auto" style:text-underline-color="font-color" fo:font-weight="normal" officeooo:rsid="018fb930" officeooo:paragraph-rsid="0221f9a6" fo:background-color="#ffff00" style:font-size-asian="12pt" style:font-weight-asian="normal" style:font-name-complex="Times New Roman2" style:font-size-complex="12pt" style:font-weight-complex="normal"/>
    </style:style>
    <style:style style:name="P45"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normal" officeooo:rsid="01e552ea" officeooo:paragraph-rsid="020de90d" fo:background-color="transparent" style:font-size-asian="12pt" style:font-weight-asian="normal" style:font-name-complex="Times New Roman2" style:font-size-complex="12pt" style:font-weight-complex="normal"/>
    </style:style>
    <style:style style:name="P46" style:family="paragraph" style:parent-style-name="Standard_20__28_user_29_">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221f9a6" style:font-weight-asian="bold" style:font-weight-complex="bold"/>
    </style:style>
    <style:style style:name="P47" style:family="paragraph" style:parent-style-name="annotation_20_text">
      <style:paragraph-properties fo:margin-left="0in" fo:margin-right="0in" fo:margin-top="0in" fo:margin-bottom="0.0201in" loext:contextual-spacing="false" fo:line-height="100%" fo:text-indent="0in" style:auto-text-indent="false"/>
      <style:text-properties style:font-name="Times New Roman1" fo:font-size="12pt" officeooo:rsid="01f1d2b8" officeooo:paragraph-rsid="0221f9a6" fo:background-color="transparent" style:font-size-asian="12pt" style:font-name-complex="Times New Roman1" style:font-size-complex="12pt"/>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30b22" style:font-size-asian="12pt" style:font-name-complex="Times New Roman1" style:font-size-complex="12pt"/>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1579361" style:font-size-asian="12pt" style:font-name-complex="Times New Roman1" style:font-size-complex="12pt"/>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07bd1c8" fo:background-color="#fff200" style:font-size-asian="12pt" style:font-weight-asian="normal" style:font-name-complex="Times New Roman1" style:font-size-complex="12pt" style:font-weight-complex="normal"/>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7bd1c8" officeooo:paragraph-rsid="021747b2" fo:background-color="#fff200" style:font-size-asian="12pt" style:font-weight-asian="normal" style:font-name-complex="Times New Roman1" style:font-size-complex="12pt" style:font-weight-complex="normal"/>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f250db" officeooo:paragraph-rsid="021747b2" fo:background-color="#fff200" style:font-size-asian="12pt" style:font-weight-asian="normal" style:font-name-complex="Times New Roman1" style:font-size-complex="12pt" style:font-weight-complex="normal"/>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286f68" officeooo:paragraph-rsid="01734cba" style:font-size-asian="12pt" style:font-weight-asian="normal" style:font-name-complex="Times New Roman1" style:font-size-complex="12pt" style:font-weight-complex="normal"/>
    </style:style>
    <style:style style:name="P5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1a85698" officeooo:paragraph-rsid="01aad0a5" fo:background-color="transparent" style:font-size-asian="12pt" style:font-weight-asian="normal" style:font-name-complex="Times New Roman1" style:font-size-complex="12pt" style:font-weight-complex="normal"/>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1a85698" officeooo:paragraph-rsid="021747b2" fo:background-color="transparent" style:font-size-asian="12pt" style:font-style-asian="normal" style:font-weight-asian="normal" style:font-name-complex="Times New Roman1" style:font-size-complex="12pt" style:font-style-complex="normal" style:font-weight-complex="normal"/>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bold" officeooo:paragraph-rsid="01579361" style:font-size-asian="12pt" style:font-style-asian="italic" style:font-weight-asian="bold" style:font-name-complex="Times New Roman1" style:font-size-complex="12pt" style:font-style-complex="italic" style:font-weight-complex="bold"/>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officeooo:paragraph-rsid="01579361"/>
    </style:style>
    <style:style style:name="P60"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officeooo:paragraph-rsid="00e2ffb7" style:font-size-asian="12pt" style:font-name-complex="Times New Roman1" style:font-size-complex="12pt"/>
    </style:style>
    <style:style style:name="P61"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style="italic" officeooo:paragraph-rsid="00e2ffb7" fo:background-color="#ffff00" style:font-size-asian="12pt" style:font-style-asian="italic" style:font-name-complex="Times New Roman1" style:font-size-complex="12pt" style:font-style-complex="italic"/>
    </style:style>
    <style:style style:name="P62" style:family="paragraph" style:parent-style-name="Text_20_body">
      <style:paragraph-properties fo:margin-left="0in" fo:margin-right="0in" fo:margin-top="0in" fo:margin-bottom="0in" loext:contextual-spacing="false" fo:line-height="100%" fo:text-indent="0in" style:auto-text-indent="false"/>
      <style:text-properties style:font-name="Times New Roman1" fo:font-size="12pt" fo:font-weight="bold" fo:background-color="#fff200" style:font-size-asian="12pt" style:font-weight-asian="bold" style:font-name-complex="Times New Roman1" style:font-size-complex="12pt" style:font-weight-complex="bold"/>
    </style:style>
    <style:style style:name="P63"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fo:font-style="italic" officeooo:paragraph-rsid="01734cba" style:font-style-asian="italic" style:font-name-complex="Times New Roman1" style:font-style-complex="italic"/>
    </style:style>
    <style:style style:name="P64"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1" fo:language="en" fo:country="GB" officeooo:paragraph-rsid="01734cba" style:font-name-complex="Times New Roman1"/>
    </style:style>
    <style:style style:name="P65" style:family="paragraph" style:parent-style-name="Text_20_body">
      <style:paragraph-properties fo:margin-left="0in" fo:margin-right="0in" fo:margin-top="0in" fo:margin-bottom="0in" loext:contextual-spacing="false" fo:line-height="100%" fo:text-indent="0in" style:auto-text-indent="false"/>
      <style:text-properties officeooo:paragraph-rsid="01734cba"/>
    </style:style>
    <style:style style:name="P66" style:family="paragraph" style:parent-style-name="Standard">
      <style:paragraph-properties fo:line-height="100%"/>
      <style:text-properties style:font-name="Times New Roman1" fo:font-size="12pt" fo:font-weight="normal" officeooo:rsid="012442fe" officeooo:paragraph-rsid="00ca9191" fo:background-color="transparent" style:font-size-asian="12pt" style:font-weight-asian="normal" style:font-name-complex="Times New Roman1" style:font-size-complex="12pt" style:font-weight-complex="normal"/>
    </style:style>
    <style:style style:name="P67" style:family="paragraph" style:parent-style-name="Standard">
      <style:text-properties style:font-name="Times New Roman1" fo:font-size="12pt" fo:font-weight="normal" officeooo:rsid="0161161a" officeooo:paragraph-rsid="019e9582" fo:background-color="transparent" style:font-size-asian="12pt" style:font-weight-asian="normal" style:font-name-complex="Times New Roman1" style:font-size-complex="12pt" style:font-weight-complex="normal"/>
    </style:style>
    <style:style style:name="P68" style:family="paragraph" style:parent-style-name="Standard">
      <style:text-properties style:font-name="Times New Roman1" fo:font-size="12pt" fo:font-weight="normal" officeooo:rsid="0162944a" officeooo:paragraph-rsid="0227f4bc" fo:background-color="transparent" style:font-size-asian="12pt" style:font-weight-asian="normal" style:font-name-complex="Times New Roman1" style:font-size-complex="12pt" style:font-weight-complex="normal"/>
    </style:style>
    <style:style style:name="P69" style:family="paragraph" style:parent-style-name="Standard">
      <style:text-properties style:font-name="Times New Roman1" fo:font-size="12pt" fo:font-style="normal" officeooo:paragraph-rsid="01579361" fo:background-color="transparent" style:font-size-asian="12pt" style:font-style-asian="normal" style:font-name-complex="Times New Roman1" style:font-size-complex="12pt" style:font-style-complex="normal"/>
    </style:style>
    <style:style style:name="P70" style:family="paragraph" style:parent-style-name="Standard">
      <style:text-properties style:font-name="Times New Roman1" fo:font-size="12pt" fo:font-style="normal" fo:font-weight="normal" officeooo:rsid="0244449a" officeooo:paragraph-rsid="0246394d" fo:background-color="transparent" style:font-size-asian="12pt" style:font-style-asian="normal" style:font-weight-asian="normal" style:font-name-complex="Times New Roman1" style:font-size-complex="12pt" style:font-style-complex="normal" style:font-weight-complex="normal"/>
    </style:style>
    <style:style style:name="P71" style:family="paragraph" style:parent-style-name="Standard">
      <style:text-properties style:font-name="Times New Roman1" fo:font-size="12pt" officeooo:paragraph-rsid="01579361" style:font-size-asian="12pt" style:font-name-complex="Times New Roman1" style:font-size-complex="12pt"/>
    </style:style>
    <style:style style:name="P72" style:family="paragraph" style:parent-style-name="Standard">
      <style:text-properties officeooo:paragraph-rsid="01579361"/>
    </style:style>
    <style:style style:name="P73" style:family="paragraph" style:parent-style-name="Standard">
      <style:text-properties style:use-window-font-color="true" style:font-name="Times New Roman1" fo:language="en" fo:country="GB" fo:font-weight="bold" officeooo:paragraph-rsid="01734cba" style:font-weight-asian="bold" style:font-name-complex="Times New Roman1" style:font-weight-complex="bold"/>
    </style:style>
    <style:style style:name="P74" style:family="paragraph" style:parent-style-name="Standard">
      <style:text-properties officeooo:paragraph-rsid="01734cba"/>
    </style:style>
    <style:style style:name="P75" style:family="paragraph" style:parent-style-name="Standard">
      <style:text-properties officeooo:paragraph-rsid="0150f1ba"/>
    </style:style>
    <style:style style:name="P76" style:family="paragraph" style:parent-style-name="Standard">
      <style:text-properties officeooo:paragraph-rsid="01e28427"/>
    </style:style>
    <style:style style:name="P77" style:family="paragraph" style:parent-style-name="Standard">
      <style:text-properties officeooo:paragraph-rsid="01e43874"/>
    </style:style>
    <style:style style:name="P78" style:family="paragraph" style:parent-style-name="Standard">
      <style:text-properties officeooo:rsid="01f0d431" officeooo:paragraph-rsid="01f0d431"/>
    </style:style>
    <style:style style:name="P79" style:family="paragraph" style:parent-style-name="Standard">
      <style:text-properties officeooo:paragraph-rsid="0216a85a"/>
    </style:style>
    <style:style style:name="P80" style:family="paragraph" style:parent-style-name="Standard">
      <style:text-properties officeooo:paragraph-rsid="021747b2"/>
    </style:style>
    <style:style style:name="P81" style:family="paragraph" style:parent-style-name="Standard">
      <style:text-properties style:font-name="Times New Roman" fo:font-size="12pt" officeooo:rsid="0111dc15" officeooo:paragraph-rsid="0225ab22" fo:background-color="transparent" style:font-size-asian="12pt" style:font-name-complex="Times New Roman2" style:font-size-complex="12pt"/>
    </style:style>
    <style:style style:name="P82" style:family="paragraph" style:parent-style-name="Standard">
      <style:text-properties fo:color="#ffffff" style:font-name="Times New Roman1" fo:font-size="12pt" fo:font-style="normal" fo:font-weight="bold" officeooo:rsid="01e28427" officeooo:paragraph-rsid="01e28427" fo:background-color="#00a933" style:font-size-asian="12pt" style:font-style-asian="normal" style:font-weight-asian="bold" style:font-name-complex="Times New Roman1" style:font-size-complex="12pt" style:font-style-complex="normal" style:font-weight-complex="bold"/>
    </style:style>
    <style:style style:name="P83" style:family="paragraph" style:parent-style-name="Standard">
      <style:text-properties officeooo:paragraph-rsid="0243462b"/>
    </style:style>
    <style:style style:name="P84" style:family="paragraph" style:parent-style-name="Standard">
      <style:text-properties officeooo:paragraph-rsid="0248e475"/>
    </style:style>
    <style:style style:name="P85" style:family="paragraph" style:parent-style-name="Standard">
      <style:text-properties officeooo:paragraph-rsid="024cf4ff"/>
    </style:style>
    <style:style style:name="P86" style:family="paragraph" style:parent-style-name="Standard">
      <style:text-properties officeooo:paragraph-rsid="025295b8"/>
    </style:style>
    <style:style style:name="P87" style:family="paragraph" style:parent-style-name="Standard">
      <style:text-properties officeooo:paragraph-rsid="02531dee"/>
    </style:style>
    <style:style style:name="P88" style:family="paragraph" style:parent-style-name="Standard">
      <style:text-properties officeooo:paragraph-rsid="0253788f"/>
    </style:style>
    <style:style style:name="P89" style:family="paragraph" style:parent-style-name="Standard">
      <style:paragraph-properties fo:line-height="100%" fo:padding-left="0in" fo:padding-right="0in" fo:padding-top="0in" fo:padding-bottom="0.0291in" fo:border-left="none" fo:border-right="none" fo:border-top="none" fo:border-bottom="0.99pt solid #000000" style:join-border="false"/>
      <style:text-properties style:font-name="Times New Roman1" fo:font-size="12pt" fo:font-weight="normal" officeooo:rsid="012442fe" officeooo:paragraph-rsid="00ca9191" fo:background-color="transparent" style:font-size-asian="12pt" style:font-weight-asian="normal" style:font-name-complex="Times New Roman1" style:font-size-complex="12pt" style:font-weight-complex="normal"/>
    </style:style>
    <style:style style:name="P90" style:family="paragraph" style:parent-style-name="Standard_20__28_user_29_">
      <style:text-properties style:font-name="Times New Roman" officeooo:paragraph-rsid="022033fb" style:font-name-complex="Times New Roman2"/>
    </style:style>
    <style:style style:name="P91" style:family="paragraph" style:parent-style-name="Standard_20__28_user_29_">
      <style:text-properties officeooo:paragraph-rsid="022033fb"/>
    </style:style>
    <style:style style:name="P92" style:family="paragraph" style:parent-style-name="annotation_20_text">
      <style:text-properties fo:font-size="12pt" officeooo:paragraph-rsid="0221f9a6" style:font-size-asian="12pt" style:font-size-complex="11pt"/>
    </style:style>
    <style:style style:name="P93" style:family="paragraph" style:parent-style-name="annotation_20_text">
      <style:text-properties officeooo:paragraph-rsid="0221f9a6"/>
    </style:style>
    <style:style style:name="P94" style:family="paragraph" style:parent-style-name="annotation_20_text">
      <style:text-properties style:use-window-font-color="true" style:font-name="Times New Roman1" fo:language="en" fo:country="GB" fo:font-weight="normal" officeooo:rsid="013196c6" officeooo:paragraph-rsid="0221f9a6" style:font-weight-asian="normal" style:font-name-complex="Times New Roman1" style:font-weight-complex="normal"/>
    </style:style>
    <style:style style:name="P95"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1" fo:font-size="12pt" fo:font-weight="bold" style:font-size-asian="12pt" style:font-weight-asian="bold" style:font-name-complex="Times New Roman1" style:font-size-complex="12pt" style:font-weight-complex="bold"/>
    </style:style>
    <style:style style:name="P96" style:family="paragraph" style:parent-style-name="Standard">
      <style:text-properties officeooo:paragraph-rsid="025aa707"/>
    </style:style>
    <style:style style:name="P97"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style:font-name="Times New Roman1" fo:font-size="12pt" fo:font-weight="normal" style:font-size-asian="12pt" style:font-weight-asian="normal" style:font-name-complex="Times New Roman1" style:font-size-complex="12pt" style:font-weight-complex="normal"/>
    </style:style>
    <style:style style:name="T2" style:family="text">
      <style:text-properties style:font-name="Times New Roman1" fo:font-size="12pt" fo:font-weight="normal" officeooo:rsid="0026838e" style:font-size-asian="12pt" style:font-weight-asian="normal" style:font-name-complex="Times New Roman1" style:font-size-complex="12pt" style:font-weight-complex="normal"/>
    </style:style>
    <style:style style:name="T3" style:family="text">
      <style:text-properties style:font-name="Times New Roman1" fo:font-size="12pt" fo:font-weight="normal" officeooo:rsid="0026a466" style:font-size-asian="12pt" style:font-weight-asian="normal" style:font-name-complex="Times New Roman1" style:font-size-complex="12pt" style:font-weight-complex="normal"/>
    </style:style>
    <style:style style:name="T4" style:family="text">
      <style:text-properties style:font-name="Times New Roman1" fo:font-size="12pt" fo:font-weight="normal" fo:background-color="#fff200" loext:char-shading-value="0" style:font-size-asian="12pt" style:font-weight-asian="normal" style:font-name-complex="Times New Roman1" style:font-size-complex="12pt" style:font-weight-complex="normal"/>
    </style:style>
    <style:style style:name="T5" style:family="text">
      <style:text-properties style:font-name="Times New Roman1" fo:font-size="12pt" fo:font-weight="normal" officeooo:rsid="014fb730" fo:background-color="#fff200" loext:char-shading-value="0" style:font-size-asian="12pt" style:font-weight-asian="normal" style:font-name-complex="Times New Roman1" style:font-size-complex="12pt" style:font-weight-complex="normal"/>
    </style:style>
    <style:style style:name="T6" style:family="text">
      <style:text-properties style:font-name="Times New Roman1" fo:font-size="12pt" fo:font-weight="normal" officeooo:rsid="007bd1c8" fo:background-color="#fff200" loext:char-shading-value="0" style:font-size-asian="12pt" style:font-weight-asian="normal" style:font-name-complex="Times New Roman1" style:font-size-complex="12pt" style:font-weight-complex="normal"/>
    </style:style>
    <style:style style:name="T7" style:family="text">
      <style:text-properties style:font-name="Times New Roman1" fo:font-size="12pt" fo:font-weight="normal" officeooo:rsid="01571f5c" fo:background-color="#fff200" loext:char-shading-value="0" style:font-size-asian="12pt" style:font-weight-asian="normal" style:font-name-complex="Times New Roman1" style:font-size-complex="12pt" style:font-weight-complex="normal"/>
    </style:style>
    <style:style style:name="T8" style:family="text">
      <style:text-properties style:font-name="Times New Roman1" fo:font-size="12pt" fo:font-weight="normal" officeooo:rsid="018bc81c" fo:background-color="#fff200" loext:char-shading-value="0" style:font-size-asian="12pt" style:font-weight-asian="normal" style:font-name-complex="Times New Roman1" style:font-size-complex="12pt" style:font-weight-complex="normal"/>
    </style:style>
    <style:style style:name="T9" style:family="text">
      <style:text-properties style:font-name="Times New Roman1" fo:font-size="12pt" fo:font-weight="normal" officeooo:rsid="02360dd1" fo:background-color="#fff200" loext:char-shading-value="0" style:font-size-asian="12pt" style:font-weight-asian="normal" style:font-name-complex="Times New Roman1" style:font-size-complex="12pt" style:font-weight-complex="normal"/>
    </style:style>
    <style:style style:name="T10" style:family="text">
      <style:text-properties style:font-name="Times New Roman1" fo:font-size="12pt" fo:font-weight="normal" officeooo:rsid="02144568" fo:background-color="#fff200" loext:char-shading-value="0" style:font-size-asian="12pt" style:font-weight-asian="normal" style:font-name-complex="Times New Roman1" style:font-size-complex="12pt" style:font-weight-complex="normal"/>
    </style:style>
    <style:style style:name="T11" style:family="text">
      <style:text-properties style:font-name="Times New Roman1" fo:font-size="12pt" fo:font-weight="normal" officeooo:rsid="01b389b3" fo:background-color="#fff200" loext:char-shading-value="0" style:font-size-asian="12pt" style:font-weight-asian="normal" style:font-name-complex="Times New Roman1" style:font-size-complex="12pt" style:font-weight-complex="normal"/>
    </style:style>
    <style:style style:name="T12" style:family="text">
      <style:text-properties style:font-name="Times New Roman1" fo:font-size="12pt" fo:font-weight="normal" officeooo:rsid="01b787a2" fo:background-color="#fff200" loext:char-shading-value="0" style:font-size-asian="12pt" style:font-weight-asian="normal" style:font-name-complex="Times New Roman1" style:font-size-complex="12pt" style:font-weight-complex="normal"/>
    </style:style>
    <style:style style:name="T13" style:family="text">
      <style:text-properties style:font-name="Times New Roman1" fo:font-size="12pt" fo:font-weight="normal" officeooo:rsid="01b3a953" fo:background-color="#fff200" loext:char-shading-value="0" style:font-size-asian="12pt" style:font-weight-asian="normal" style:font-name-complex="Times New Roman1" style:font-size-complex="12pt" style:font-weight-complex="normal"/>
    </style:style>
    <style:style style:name="T14" style:family="text">
      <style:text-properties style:font-name="Times New Roman1" fo:font-size="12pt" fo:font-weight="normal" officeooo:rsid="01ae9370" fo:background-color="#fff200" loext:char-shading-value="0" style:font-size-asian="12pt" style:font-weight-asian="normal" style:font-name-complex="Times New Roman1" style:font-size-complex="12pt" style:font-weight-complex="normal"/>
    </style:style>
    <style:style style:name="T15" style:family="text">
      <style:text-properties style:font-name="Times New Roman1" fo:font-size="12pt" fo:font-weight="normal" officeooo:rsid="023504ff" fo:background-color="#fff200" loext:char-shading-value="0" style:font-size-asian="12pt" style:font-weight-asian="normal" style:font-name-complex="Times New Roman1" style:font-size-complex="12pt" style:font-weight-complex="normal"/>
    </style:style>
    <style:style style:name="T16" style:family="text">
      <style:text-properties style:font-name="Times New Roman1" fo:font-size="12pt" fo:font-weight="normal" officeooo:rsid="02108192" fo:background-color="#fff200" loext:char-shading-value="0" style:font-size-asian="12pt" style:font-weight-asian="normal" style:font-name-complex="Times New Roman1" style:font-size-complex="12pt" style:font-weight-complex="normal"/>
    </style:style>
    <style:style style:name="T17" style:family="text">
      <style:text-properties style:font-name="Times New Roman1" fo:font-size="12pt" fo:font-weight="normal" officeooo:rsid="018a2bb1" fo:background-color="#fff200" loext:char-shading-value="0" style:font-size-asian="12pt" style:font-weight-asian="normal" style:font-name-complex="Times New Roman1" style:font-size-complex="12pt" style:font-weight-complex="normal"/>
    </style:style>
    <style:style style:name="T18" style:family="text">
      <style:text-properties style:font-name="Times New Roman1" fo:font-size="12pt" fo:font-weight="normal" officeooo:rsid="019dba9d" fo:background-color="#fff200" loext:char-shading-value="0" style:font-size-asian="12pt" style:font-weight-asian="normal" style:font-name-complex="Times New Roman1" style:font-size-complex="12pt" style:font-weight-complex="normal"/>
    </style:style>
    <style:style style:name="T19" style:family="text">
      <style:text-properties style:font-name="Times New Roman1" fo:font-size="12pt" fo:font-weight="normal" officeooo:rsid="0161161a" fo:background-color="#fff200" loext:char-shading-value="0" style:font-size-asian="12pt" style:font-weight-asian="normal" style:font-name-complex="Times New Roman1" style:font-size-complex="12pt" style:font-weight-complex="normal"/>
    </style:style>
    <style:style style:name="T20" style:family="text">
      <style:text-properties style:font-name="Times New Roman1" fo:font-size="12pt" fo:font-weight="normal" officeooo:rsid="01f5e390" fo:background-color="#fff200" loext:char-shading-value="0" style:font-size-asian="12pt" style:font-weight-asian="normal" style:font-name-complex="Times New Roman1" style:font-size-complex="12pt" style:font-weight-complex="normal"/>
    </style:style>
    <style:style style:name="T21" style:family="text">
      <style:text-properties style:font-name="Times New Roman1" fo:font-size="12pt" fo:font-weight="normal" officeooo:rsid="01f759d1" fo:background-color="#fff200" loext:char-shading-value="0" style:font-size-asian="12pt" style:font-weight-asian="normal" style:font-name-complex="Times New Roman1" style:font-size-complex="12pt" style:font-weight-complex="normal"/>
    </style:style>
    <style:style style:name="T22" style:family="text">
      <style:text-properties style:font-name="Times New Roman1" fo:font-size="12pt" fo:font-weight="normal" officeooo:rsid="0185a52d" fo:background-color="#fff200" loext:char-shading-value="0" style:font-size-asian="12pt" style:font-weight-asian="normal" style:font-name-complex="Times New Roman1" style:font-size-complex="12pt" style:font-weight-complex="normal"/>
    </style:style>
    <style:style style:name="T23" style:family="text">
      <style:text-properties style:font-name="Times New Roman1" fo:font-size="12pt" fo:font-weight="normal" officeooo:rsid="01db52c0" fo:background-color="#fff200" loext:char-shading-value="0" style:font-size-asian="12pt" style:font-weight-asian="normal" style:font-name-complex="Times New Roman1" style:font-size-complex="12pt" style:font-weight-complex="normal"/>
    </style:style>
    <style:style style:name="T24" style:family="text">
      <style:text-properties style:font-name="Times New Roman1" fo:font-size="12pt" fo:font-weight="normal" officeooo:rsid="02298fe3" fo:background-color="#fff200" loext:char-shading-value="0" style:font-size-asian="12pt" style:font-weight-asian="normal" style:font-name-complex="Times New Roman1" style:font-size-complex="12pt" style:font-weight-complex="normal"/>
    </style:style>
    <style:style style:name="T25" style:family="text">
      <style:text-properties style:font-name="Times New Roman1" fo:font-size="12pt" fo:font-weight="normal" officeooo:rsid="0229e977" fo:background-color="#fff200" loext:char-shading-value="0" style:font-size-asian="12pt" style:font-weight-asian="normal" style:font-name-complex="Times New Roman1" style:font-size-complex="12pt" style:font-weight-complex="normal"/>
    </style:style>
    <style:style style:name="T26" style:family="text">
      <style:text-properties style:font-name="Times New Roman1" fo:font-size="12pt" fo:font-weight="normal" officeooo:rsid="02414269" fo:background-color="#fff200" loext:char-shading-value="0" style:font-size-asian="12pt" style:font-weight-asian="normal" style:font-name-complex="Times New Roman1" style:font-size-complex="12pt" style:font-weight-complex="normal"/>
    </style:style>
    <style:style style:name="T27" style:family="text">
      <style:text-properties style:font-name="Times New Roman1" fo:font-size="12pt" fo:font-weight="normal" officeooo:rsid="0248e475" fo:background-color="#fff200" loext:char-shading-value="0" style:font-size-asian="12pt" style:font-weight-asian="normal" style:font-name-complex="Times New Roman1" style:font-size-complex="12pt" style:font-weight-complex="normal"/>
    </style:style>
    <style:style style:name="T28" style:family="text">
      <style:text-properties style:font-name="Times New Roman1" fo:font-size="12pt" fo:font-weight="normal" fo:background-color="transparent" loext:char-shading-value="0" style:font-size-asian="12pt" style:font-weight-asian="normal" style:font-name-complex="Times New Roman1" style:font-size-complex="12pt" style:font-weight-complex="normal"/>
    </style:style>
    <style:style style:name="T29" style:family="text">
      <style:text-properties style:font-name="Times New Roman1" fo:font-size="12pt" fo:font-weight="normal" officeooo:rsid="018bc81c" fo:background-color="transparent" loext:char-shading-value="0" style:font-size-asian="12pt" style:font-weight-asian="normal" style:font-name-complex="Times New Roman1" style:font-size-complex="12pt" style:font-weight-complex="normal"/>
    </style:style>
    <style:style style:name="T30" style:family="text">
      <style:text-properties style:font-name="Times New Roman1" fo:font-size="12pt" fo:font-weight="normal" officeooo:rsid="015981ed" fo:background-color="transparent" loext:char-shading-value="0" style:font-size-asian="12pt" style:font-weight-asian="normal" style:font-name-complex="Times New Roman1" style:font-size-complex="12pt" style:font-weight-complex="normal"/>
    </style:style>
    <style:style style:name="T31" style:family="text">
      <style:text-properties style:font-name="Times New Roman1" fo:font-size="12pt" fo:font-weight="normal" officeooo:rsid="01a85698" fo:background-color="transparent" loext:char-shading-value="0" style:font-size-asian="12pt" style:font-weight-asian="normal" style:font-name-complex="Times New Roman1" style:font-size-complex="12pt" style:font-weight-complex="normal"/>
    </style:style>
    <style:style style:name="T32" style:family="text">
      <style:text-properties style:font-name="Times New Roman1" fo:font-size="12pt" fo:font-weight="normal" officeooo:rsid="01db52c0" fo:background-color="transparent" loext:char-shading-value="0" style:font-size-asian="12pt" style:font-weight-asian="normal" style:font-name-complex="Times New Roman1" style:font-size-complex="12pt" style:font-weight-complex="normal"/>
    </style:style>
    <style:style style:name="T33" style:family="text">
      <style:text-properties style:font-name="Times New Roman1" fo:font-size="12pt" fo:font-weight="normal" officeooo:rsid="01dbb314" fo:background-color="transparent" loext:char-shading-value="0" style:font-size-asian="12pt" style:font-weight-asian="normal" style:font-name-complex="Times New Roman1" style:font-size-complex="12pt" style:font-weight-complex="normal"/>
    </style:style>
    <style:style style:name="T34" style:family="text">
      <style:text-properties style:font-name="Times New Roman1" fo:font-size="12pt" fo:font-weight="normal" officeooo:rsid="01d49281" fo:background-color="transparent" loext:char-shading-value="0" style:font-size-asian="12pt" style:font-weight-asian="normal" style:font-name-complex="Times New Roman1" style:font-size-complex="12pt" style:font-weight-complex="normal"/>
    </style:style>
    <style:style style:name="T35" style:family="text">
      <style:text-properties style:font-name="Times New Roman1" fo:font-size="12pt" fo:font-weight="normal" officeooo:rsid="01d4a95c" fo:background-color="transparent" loext:char-shading-value="0" style:font-size-asian="12pt" style:font-weight-asian="normal" style:font-name-complex="Times New Roman1" style:font-size-complex="12pt" style:font-weight-complex="normal"/>
    </style:style>
    <style:style style:name="T36" style:family="text">
      <style:text-properties style:font-name="Times New Roman1" fo:font-size="12pt" fo:font-weight="normal" officeooo:rsid="0115987d" fo:background-color="transparent" loext:char-shading-value="0" style:font-size-asian="12pt" style:font-weight-asian="normal" style:font-name-complex="Times New Roman1" style:font-size-complex="12pt" style:font-weight-complex="normal"/>
    </style:style>
    <style:style style:name="T37" style:family="text">
      <style:text-properties style:font-name="Times New Roman1" fo:font-size="12pt" fo:font-weight="normal" officeooo:rsid="01f1a830" fo:background-color="transparent" loext:char-shading-value="0" style:font-size-asian="12pt" style:font-weight-asian="normal" style:font-name-complex="Times New Roman1" style:font-size-complex="12pt" style:font-weight-complex="normal"/>
    </style:style>
    <style:style style:name="T38" style:family="text">
      <style:text-properties style:font-name="Times New Roman1" fo:font-size="12pt" fo:font-weight="normal" officeooo:rsid="0161161a" fo:background-color="transparent" loext:char-shading-value="0" style:font-size-asian="12pt" style:font-weight-asian="normal" style:font-name-complex="Times New Roman1" style:font-size-complex="12pt" style:font-weight-complex="normal"/>
    </style:style>
    <style:style style:name="T39" style:family="text">
      <style:text-properties style:font-name="Times New Roman1" fo:font-size="12pt" fo:font-weight="normal" officeooo:rsid="019dba9d" fo:background-color="transparent" loext:char-shading-value="0" style:font-size-asian="12pt" style:font-weight-asian="normal" style:font-name-complex="Times New Roman1" style:font-size-complex="12pt" style:font-weight-complex="normal"/>
    </style:style>
    <style:style style:name="T40" style:family="text">
      <style:text-properties style:font-name="Times New Roman1" fo:font-size="12pt" fo:font-weight="normal" officeooo:rsid="017b7cb5" fo:background-color="transparent" loext:char-shading-value="0" style:font-size-asian="12pt" style:font-weight-asian="normal" style:font-name-complex="Times New Roman1" style:font-size-complex="12pt" style:font-weight-complex="normal"/>
    </style:style>
    <style:style style:name="T41" style:family="text">
      <style:text-properties style:font-name="Times New Roman1" fo:font-size="12pt" fo:font-weight="normal" officeooo:rsid="01830d2c" fo:background-color="transparent" loext:char-shading-value="0" style:font-size-asian="12pt" style:font-weight-asian="normal" style:font-name-complex="Times New Roman1" style:font-size-complex="12pt" style:font-weight-complex="normal"/>
    </style:style>
    <style:style style:name="T42" style:family="text">
      <style:text-properties style:font-name="Times New Roman1" fo:font-size="12pt" fo:font-weight="normal" officeooo:rsid="021124a0" fo:background-color="transparent" loext:char-shading-value="0" style:font-size-asian="12pt" style:font-weight-asian="normal" style:font-name-complex="Times New Roman1" style:font-size-complex="12pt" style:font-weight-complex="normal"/>
    </style:style>
    <style:style style:name="T43" style:family="text">
      <style:text-properties style:font-name="Times New Roman1" fo:font-size="12pt" fo:font-weight="normal" officeooo:rsid="017f75ff" fo:background-color="transparent" loext:char-shading-value="0" style:font-size-asian="12pt" style:font-weight-asian="normal" style:font-name-complex="Times New Roman1" style:font-size-complex="12pt" style:font-weight-complex="normal"/>
    </style:style>
    <style:style style:name="T44" style:family="text">
      <style:text-properties style:font-name="Times New Roman1" fo:font-size="12pt" fo:font-weight="normal" officeooo:rsid="0224132f" fo:background-color="transparent" loext:char-shading-value="0" style:font-size-asian="12pt" style:font-weight-asian="normal" style:font-name-complex="Times New Roman1" style:font-size-complex="12pt" style:font-weight-complex="normal"/>
    </style:style>
    <style:style style:name="T45" style:family="text">
      <style:text-properties style:font-name="Times New Roman1" fo:font-size="12pt" fo:font-weight="normal" officeooo:rsid="0225dc21" fo:background-color="transparent" loext:char-shading-value="0" style:font-size-asian="12pt" style:font-weight-asian="normal" style:font-name-complex="Times New Roman1" style:font-size-complex="12pt" style:font-weight-complex="normal"/>
    </style:style>
    <style:style style:name="T46" style:family="text">
      <style:text-properties style:font-name="Times New Roman1" fo:font-size="12pt" fo:font-weight="normal" officeooo:rsid="0162944a" fo:background-color="transparent" loext:char-shading-value="0" style:font-size-asian="12pt" style:font-weight-asian="normal" style:font-name-complex="Times New Roman1" style:font-size-complex="12pt" style:font-weight-complex="normal"/>
    </style:style>
    <style:style style:name="T47" style:family="text">
      <style:text-properties style:font-name="Times New Roman1" fo:font-size="12pt" fo:font-weight="normal" officeooo:rsid="01742677" fo:background-color="transparent" loext:char-shading-value="0" style:font-size-asian="12pt" style:font-weight-asian="normal" style:font-name-complex="Times New Roman1" style:font-size-complex="12pt" style:font-weight-complex="normal"/>
    </style:style>
    <style:style style:name="T48" style:family="text">
      <style:text-properties style:font-name="Times New Roman1" fo:font-size="12pt" fo:font-weight="normal" officeooo:rsid="016487db" fo:background-color="transparent" loext:char-shading-value="0" style:font-size-asian="12pt" style:font-weight-asian="normal" style:font-name-complex="Times New Roman1" style:font-size-complex="12pt" style:font-weight-complex="normal"/>
    </style:style>
    <style:style style:name="T49" style:family="text">
      <style:text-properties style:font-name="Times New Roman1" fo:font-size="12pt" fo:font-weight="normal" officeooo:rsid="023f3fe0" fo:background-color="transparent" loext:char-shading-value="0" style:font-size-asian="12pt" style:font-weight-asian="normal" style:font-name-complex="Times New Roman1" style:font-size-complex="12pt" style:font-weight-complex="normal"/>
    </style:style>
    <style:style style:name="T50" style:family="text">
      <style:text-properties style:font-name="Times New Roman1" fo:font-size="12pt" fo:font-weight="normal" officeooo:rsid="023fd1d9" fo:background-color="transparent" loext:char-shading-value="0" style:font-size-asian="12pt" style:font-weight-asian="normal" style:font-name-complex="Times New Roman1" style:font-size-complex="12pt" style:font-weight-complex="normal"/>
    </style:style>
    <style:style style:name="T51" style:family="text">
      <style:text-properties style:font-name="Times New Roman1" fo:font-size="12pt" fo:font-weight="normal" officeooo:rsid="01f759d1" fo:background-color="transparent" loext:char-shading-value="0" style:font-size-asian="12pt" style:font-weight-asian="normal" style:font-name-complex="Times New Roman1" style:font-size-complex="12pt" style:font-weight-complex="normal"/>
    </style:style>
    <style:style style:name="T52" style:family="text">
      <style:text-properties style:font-name="Times New Roman1" fo:font-size="12pt" fo:font-weight="normal" officeooo:rsid="0248e475" fo:background-color="transparent" loext:char-shading-value="0" style:font-size-asian="12pt" style:font-weight-asian="normal" style:font-name-complex="Times New Roman1" style:font-size-complex="12pt" style:font-weight-complex="normal"/>
    </style:style>
    <style:style style:name="T53" style:family="text">
      <style:text-properties style:font-name="Times New Roman1" fo:font-size="12pt" fo:font-weight="normal" officeooo:rsid="020c4d9f" fo:background-color="transparent" loext:char-shading-value="0" style:font-size-asian="12pt" style:font-weight-asian="normal" style:font-name-complex="Times New Roman1" style:font-size-complex="12pt" style:font-weight-complex="normal"/>
    </style:style>
    <style:style style:name="T54" style:family="text">
      <style:text-properties style:font-name="Times New Roman1" fo:font-size="12pt" fo:font-weight="normal" officeooo:rsid="024cf4ff" fo:background-color="transparent" loext:char-shading-value="0" style:font-size-asian="12pt" style:font-weight-asian="normal" style:font-name-complex="Times New Roman1" style:font-size-complex="12pt" style:font-weight-complex="normal"/>
    </style:style>
    <style:style style:name="T55" style:family="text">
      <style:text-properties style:font-name="Times New Roman1" fo:font-size="12pt" fo:font-weight="normal" fo:background-color="#ffff00" loext:char-shading-value="0" style:font-size-asian="12pt" style:font-weight-asian="normal" style:font-name-complex="Times New Roman1" style:font-size-complex="12pt" style:font-weight-complex="normal"/>
    </style:style>
    <style:style style:name="T56" style:family="text">
      <style:text-properties style:font-name="Times New Roman1" fo:font-size="12pt" fo:font-weight="normal" officeooo:rsid="018fb930" fo:background-color="#ffff00" loext:char-shading-value="0" style:font-size-asian="12pt" style:font-weight-asian="normal" style:font-name-complex="Times New Roman1" style:font-size-complex="12pt" style:font-weight-complex="normal"/>
    </style:style>
    <style:style style:name="T57" style:family="text">
      <style:text-properties style:font-name="Times New Roman1" fo:font-size="12pt" fo:font-weight="normal" officeooo:rsid="014bd2b9" fo:background-color="#ffff00" loext:char-shading-value="0" style:font-size-asian="12pt" style:font-weight-asian="normal" style:font-name-complex="Times New Roman1" style:font-size-complex="12pt" style:font-weight-complex="normal"/>
    </style:style>
    <style:style style:name="T58" style:family="text">
      <style:text-properties style:font-name="Times New Roman1" fo:font-size="12pt" fo:font-weight="normal" officeooo:rsid="015981ed" fo:background-color="#ffff00" loext:char-shading-value="0" style:font-size-asian="12pt" style:font-weight-asian="normal" style:font-name-complex="Times New Roman1" style:font-size-complex="12pt" style:font-weight-complex="normal"/>
    </style:style>
    <style:style style:name="T59" style:family="text">
      <style:text-properties style:font-name="Times New Roman1" fo:font-size="12pt" fo:font-weight="normal" officeooo:rsid="01c5db56" fo:background-color="#ffff00" loext:char-shading-value="0" style:font-size-asian="12pt" style:font-weight-asian="normal" style:font-name-complex="Times New Roman1" style:font-size-complex="12pt" style:font-weight-complex="normal"/>
    </style:style>
    <style:style style:name="T60" style:family="text">
      <style:text-properties style:font-name="Times New Roman1" fo:font-size="12pt" fo:font-weight="normal" officeooo:rsid="01c84cef" fo:background-color="#ffff00" loext:char-shading-value="0" style:font-size-asian="12pt" style:font-weight-asian="normal" style:font-name-complex="Times New Roman1" style:font-size-complex="12pt" style:font-weight-complex="normal"/>
    </style:style>
    <style:style style:name="T61" style:family="text">
      <style:text-properties style:font-name="Times New Roman1" fo:font-size="12pt" fo:font-weight="normal" officeooo:rsid="01c97b87" fo:background-color="#ffff00" loext:char-shading-value="0" style:font-size-asian="12pt" style:font-weight-asian="normal" style:font-name-complex="Times New Roman1" style:font-size-complex="12pt" style:font-weight-complex="normal"/>
    </style:style>
    <style:style style:name="T62" style:family="text">
      <style:text-properties style:font-name="Times New Roman1" fo:font-size="12pt" fo:font-weight="bold" style:font-size-asian="12pt" style:font-weight-asian="bold" style:font-name-complex="Times New Roman1" style:font-size-complex="12pt" style:font-weight-complex="bold"/>
    </style:style>
    <style:style style:name="T63" style:family="text">
      <style:text-properties style:font-name="Times New Roman1" fo:font-size="12pt" fo:font-weight="bold" fo:background-color="transparent" loext:char-shading-value="0" style:font-size-asian="12pt" style:font-weight-asian="bold" style:font-name-complex="Times New Roman1" style:font-size-complex="12pt" style:font-weight-complex="bold"/>
    </style:style>
    <style:style style:name="T64" style:family="text">
      <style:text-properties style:font-name="Times New Roman1" fo:font-size="12pt" fo:font-weight="bold" officeooo:rsid="00c3a637" fo:background-color="transparent" loext:char-shading-value="0" style:font-size-asian="12pt" style:font-weight-asian="bold" style:font-name-complex="Times New Roman1" style:font-size-complex="12pt" style:font-weight-complex="bold"/>
    </style:style>
    <style:style style:name="T65" style:family="text">
      <style:text-properties style:font-name="Times New Roman1" fo:font-size="12pt" fo:font-weight="bold" officeooo:rsid="0103a62b" fo:background-color="transparent" loext:char-shading-value="0" style:font-size-asian="12pt" style:font-weight-asian="bold" style:font-name-complex="Times New Roman1" style:font-size-complex="12pt" style:font-weight-complex="bold"/>
    </style:style>
    <style:style style:name="T66" style:family="text">
      <style:text-properties style:font-name="Times New Roman1" fo:font-size="12pt" fo:font-weight="bold" officeooo:rsid="015981ed" fo:background-color="transparent" loext:char-shading-value="0" style:font-size-asian="12pt" style:font-weight-asian="bold" style:font-name-complex="Times New Roman1" style:font-size-complex="12pt" style:font-weight-complex="bold"/>
    </style:style>
    <style:style style:name="T67" style:family="text">
      <style:text-properties style:font-name="Times New Roman1" fo:font-size="12pt" fo:font-weight="bold" officeooo:rsid="0196e4b8" fo:background-color="transparent" loext:char-shading-value="0" style:font-size-asian="12pt" style:font-weight-asian="bold" style:font-name-complex="Times New Roman1" style:font-size-complex="12pt" style:font-weight-complex="bold"/>
    </style:style>
    <style:style style:name="T68" style:family="text">
      <style:text-properties style:font-name="Times New Roman1" fo:font-size="12pt" fo:font-weight="bold" officeooo:rsid="01436afc" fo:background-color="transparent" loext:char-shading-value="0" style:font-size-asian="12pt" style:font-weight-asian="bold" style:font-name-complex="Times New Roman1" style:font-size-complex="12pt" style:font-weight-complex="bold"/>
    </style:style>
    <style:style style:name="T69" style:family="text">
      <style:text-properties style:font-name="Times New Roman1" fo:font-size="12pt" fo:font-weight="bold" officeooo:rsid="015b0de7" fo:background-color="transparent" loext:char-shading-value="0" style:font-size-asian="12pt" style:font-weight-asian="bold" style:font-name-complex="Times New Roman1" style:font-size-complex="12pt" style:font-weight-complex="bold"/>
    </style:style>
    <style:style style:name="T70" style:family="text">
      <style:text-properties style:font-name="Times New Roman1" fo:font-size="12pt" fo:font-weight="bold" officeooo:rsid="01c97b87" fo:background-color="transparent" loext:char-shading-value="0" style:font-size-asian="12pt" style:font-weight-asian="bold" style:font-name-complex="Times New Roman1" style:font-size-complex="12pt" style:font-weight-complex="bold"/>
    </style:style>
    <style:style style:name="T71" style:family="text">
      <style:text-properties style:font-name="Times New Roman1" fo:font-size="12pt" fo:font-weight="bold" officeooo:rsid="01db52c0" fo:background-color="transparent" loext:char-shading-value="0" style:font-size-asian="12pt" style:font-weight-asian="bold" style:font-name-complex="Times New Roman1" style:font-size-complex="12pt" style:font-weight-complex="bold"/>
    </style:style>
    <style:style style:name="T72" style:family="text">
      <style:text-properties style:font-name="Times New Roman1" fo:font-size="12pt" fo:font-weight="bold" officeooo:rsid="01e6ec8e" fo:background-color="transparent" loext:char-shading-value="0" style:font-size-asian="12pt" style:font-weight-asian="bold" style:font-name-complex="Times New Roman1" style:font-size-complex="12pt" style:font-weight-complex="bold"/>
    </style:style>
    <style:style style:name="T73" style:family="text">
      <style:text-properties style:font-name="Times New Roman1" fo:font-size="12pt" fo:font-weight="bold" officeooo:rsid="01eb5490" fo:background-color="transparent" loext:char-shading-value="0" style:font-size-asian="12pt" style:font-weight-asian="bold" style:font-name-complex="Times New Roman1" style:font-size-complex="12pt" style:font-weight-complex="bold"/>
    </style:style>
    <style:style style:name="T74" style:family="text">
      <style:text-properties style:font-name="Times New Roman1" fo:font-size="12pt" fo:font-weight="bold" officeooo:rsid="01d14f0f" fo:background-color="transparent" loext:char-shading-value="0" style:font-size-asian="12pt" style:font-weight-asian="bold" style:font-name-complex="Times New Roman1" style:font-size-complex="12pt" style:font-weight-complex="bold"/>
    </style:style>
    <style:style style:name="T75" style:family="text">
      <style:text-properties style:font-name="Times New Roman1" fo:font-size="12pt" fo:font-weight="bold" officeooo:rsid="0250f5b1" fo:background-color="transparent" loext:char-shading-value="0" style:font-size-asian="12pt" style:font-weight-asian="bold" style:font-name-complex="Times New Roman1" style:font-size-complex="12pt" style:font-weight-complex="bold"/>
    </style:style>
    <style:style style:name="T76" style:family="text">
      <style:text-properties style:font-name="Times New Roman1" fo:font-size="12pt" fo:font-weight="bold" officeooo:rsid="015b8280" fo:background-color="transparent" loext:char-shading-value="0" style:font-size-asian="12pt" style:font-weight-asian="bold" style:font-name-complex="Times New Roman1" style:font-size-complex="12pt" style:font-weight-complex="bold"/>
    </style:style>
    <style:style style:name="T77" style:family="text">
      <style:text-properties style:font-name="Times New Roman1" fo:font-size="12pt" fo:font-weight="bold" officeooo:rsid="01890611" fo:background-color="#fff200" loext:char-shading-value="0" style:font-size-asian="12pt" style:font-weight-asian="bold" style:font-name-complex="Times New Roman1" style:font-size-complex="12pt" style:font-weight-complex="bold"/>
    </style:style>
    <style:style style:name="T78" style:family="text">
      <style:text-properties style:font-name="Times New Roman1" fo:font-size="12pt" fo:font-weight="bold" officeooo:rsid="019c0c77" fo:background-color="#fff200" loext:char-shading-value="0" style:font-size-asian="12pt" style:font-weight-asian="bold" style:font-name-complex="Times New Roman1" style:font-size-complex="12pt" style:font-weight-complex="bold"/>
    </style:style>
    <style:style style:name="T79" style:family="text">
      <style:text-properties style:font-name="Times New Roman1" fo:font-size="12pt" fo:font-weight="bold" officeooo:rsid="01a0911a" fo:background-color="#fff200" loext:char-shading-value="0" style:font-size-asian="12pt" style:font-weight-asian="bold" style:font-name-complex="Times New Roman1" style:font-size-complex="12pt" style:font-weight-complex="bold"/>
    </style:style>
    <style:style style:name="T80" style:family="text">
      <style:text-properties style:font-name="Times New Roman1" fo:font-size="12pt" fo:font-weight="bold" officeooo:rsid="018a2bb1" fo:background-color="#ffff00" loext:char-shading-value="0" style:font-size-asian="12pt" style:font-weight-asian="bold" style:font-name-complex="Times New Roman1" style:font-size-complex="12pt" style:font-weight-complex="bold"/>
    </style:style>
    <style:style style:name="T81" style:family="text">
      <style:text-properties style:font-name="Times New Roman1" fo:font-size="12pt" fo:font-weight="bold" officeooo:rsid="017b7cb5" fo:background-color="#ffff00" loext:char-shading-value="0" style:font-size-asian="12pt" style:font-weight-asian="bold" style:font-name-complex="Times New Roman1" style:font-size-complex="12pt" style:font-weight-complex="bold"/>
    </style:style>
    <style:style style:name="T82" style:family="text">
      <style:text-properties style:font-name="Times New Roman1" fo:font-size="12pt" fo:font-weight="bold" officeooo:rsid="01890611" fo:background-color="#ffff00" loext:char-shading-value="0" style:font-size-asian="12pt" style:font-weight-asian="bold" style:font-name-complex="Times New Roman1" style:font-size-complex="12pt" style:font-weight-complex="bold"/>
    </style:style>
    <style:style style:name="T83" style:family="text">
      <style:text-properties style:font-name="Times New Roman1" fo:font-size="12pt" fo:font-style="normal" fo:font-weight="bold" fo:background-color="transparent" loext:char-shading-value="0" style:font-size-asian="12pt" style:font-style-asian="normal" style:font-weight-asian="bold" style:font-name-complex="Times New Roman1" style:font-size-complex="12pt" style:font-style-complex="normal" style:font-weight-complex="bold"/>
    </style:style>
    <style:style style:name="T84" style:family="text">
      <style:text-properties style:font-name="Times New Roman1" fo:font-size="12pt" fo:font-style="normal" fo:font-weight="bold" officeooo:rsid="010fe43d" fo:background-color="transparent" loext:char-shading-value="0" style:font-size-asian="12pt" style:font-style-asian="normal" style:font-weight-asian="bold" style:font-name-complex="Times New Roman1" style:font-size-complex="12pt" style:font-style-complex="normal" style:font-weight-complex="bold"/>
    </style:style>
    <style:style style:name="T85" style:family="text">
      <style:text-properties style:font-name="Times New Roman1" fo:font-size="12pt" fo:font-style="normal" fo:font-weight="bold" officeooo:rsid="01b25e8e" fo:background-color="transparent" loext:char-shading-value="0" style:font-size-asian="12pt" style:font-style-asian="normal" style:font-weight-asian="bold" style:font-name-complex="Times New Roman1" style:font-size-complex="12pt" style:font-style-complex="normal" style:font-weight-complex="bold"/>
    </style:style>
    <style:style style:name="T86" style:family="text">
      <style:text-properties style:font-name="Times New Roman1" fo:font-size="12pt" fo:font-style="normal" fo:font-weight="bold" officeooo:rsid="01b389b3" fo:background-color="transparent" loext:char-shading-value="0" style:font-size-asian="12pt" style:font-style-asian="normal" style:font-weight-asian="bold" style:font-name-complex="Times New Roman1" style:font-size-complex="12pt" style:font-style-complex="normal" style:font-weight-complex="bold"/>
    </style:style>
    <style:style style:name="T87" style:family="text">
      <style:text-properties style:font-name="Times New Roman1" fo:font-size="12pt" fo:font-style="normal" fo:font-weight="bold" officeooo:rsid="01a474f7" fo:background-color="transparent" loext:char-shading-value="0" style:font-size-asian="12pt" style:font-style-asian="normal" style:font-weight-asian="bold" style:font-name-complex="Times New Roman1" style:font-size-complex="12pt" style:font-style-complex="normal" style:font-weight-complex="bold"/>
    </style:style>
    <style:style style:name="T88" style:family="text">
      <style:text-properties style:font-name="Times New Roman1" fo:font-size="12pt" fo:font-style="normal" fo:font-weight="bold" officeooo:rsid="01a6685a" fo:background-color="transparent" loext:char-shading-value="0" style:font-size-asian="12pt" style:font-style-asian="normal" style:font-weight-asian="bold" style:font-name-complex="Times New Roman1" style:font-size-complex="12pt" style:font-style-complex="normal" style:font-weight-complex="bold"/>
    </style:style>
    <style:style style:name="T89" style:family="text">
      <style:text-properties style:font-name="Times New Roman1" fo:font-size="12pt" fo:font-style="normal" fo:font-weight="bold" officeooo:rsid="01b9d451" fo:background-color="transparent" loext:char-shading-value="0" style:font-size-asian="12pt" style:font-style-asian="normal" style:font-weight-asian="bold" style:font-name-complex="Times New Roman1" style:font-size-complex="12pt" style:font-style-complex="normal" style:font-weight-complex="bold"/>
    </style:style>
    <style:style style:name="T90" style:family="text">
      <style:text-properties style:font-name="Times New Roman1" fo:font-size="12pt" fo:font-style="normal" fo:font-weight="bold" officeooo:rsid="01d49281" fo:background-color="transparent" loext:char-shading-value="0" style:font-size-asian="12pt" style:font-style-asian="normal" style:font-weight-asian="bold" style:font-name-complex="Times New Roman1" style:font-size-complex="12pt" style:font-style-complex="normal" style:font-weight-complex="bold"/>
    </style:style>
    <style:style style:name="T91" style:family="text">
      <style:text-properties style:font-name="Times New Roman1" fo:font-size="12pt" fo:font-style="normal" fo:font-weight="bold" officeooo:rsid="01b04ab7" fo:background-color="transparent" loext:char-shading-value="0" style:font-size-asian="12pt" style:font-style-asian="normal" style:font-weight-asian="bold" style:font-name-complex="Times New Roman1" style:font-size-complex="12pt" style:font-style-complex="normal" style:font-weight-complex="bold"/>
    </style:style>
    <style:style style:name="T92" style:family="text">
      <style:text-properties style:font-name="Times New Roman1" fo:font-size="12pt" fo:font-style="normal" fo:font-weight="bold" officeooo:rsid="01038f15" fo:background-color="transparent" loext:char-shading-value="0" style:font-size-asian="12pt" style:font-style-asian="normal" style:font-weight-asian="bold" style:font-name-complex="Times New Roman1" style:font-size-complex="12pt" style:font-style-complex="normal" style:font-weight-complex="bold"/>
    </style:style>
    <style:style style:name="T93" style:family="text">
      <style:text-properties style:font-name="Times New Roman1" fo:font-size="12pt" fo:font-style="normal" fo:font-weight="bold" officeooo:rsid="0253788f" fo:background-color="transparent" loext:char-shading-value="0" style:font-size-asian="12pt" style:font-style-asian="normal" style:font-weight-asian="bold" style:font-name-complex="Times New Roman1" style:font-size-complex="12pt" style:font-style-complex="normal" style:font-weight-complex="bold"/>
    </style:style>
    <style:style style:name="T94" style:family="text">
      <style:text-properties style:font-name="Times New Roman1" fo:font-size="12pt" fo:font-style="normal" fo:font-weight="bold" officeooo:rsid="01f22480" fo:background-color="transparent" loext:char-shading-value="0" style:font-size-asian="12pt" style:font-style-asian="normal" style:font-weight-asian="bold" style:font-name-complex="Times New Roman1" style:font-size-complex="12pt" style:font-style-complex="normal" style:font-weight-complex="bold"/>
    </style:style>
    <style:style style:name="T95" style:family="text">
      <style:text-properties style:font-name="Times New Roman1" fo:font-size="12pt" fo:font-style="normal" fo:font-weight="bold" officeooo:rsid="01b9d451" fo:background-color="#ffff00" loext:char-shading-value="0" style:font-size-asian="12pt" style:font-style-asian="normal" style:font-weight-asian="bold" style:font-name-complex="Times New Roman1" style:font-size-complex="12pt" style:font-style-complex="normal" style:font-weight-complex="bold"/>
    </style:style>
    <style:style style:name="T96" style:family="text">
      <style:text-properties style:font-name="Times New Roman1" fo:font-size="12pt" fo:font-style="normal" fo:font-weight="bold" officeooo:rsid="01a85698" fo:background-color="#ffff00" loext:char-shading-value="0" style:font-size-asian="12pt" style:font-style-asian="normal" style:font-weight-asian="bold" style:font-name-complex="Times New Roman1" style:font-size-complex="12pt" style:font-style-complex="normal" style:font-weight-complex="bold"/>
    </style:style>
    <style:style style:name="T97" style:family="text">
      <style:text-properties style:font-name="Times New Roman1"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98"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99" style:family="text">
      <style:text-properties style:font-name="Times New Roman1" fo:font-size="12pt" fo:font-style="normal" fo:font-weight="normal" officeooo:rsid="0174267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0" style:family="text">
      <style:text-properties style:font-name="Times New Roman1" fo:font-size="12pt" fo:font-style="normal" fo:font-weight="normal" officeooo:rsid="013e7b6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1" style:family="text">
      <style:text-properties style:font-name="Times New Roman1" fo:font-size="12pt" fo:font-style="normal" fo:font-weight="normal" officeooo:rsid="01a8569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2" style:family="text">
      <style:text-properties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3" style:family="text">
      <style:text-properties style:font-name="Times New Roman1" fo:font-size="12pt" fo:font-style="normal" fo:font-weight="normal" officeooo:rsid="01b25e8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4" style:family="text">
      <style:text-properties style:font-name="Times New Roman1" fo:font-size="12pt" fo:font-style="normal" fo:font-weight="normal" officeooo:rsid="01b389b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5" style:family="text">
      <style:text-properties style:font-name="Times New Roman1" fo:font-size="12pt" fo:font-style="normal" fo:font-weight="normal" officeooo:rsid="010e9cd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6" style:family="text">
      <style:text-properties style:font-name="Times New Roman1" fo:font-size="12pt" fo:font-style="normal" fo:font-weight="normal" officeooo:rsid="017789e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7" style:family="text">
      <style:text-properties style:font-name="Times New Roman1" fo:font-size="12pt" fo:font-style="normal" fo:font-weight="normal" officeooo:rsid="01760fd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8" style:family="text">
      <style:text-properties style:font-name="Times New Roman1" fo:font-size="12pt" fo:font-style="normal" fo:font-weight="normal" officeooo:rsid="018ecfa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09" style:family="text">
      <style:text-properties style:font-name="Times New Roman1" fo:font-size="12pt" fo:font-style="normal" fo:font-weight="normal" officeooo:rsid="013dde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0" style:family="text">
      <style:text-properties style:font-name="Times New Roman1" fo:font-size="12pt" fo:font-style="normal" fo:font-weight="normal" officeooo:rsid="01b3de5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1" style:family="text">
      <style:text-properties style:font-name="Times New Roman1" fo:font-size="12pt" fo:font-style="normal" fo:font-weight="normal" officeooo:rsid="0184a96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2" style:family="text">
      <style:text-properties style:font-name="Times New Roman1" fo:font-size="12pt" fo:font-style="normal" fo:font-weight="normal" officeooo:rsid="01bcb7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3" style:family="text">
      <style:text-properties style:font-name="Times New Roman1" fo:font-size="12pt" fo:font-style="normal" fo:font-weight="normal" officeooo:rsid="01be45f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4" style:family="text">
      <style:text-properties style:font-name="Times New Roman1" fo:font-size="12pt" fo:font-style="normal"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text:display="true"/>
    </style:style>
    <style:style style:name="T115" style:family="text">
      <style:text-properties style:font-name="Times New Roman1" fo:font-size="12pt" fo:font-style="normal" fo:font-weight="normal" officeooo:rsid="01bed26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6" style:family="text">
      <style:text-properties style:font-name="Times New Roman1" fo:font-size="12pt" fo:font-style="normal" fo:font-weight="normal" officeooo:rsid="01a6685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7" style:family="text">
      <style:text-properties style:font-name="Times New Roman1" fo:font-size="12pt" fo:font-style="normal" fo:font-weight="normal" officeooo:rsid="01a8fd2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8" style:family="text">
      <style:text-properties style:font-name="Times New Roman1" fo:font-size="12pt" fo:font-style="normal" fo:font-weight="normal" officeooo:rsid="01a9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19" style:family="text">
      <style:text-properties style:font-name="Times New Roman1" fo:font-size="12pt" fo:font-style="normal" fo:font-weight="normal" officeooo:rsid="01fa76a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0" style:family="text">
      <style:text-properties style:font-name="Times New Roman1" fo:font-size="12pt" fo:font-style="normal" fo:font-weight="normal" officeooo:rsid="01fc2ad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1" style:family="text">
      <style:text-properties style:font-name="Times New Roman1" fo:font-size="12pt" fo:font-style="normal" fo:font-weight="normal" officeooo:rsid="01d4928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2" style:family="text">
      <style:text-properties style:font-name="Times New Roman1" fo:font-size="12pt" fo:font-style="normal" fo:font-weight="normal" officeooo:rsid="01ff21c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3" style:family="text">
      <style:text-properties style:font-name="Times New Roman1" fo:font-size="12pt" fo:font-style="normal" fo:font-weight="normal" officeooo:rsid="01eea2e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4" style:family="text">
      <style:text-properties style:font-name="Times New Roman1" fo:font-size="12pt" fo:font-style="normal" fo:font-weight="normal" officeooo:rsid="021124a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5" style:family="text">
      <style:text-properties style:font-name="Times New Roman1" fo:font-size="12pt" fo:font-style="normal" fo:font-weight="normal" officeooo:rsid="01830d2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6" style:family="text">
      <style:text-properties style:font-name="Times New Roman1" fo:font-size="12pt" fo:font-style="normal" fo:font-weight="normal" officeooo:rsid="018a2bb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7" style:family="text">
      <style:text-properties style:font-name="Times New Roman1" fo:font-size="12pt" fo:font-style="normal" fo:font-weight="normal" officeooo:rsid="0212cc2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8" style:family="text">
      <style:text-properties style:font-name="Times New Roman1" fo:font-size="12pt" fo:font-style="normal" fo:font-weight="normal" officeooo:rsid="01f2248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29" style:family="text">
      <style:text-properties style:font-name="Times New Roman1" fo:font-size="12pt" fo:font-style="normal" fo:font-weight="normal" officeooo:rsid="01f3c50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0" style:family="text">
      <style:text-properties style:font-name="Times New Roman1" fo:font-size="12pt" fo:font-style="normal" fo:font-weight="normal" officeooo:rsid="0165cb1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1" style:family="text">
      <style:text-properties style:font-name="Times New Roman1" fo:font-size="12pt" fo:font-style="normal" fo:font-weight="normal" officeooo:rsid="01b04ab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2" style:family="text">
      <style:text-properties style:font-name="Times New Roman1" fo:font-size="12pt" fo:font-style="normal" fo:font-weight="normal" officeooo:rsid="02192d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3" style:family="text">
      <style:text-properties style:font-name="Times New Roman1" fo:font-size="12pt" fo:font-style="normal" fo:font-weight="normal" officeooo:rsid="0219c23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4" style:family="text">
      <style:text-properties style:font-name="Times New Roman1" fo:font-size="12pt" fo:font-style="normal" fo:font-weight="normal" officeooo:rsid="021adde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5" style:family="text">
      <style:text-properties style:font-name="Times New Roman1" fo:font-size="12pt" fo:font-style="normal" fo:font-weight="normal" officeooo:rsid="021c411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6" style:family="text">
      <style:text-properties style:font-name="Times New Roman1" fo:font-size="12pt" fo:font-style="normal" fo:font-weight="normal" officeooo:rsid="021d1d2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7" style:family="text">
      <style:text-properties style:font-name="Times New Roman1" fo:font-size="12pt" fo:font-style="normal" fo:font-weight="normal" officeooo:rsid="0225ab2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8" style:family="text">
      <style:text-properties style:font-name="Times New Roman1" fo:font-size="12pt" fo:font-style="normal" fo:font-weight="normal" officeooo:rsid="0225b0d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39" style:family="text">
      <style:text-properties style:font-name="Times New Roman1" fo:font-size="12pt" fo:font-style="normal" fo:font-weight="normal" officeooo:rsid="022607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0" style:family="text">
      <style:text-properties style:font-name="Times New Roman1" fo:font-size="12pt" fo:font-style="normal" fo:font-weight="normal" officeooo:rsid="022b9b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1" style:family="text">
      <style:text-properties style:font-name="Times New Roman1" fo:font-size="12pt" fo:font-style="normal" fo:font-weight="normal" officeooo:rsid="0162944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2" style:family="text">
      <style:text-properties style:font-name="Times New Roman1" fo:font-size="12pt" fo:font-style="normal" fo:font-weight="normal" officeooo:rsid="016487d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3" style:family="text">
      <style:text-properties style:font-name="Times New Roman1" fo:font-size="12pt" fo:font-style="normal" fo:font-weight="normal" officeooo:rsid="023fd1d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4" style:family="text">
      <style:text-properties style:font-name="Times New Roman1" fo:font-size="12pt" fo:font-style="normal" fo:font-weight="normal" officeooo:rsid="02401e0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5" style:family="text">
      <style:text-properties style:font-name="Times New Roman1" fo:font-size="12pt" fo:font-style="normal" fo:font-weight="normal" officeooo:rsid="0225dc2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6" style:family="text">
      <style:text-properties style:font-name="Times New Roman1" fo:font-size="12pt" fo:font-style="normal" fo:font-weight="normal" officeooo:rsid="017f75f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7" style:family="text">
      <style:text-properties style:font-name="Times New Roman1" fo:font-size="12pt" fo:font-style="normal" fo:font-weight="normal" officeooo:rsid="017cadd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8" style:family="text">
      <style:text-properties style:font-name="Times New Roman1" fo:font-size="12pt" fo:font-style="normal" fo:font-weight="normal" officeooo:rsid="0178f64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49" style:family="text">
      <style:text-properties style:font-name="Times New Roman1" fo:font-size="12pt" fo:font-style="normal" fo:font-weight="normal" officeooo:rsid="02412859"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0" style:family="text">
      <style:text-properties style:font-name="Times New Roman1" fo:font-size="12pt" fo:font-style="normal" fo:font-weight="normal" officeooo:rsid="0241d4d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1" style:family="text">
      <style:text-properties style:font-name="Times New Roman1" fo:font-size="12pt" fo:font-style="normal" fo:font-weight="normal" officeooo:rsid="0243462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2" style:family="text">
      <style:text-properties style:font-name="Times New Roman1" fo:font-size="12pt" fo:font-style="normal" fo:font-weight="normal" officeooo:rsid="0244449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3" style:family="text">
      <style:text-properties style:font-name="Times New Roman1" fo:font-size="12pt" fo:font-style="normal" fo:font-weight="normal" officeooo:rsid="0196e4b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4" style:family="text">
      <style:text-properties style:font-name="Times New Roman1" fo:font-size="12pt" fo:font-style="normal" fo:font-weight="normal" officeooo:rsid="0189061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5" style:family="text">
      <style:text-properties style:font-name="Times New Roman1" fo:font-size="12pt" fo:font-style="normal" fo:font-weight="normal" officeooo:rsid="0111dc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6" style:family="text">
      <style:text-properties style:font-name="Times New Roman1" fo:font-size="12pt" fo:font-style="normal" fo:font-weight="normal" officeooo:rsid="0250866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7" style:family="text">
      <style:text-properties style:font-name="Times New Roman1" fo:font-size="12pt" fo:font-style="normal" fo:font-weight="normal" officeooo:rsid="0257605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8" style:family="text">
      <style:text-properties style:font-name="Times New Roman1" fo:font-size="12pt" fo:font-style="normal" fo:font-weight="normal" officeooo:rsid="0258f7f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59" style:family="text">
      <style:text-properties style:font-name="Times New Roman1" fo:font-size="12pt" fo:font-style="normal" fo:font-weight="normal" officeooo:rsid="0259212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0" style:family="text">
      <style:text-properties style:font-name="Times New Roman1" fo:font-size="12pt" fo:font-style="normal" fo:font-weight="normal" officeooo:rsid="025aa70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161" style:family="text">
      <style:text-properties style:font-name="Times New Roman1" fo:font-size="12pt" fo:font-style="normal" fo:font-weight="normal" officeooo:rsid="0216a85a" fo:background-color="#fff200" loext:char-shading-value="0" style:font-size-asian="12pt" style:font-style-asian="normal" style:font-weight-asian="normal" style:font-name-complex="Times New Roman1" style:font-size-complex="12pt" style:font-style-complex="normal" style:font-weight-complex="normal"/>
    </style:style>
    <style:style style:name="T162" style:family="text">
      <style:text-properties style:font-name="Times New Roman1" fo:font-size="12pt" fo:font-style="normal" fo:font-weight="normal" officeooo:rsid="01b04ab7" fo:background-color="#fff200" loext:char-shading-value="0" style:font-size-asian="12pt" style:font-style-asian="normal" style:font-weight-asian="normal" style:font-name-complex="Times New Roman1" style:font-size-complex="12pt" style:font-style-complex="normal" style:font-weight-complex="normal"/>
    </style:style>
    <style:style style:name="T163" style:family="text">
      <style:text-properties style:font-name="Times New Roman1" fo:font-size="12pt" fo:font-style="normal" fo:font-weight="normal" officeooo:rsid="01038f15" fo:background-color="#fff200" loext:char-shading-value="0" style:font-size-asian="12pt" style:font-style-asian="normal" style:font-weight-asian="normal" style:font-name-complex="Times New Roman1" style:font-size-complex="12pt" style:font-style-complex="normal" style:font-weight-complex="normal"/>
    </style:style>
    <style:style style:name="T164" style:family="text">
      <style:text-properties style:font-name="Times New Roman1" fo:font-size="12pt" fo:font-style="normal" fo:font-weight="normal" officeooo:rsid="0244449a" fo:background-color="#fff200" loext:char-shading-value="0" style:font-size-asian="12pt" style:font-style-asian="normal" style:font-weight-asian="normal" style:font-name-complex="Times New Roman1" style:font-size-complex="12pt" style:font-style-complex="normal" style:font-weight-complex="normal"/>
    </style:style>
    <style:style style:name="T165" style:family="text">
      <style:text-properties style:font-name="Times New Roman1" fo:font-size="12pt" fo:font-style="normal" fo:font-weight="normal" officeooo:rsid="0225b0d8" fo:background-color="#fff200" loext:char-shading-value="0" style:font-size-asian="12pt" style:font-style-asian="normal" style:font-weight-asian="normal" style:font-name-complex="Times New Roman1" style:font-size-complex="12pt" style:font-style-complex="normal" style:font-weight-complex="normal"/>
    </style:style>
    <style:style style:name="T166" style:family="text">
      <style:text-properties style:font-name="Times New Roman1" fo:font-size="12pt" fo:font-style="normal" fo:font-weight="normal" officeooo:rsid="022724ce" fo:background-color="#fff200" loext:char-shading-value="0" style:font-size-asian="12pt" style:font-style-asian="normal" style:font-weight-asian="normal" style:font-name-complex="Times New Roman1" style:font-size-complex="12pt" style:font-style-complex="normal" style:font-weight-complex="normal"/>
    </style:style>
    <style:style style:name="T167" style:family="text">
      <style:text-properties style:font-name="Times New Roman1" fo:font-size="12pt" fo:font-style="normal" style:font-size-asian="12pt" style:font-style-asian="normal" style:font-name-complex="Times New Roman1" style:font-size-complex="12pt" style:font-style-complex="normal"/>
    </style:style>
    <style:style style:name="T168" style:family="text">
      <style:text-properties style:font-name="Times New Roman1" fo:font-size="12pt" fo:font-style="normal" fo:background-color="transparent" loext:char-shading-value="0" style:font-size-asian="12pt" style:font-style-asian="normal" style:font-name-complex="Times New Roman1" style:font-size-complex="12pt" style:font-style-complex="normal"/>
    </style:style>
    <style:style style:name="T169" style:family="text">
      <style:text-properties style:font-name="Times New Roman1" fo:font-size="12pt" fo:font-style="normal" officeooo:rsid="022341cd" fo:background-color="transparent" loext:char-shading-value="0" style:font-size-asian="12pt" style:font-style-asian="normal" style:font-name-complex="Times New Roman1" style:font-size-complex="12pt" style:font-style-complex="normal"/>
    </style:style>
    <style:style style:name="T170" style:family="text">
      <style:text-properties style:font-name="Times New Roman1" fo:font-size="12pt" fo:font-style="italic" fo:font-weight="bold" style:font-size-asian="12pt" style:font-style-asian="italic" style:font-weight-asian="bold" style:font-name-complex="Times New Roman1" style:font-size-complex="12pt" style:font-style-complex="italic" style:font-weight-complex="bold"/>
    </style:style>
    <style:style style:name="T171" style:family="text">
      <style:text-properties style:font-name="Times New Roman1" fo:font-size="12pt" fo:font-style="italic" fo:font-weight="bold" officeooo:rsid="02192dda" fo:background-color="transparent" loext:char-shading-value="0" style:font-size-asian="12pt" style:font-style-asian="italic" style:font-weight-asian="bold" style:font-name-complex="Times New Roman1" style:font-size-complex="12pt" style:font-style-complex="italic" style:font-weight-complex="bold"/>
    </style:style>
    <style:style style:name="T172" style:family="text">
      <style:text-properties style:font-name="Times New Roman1" fo:font-size="12pt" fo:font-style="italic" fo:font-weight="bold" officeooo:rsid="021971f3" fo:background-color="transparent" loext:char-shading-value="0" style:font-size-asian="12pt" style:font-style-asian="italic" style:font-weight-asian="bold" style:font-name-complex="Times New Roman1" style:font-size-complex="12pt" style:font-style-complex="italic" style:font-weight-complex="bold"/>
    </style:style>
    <style:style style:name="T173" style:family="text">
      <style:text-properties style:font-name="Times New Roman1" fo:font-size="12pt" fo:font-style="italic" fo:font-weight="bold" officeooo:rsid="0255e79a" fo:background-color="transparent" loext:char-shading-value="0" style:font-size-asian="12pt" style:font-style-asian="italic" style:font-weight-asian="bold" style:font-name-complex="Times New Roman1" style:font-size-complex="12pt" style:font-style-complex="italic" style:font-weight-complex="bold"/>
    </style:style>
    <style:style style:name="T174" style:family="text">
      <style:text-properties style:font-name="Times New Roman1"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175" style:family="text">
      <style:text-properties style:font-name="Times New Roman1" fo:font-size="12pt" fo:font-style="italic" fo:font-weight="normal" officeooo:rsid="007bd1c8" fo:background-color="#fff200" loext:char-shading-value="0" style:font-size-asian="12pt" style:font-weight-asian="normal" style:font-name-complex="Times New Roman1" style:font-size-complex="12pt" style:font-weight-complex="normal"/>
    </style:style>
    <style:style style:name="T176" style:family="text">
      <style:text-properties style:font-name="Times New Roman1" fo:font-size="12pt" fo:font-style="italic" style:font-size-asian="12pt" style:font-style-asian="italic" style:font-name-complex="Times New Roman1" style:font-size-complex="12pt" style:font-style-complex="italic"/>
    </style:style>
    <style:style style:name="T177" style:family="text">
      <style:text-properties style:font-name="Times New Roman1" fo:font-size="12pt" fo:font-style="italic" fo:background-color="#ffff00" loext:char-shading-value="0" style:font-size-asian="12pt" style:font-style-asian="italic" style:font-name-complex="Times New Roman1" style:font-size-complex="12pt" style:font-style-complex="italic"/>
    </style:style>
    <style:style style:name="T178" style:family="text">
      <style:text-properties style:font-name="Times New Roman1" fo:font-size="12pt" style:font-size-asian="12pt" style:font-name-complex="Times New Roman1" style:font-size-complex="12pt"/>
    </style:style>
    <style:style style:name="T179" style:family="text">
      <style:text-properties style:font-name="Times New Roman1" fo:font-size="12pt" officeooo:rsid="01579361" style:font-size-asian="12pt" style:font-name-complex="Times New Roman1" style:font-size-complex="12pt"/>
    </style:style>
    <style:style style:name="T180" style:family="text">
      <style:text-properties style:font-name="Times New Roman1" fo:font-size="12pt" officeooo:rsid="022341cd" style:font-size-asian="12pt" style:font-name-complex="Times New Roman1" style:font-size-complex="12pt"/>
    </style:style>
    <style:style style:name="T181" style:family="text">
      <style:text-properties style:font-name="Times New Roman1" fo:font-size="12pt" fo:background-color="#ffff00" loext:char-shading-value="0" style:font-size-asian="12pt" style:font-name-complex="Times New Roman1" style:font-size-complex="12pt"/>
    </style:style>
    <style:style style:name="T182" style:family="text">
      <style:text-properties style:font-name="Times New Roman1" fo:font-size="12pt" officeooo:rsid="01c84cef" fo:background-color="#ffff00" loext:char-shading-value="0" style:font-size-asian="12pt" style:font-name-complex="Times New Roman1" style:font-size-complex="12pt"/>
    </style:style>
    <style:style style:name="T183" style:family="text">
      <style:text-properties style:font-name="Times New Roman1" fo:font-size="12pt" officeooo:rsid="015981ed" fo:background-color="#ffff00" loext:char-shading-value="0" style:font-size-asian="12pt" style:font-name-complex="Times New Roman1" style:font-size-complex="12pt"/>
    </style:style>
    <style:style style:name="T184" style:family="text">
      <style:text-properties style:font-name="Times New Roman1" fo:font-size="12pt" officeooo:rsid="01c77250" fo:background-color="#ffff00" loext:char-shading-value="0" style:font-size-asian="12pt" style:font-name-complex="Times New Roman1" style:font-size-complex="12pt"/>
    </style:style>
    <style:style style:name="T185" style:family="text">
      <style:text-properties style:font-name="Times New Roman1" fo:font-size="12pt" officeooo:rsid="01c5db56" fo:background-color="#ffff00" loext:char-shading-value="0" style:font-size-asian="12pt" style:font-name-complex="Times New Roman1" style:font-size-complex="12pt"/>
    </style:style>
    <style:style style:name="T186" style:family="text">
      <style:text-properties style:font-name="Times New Roman1" fo:font-size="12pt" fo:background-color="transparent" loext:char-shading-value="0" style:font-size-asian="12pt" style:font-name-complex="Times New Roman1" style:font-size-complex="12pt"/>
    </style:style>
    <style:style style:name="T187" style:family="text">
      <style:text-properties style:font-name="Times New Roman1" fo:font-size="12pt" officeooo:rsid="0115987d" fo:background-color="transparent" loext:char-shading-value="0" style:font-size-asian="12pt" style:font-name-complex="Times New Roman1" style:font-size-complex="12pt"/>
    </style:style>
    <style:style style:name="T188" style:family="text">
      <style:text-properties style:font-name="Times New Roman1" fo:font-size="12pt" officeooo:rsid="013dde97" fo:background-color="transparent" loext:char-shading-value="0" style:font-size-asian="12pt" style:font-name-complex="Times New Roman1" style:font-size-complex="12pt"/>
    </style:style>
    <style:style style:name="T189" style:family="text">
      <style:text-properties style:font-name="Times New Roman1" fo:font-size="12pt" officeooo:rsid="013e7b63" fo:background-color="transparent" loext:char-shading-value="0" style:font-size-asian="12pt" style:font-name-complex="Times New Roman1" style:font-size-complex="12pt"/>
    </style:style>
    <style:style style:name="T190" style:family="text">
      <style:text-properties style:font-name="Times New Roman1" fo:font-size="12pt" officeooo:rsid="01436afc" fo:background-color="transparent" loext:char-shading-value="0" style:font-size-asian="12pt" style:font-name-complex="Times New Roman1" style:font-size-complex="12pt"/>
    </style:style>
    <style:style style:name="T191" style:family="text">
      <style:text-properties style:font-name="Times New Roman1" fo:font-size="12pt" officeooo:rsid="01472642" fo:background-color="transparent" loext:char-shading-value="0" style:font-size-asian="12pt" style:font-name-complex="Times New Roman1" style:font-size-complex="12pt"/>
    </style:style>
    <style:style style:name="T192" style:family="text">
      <style:text-properties style:font-name="Times New Roman1" fo:font-size="12pt" officeooo:rsid="0149f137" fo:background-color="transparent" loext:char-shading-value="0" style:font-size-asian="12pt" style:font-name-complex="Times New Roman1" style:font-size-complex="12pt"/>
    </style:style>
    <style:style style:name="T193" style:family="text">
      <style:text-properties style:font-name="Times New Roman1" fo:font-size="12pt" officeooo:rsid="014bd2b9" fo:background-color="transparent" loext:char-shading-value="0" style:font-size-asian="12pt" style:font-name-complex="Times New Roman1" style:font-size-complex="12pt"/>
    </style:style>
    <style:style style:name="T194" style:family="text">
      <style:text-properties style:font-name="Times New Roman1" fo:font-size="12pt" officeooo:rsid="0157eac2" fo:background-color="transparent" loext:char-shading-value="0" style:font-size-asian="12pt" style:font-name-complex="Times New Roman1" style:font-size-complex="12pt"/>
    </style:style>
    <style:style style:name="T195" style:family="text">
      <style:text-properties style:font-name="Times New Roman1" fo:font-size="12pt" officeooo:rsid="015981ed" fo:background-color="transparent" loext:char-shading-value="0" style:font-size-asian="12pt" style:font-name-complex="Times New Roman1" style:font-size-complex="12pt"/>
    </style:style>
    <style:style style:name="T196" style:family="text">
      <style:text-properties style:font-name="Times New Roman1" fo:font-size="12pt" officeooo:rsid="015b0de7" fo:background-color="transparent" loext:char-shading-value="0" style:font-size-asian="12pt" style:font-name-complex="Times New Roman1" style:font-size-complex="12pt"/>
    </style:style>
    <style:style style:name="T197" style:family="text">
      <style:text-properties style:font-name="Times New Roman1" fo:font-size="12pt" officeooo:rsid="015b8280" fo:background-color="transparent" loext:char-shading-value="0" style:font-size-asian="12pt" style:font-name-complex="Times New Roman1" style:font-size-complex="12pt"/>
    </style:style>
    <style:style style:name="T198" style:family="text">
      <style:text-properties style:font-name="Times New Roman1" fo:font-size="12pt" officeooo:rsid="015c8c2c" fo:background-color="transparent" loext:char-shading-value="0" style:font-size-asian="12pt" style:font-name-complex="Times New Roman1" style:font-size-complex="12pt"/>
    </style:style>
    <style:style style:name="T199" style:family="text">
      <style:text-properties style:font-name="Times New Roman1" fo:font-size="12pt" officeooo:rsid="0161161a" fo:background-color="transparent" loext:char-shading-value="0" style:font-size-asian="12pt" style:font-name-complex="Times New Roman1" style:font-size-complex="12pt"/>
    </style:style>
    <style:style style:name="T200" style:family="text">
      <style:text-properties style:font-name="Times New Roman1" fo:font-size="12pt" officeooo:rsid="017b7cb5" fo:background-color="transparent" loext:char-shading-value="0" style:font-size-asian="12pt" style:font-name-complex="Times New Roman1" style:font-size-complex="12pt"/>
    </style:style>
    <style:style style:name="T201" style:family="text">
      <style:text-properties style:font-name="Times New Roman1" fo:font-size="12pt" officeooo:rsid="0183f92f" fo:background-color="transparent" loext:char-shading-value="0" style:font-size-asian="12pt" style:font-name-complex="Times New Roman1" style:font-size-complex="12pt"/>
    </style:style>
    <style:style style:name="T202" style:family="text">
      <style:text-properties style:font-name="Times New Roman1" fo:font-size="12pt" officeooo:rsid="018a2bb1" fo:background-color="transparent" loext:char-shading-value="0" style:font-size-asian="12pt" style:font-name-complex="Times New Roman1" style:font-size-complex="12pt"/>
    </style:style>
    <style:style style:name="T203" style:family="text">
      <style:text-properties style:font-name="Times New Roman1" fo:font-size="12pt" officeooo:rsid="0192b4e9" fo:background-color="transparent" loext:char-shading-value="0" style:font-size-asian="12pt" style:font-name-complex="Times New Roman1" style:font-size-complex="12pt"/>
    </style:style>
    <style:style style:name="T204" style:family="text">
      <style:text-properties style:font-name="Times New Roman1" fo:font-size="12pt" officeooo:rsid="0196e4b8" fo:background-color="transparent" loext:char-shading-value="0" style:font-size-asian="12pt" style:font-name-complex="Times New Roman1" style:font-size-complex="12pt"/>
    </style:style>
    <style:style style:name="T205" style:family="text">
      <style:text-properties style:font-name="Times New Roman1" fo:font-size="12pt" officeooo:rsid="01a54daa" fo:background-color="transparent" loext:char-shading-value="0" style:font-size-asian="12pt" style:font-name-complex="Times New Roman1" style:font-size-complex="12pt"/>
    </style:style>
    <style:style style:name="T206" style:family="text">
      <style:text-properties style:font-name="Times New Roman1" fo:font-size="12pt" officeooo:rsid="01c97b87" fo:background-color="transparent" loext:char-shading-value="0" style:font-size-asian="12pt" style:font-name-complex="Times New Roman1" style:font-size-complex="12pt"/>
    </style:style>
    <style:style style:name="T207" style:family="text">
      <style:text-properties style:font-name="Times New Roman1" fo:font-size="12pt" officeooo:rsid="01d14f0f" fo:background-color="transparent" loext:char-shading-value="0" style:font-size-asian="12pt" style:font-name-complex="Times New Roman1" style:font-size-complex="12pt"/>
    </style:style>
    <style:style style:name="T208" style:family="text">
      <style:text-properties style:font-name="Times New Roman1" fo:font-size="12pt" officeooo:rsid="01db52c0" fo:background-color="transparent" loext:char-shading-value="0" style:font-size-asian="12pt" style:font-name-complex="Times New Roman1" style:font-size-complex="12pt"/>
    </style:style>
    <style:style style:name="T209" style:family="text">
      <style:text-properties style:font-name="Times New Roman1" fo:font-size="12pt" officeooo:rsid="01dbb314" fo:background-color="transparent" loext:char-shading-value="0" style:font-size-asian="12pt" style:font-name-complex="Times New Roman1" style:font-size-complex="12pt"/>
    </style:style>
    <style:style style:name="T210" style:family="text">
      <style:text-properties style:font-name="Times New Roman1" fo:font-size="12pt" officeooo:rsid="01dd75ec" fo:background-color="transparent" loext:char-shading-value="0" style:font-size-asian="12pt" style:font-name-complex="Times New Roman1" style:font-size-complex="12pt"/>
    </style:style>
    <style:style style:name="T211" style:family="text">
      <style:text-properties style:font-name="Times New Roman1" fo:font-size="12pt" officeooo:rsid="01e1180b" fo:background-color="transparent" loext:char-shading-value="0" style:font-size-asian="12pt" style:font-name-complex="Times New Roman1" style:font-size-complex="12pt"/>
    </style:style>
    <style:style style:name="T212" style:family="text">
      <style:text-properties style:font-name="Times New Roman1" fo:font-size="12pt" officeooo:rsid="01e28427" fo:background-color="transparent" loext:char-shading-value="0" style:font-size-asian="12pt" style:font-name-complex="Times New Roman1" style:font-size-complex="12pt"/>
    </style:style>
    <style:style style:name="T213" style:family="text">
      <style:text-properties style:font-name="Times New Roman1" fo:font-size="12pt" officeooo:rsid="01e6ec8e" fo:background-color="transparent" loext:char-shading-value="0" style:font-size-asian="12pt" style:font-name-complex="Times New Roman1" style:font-size-complex="12pt"/>
    </style:style>
    <style:style style:name="T214" style:family="text">
      <style:text-properties style:font-name="Times New Roman1" fo:font-size="12pt" officeooo:rsid="01e8c738" fo:background-color="transparent" loext:char-shading-value="0" style:font-size-asian="12pt" style:font-name-complex="Times New Roman1" style:font-size-complex="12pt"/>
    </style:style>
    <style:style style:name="T215" style:family="text">
      <style:text-properties style:font-name="Times New Roman1" fo:font-size="12pt" officeooo:rsid="01ea73d9" fo:background-color="transparent" loext:char-shading-value="0" style:font-size-asian="12pt" style:font-name-complex="Times New Roman1" style:font-size-complex="12pt"/>
    </style:style>
    <style:style style:name="T216" style:family="text">
      <style:text-properties style:font-name="Times New Roman1" fo:font-size="12pt" officeooo:rsid="01eb5490" fo:background-color="transparent" loext:char-shading-value="0" style:font-size-asian="12pt" style:font-name-complex="Times New Roman1" style:font-size-complex="12pt"/>
    </style:style>
    <style:style style:name="T217" style:family="text">
      <style:text-properties style:font-name="Times New Roman1" fo:font-size="12pt" officeooo:rsid="01ed1ab4" fo:background-color="transparent" loext:char-shading-value="0" style:font-size-asian="12pt" style:font-name-complex="Times New Roman1" style:font-size-complex="12pt"/>
    </style:style>
    <style:style style:name="T218" style:family="text">
      <style:text-properties style:font-name="Times New Roman1" fo:font-size="12pt" officeooo:rsid="01f0d431" fo:background-color="transparent" loext:char-shading-value="0" style:font-size-asian="12pt" style:font-name-complex="Times New Roman1" style:font-size-complex="12pt"/>
    </style:style>
    <style:style style:name="T219" style:family="text">
      <style:text-properties style:font-name="Times New Roman1" fo:font-size="12pt" officeooo:rsid="01fd8b50" fo:background-color="transparent" loext:char-shading-value="0" style:font-size-asian="12pt" style:font-name-complex="Times New Roman1" style:font-size-complex="12pt"/>
    </style:style>
    <style:style style:name="T220" style:family="text">
      <style:text-properties style:font-name="Times New Roman1" fo:font-size="12pt" officeooo:rsid="020c4d9f" fo:background-color="transparent" loext:char-shading-value="0" style:font-size-asian="12pt" style:font-name-complex="Times New Roman1" style:font-size-complex="12pt"/>
    </style:style>
    <style:style style:name="T221" style:family="text">
      <style:text-properties style:font-name="Times New Roman1" fo:font-size="12pt" officeooo:rsid="01f1d2b8" fo:background-color="transparent" loext:char-shading-value="0" style:font-size-asian="12pt" style:font-name-complex="Times New Roman1" style:font-size-complex="12pt"/>
    </style:style>
    <style:style style:name="T222" style:family="text">
      <style:text-properties style:font-name="Times New Roman1" fo:font-size="12pt" officeooo:rsid="01f1f7b2" fo:background-color="transparent" loext:char-shading-value="0" style:font-size-asian="12pt" style:font-name-complex="Times New Roman1" style:font-size-complex="12pt"/>
    </style:style>
    <style:style style:name="T223" style:family="text">
      <style:text-properties style:font-name="Times New Roman1" fo:font-size="12pt" officeooo:rsid="017f75ff" fo:background-color="transparent" loext:char-shading-value="0" style:font-size-asian="12pt" style:font-name-complex="Times New Roman1" style:font-size-complex="12pt"/>
    </style:style>
    <style:style style:name="T224" style:family="text">
      <style:text-properties style:font-name="Times New Roman1" fo:font-size="12pt" officeooo:rsid="017c1c12" fo:background-color="transparent" loext:char-shading-value="0" style:font-size-asian="12pt" style:font-name-complex="Times New Roman1" style:font-size-complex="12pt"/>
    </style:style>
    <style:style style:name="T225" style:family="text">
      <style:text-properties style:font-name="Times New Roman1" fo:font-size="12pt" officeooo:rsid="025295b8" fo:background-color="transparent" loext:char-shading-value="0" style:font-size-asian="12pt" style:font-name-complex="Times New Roman1" style:font-size-complex="12pt"/>
    </style:style>
    <style:style style:name="T226" style:family="text">
      <style:text-properties style:font-name="Times New Roman1" fo:font-size="12pt" officeooo:rsid="02531dee" fo:background-color="transparent" loext:char-shading-value="0" style:font-size-asian="12pt" style:font-name-complex="Times New Roman1" style:font-size-complex="12pt"/>
    </style:style>
    <style:style style:name="T227" style:family="text">
      <style:text-properties style:font-name="Times New Roman1" fo:font-size="12pt" officeooo:rsid="02555847" fo:background-color="transparent" loext:char-shading-value="0" style:font-size-asian="12pt" style:font-name-complex="Times New Roman1" style:font-size-complex="12pt"/>
    </style:style>
    <style:style style:name="T228" style:family="text">
      <style:text-properties style:font-name="Times New Roman1" fo:font-size="12pt" officeooo:rsid="02556a05" fo:background-color="transparent" loext:char-shading-value="0" style:font-size-asian="12pt" style:font-name-complex="Times New Roman1" style:font-size-complex="12pt"/>
    </style:style>
    <style:style style:name="T229" style:family="text">
      <style:text-properties style:font-name="Times New Roman1" fo:font-size="12pt" officeooo:rsid="0255e79a" fo:background-color="transparent" loext:char-shading-value="0" style:font-size-asian="12pt" style:font-name-complex="Times New Roman1" style:font-size-complex="12pt"/>
    </style:style>
    <style:style style:name="T230" style:family="text">
      <style:text-properties style:font-name="Times New Roman1" fo:font-size="12pt" officeooo:rsid="02563255" fo:background-color="transparent" loext:char-shading-value="0" style:font-size-asian="12pt" style:font-name-complex="Times New Roman1" style:font-size-complex="12pt"/>
    </style:style>
    <style:style style:name="T231" style:family="text">
      <style:text-properties style:font-name="Times New Roman1" fo:font-size="12pt" style:text-underline-style="solid" style:text-underline-width="auto" style:text-underline-color="font-color" officeooo:rsid="0127c2ca" fo:background-color="transparent" loext:char-shading-value="0" style:font-size-asian="12pt" style:font-name-complex="Times New Roman1" style:font-size-complex="12pt"/>
    </style:style>
    <style:style style:name="T232" style:family="text">
      <style:text-properties style:font-name="Times New Roman1" fo:font-size="12pt" style:text-underline-style="solid" style:text-underline-width="auto" style:text-underline-color="font-color" officeooo:rsid="0196e4b8" fo:background-color="transparent" loext:char-shading-value="0" style:font-size-asian="12pt" style:font-name-complex="Times New Roman1" style:font-size-complex="12pt"/>
    </style:style>
    <style:style style:name="T233" style:family="text">
      <style:text-properties style:font-name="Times New Roman1" fo:font-size="12pt" style:text-underline-style="solid" style:text-underline-width="auto" style:text-underline-color="font-color" officeooo:rsid="0198b663" fo:background-color="transparent" loext:char-shading-value="0" style:font-size-asian="12pt" style:font-name-complex="Times New Roman1" style:font-size-complex="12pt"/>
    </style:style>
    <style:style style:name="T234" style:family="text">
      <style:text-properties style:use-window-font-color="true" style:font-name="Times New Roman1" fo:font-size="12pt" fo:language="en" fo:country="GB" fo:font-weight="normal" style:font-size-asian="12pt" style:font-weight-asian="normal" style:font-name-complex="Times New Roman1" style:font-size-complex="12pt" style:font-weight-complex="normal"/>
    </style:style>
    <style:style style:name="T235" style:family="text">
      <style:text-properties style:use-window-font-color="true" style:font-name="Times New Roman1" fo:font-size="12pt" fo:language="en" fo:country="GB" fo:font-style="normal" fo:font-weight="normal" officeooo:rsid="013e7b6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6" style:family="text">
      <style:text-properties style:use-window-font-color="true" style:font-name="Times New Roman1" fo:font-size="12pt" fo:font-style="normal" fo:font-weight="normal" officeooo:rsid="01a91b7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7" style:family="text">
      <style:text-properties style:use-window-font-color="true" style:font-name="Times New Roman1" fo:font-size="12pt" fo:font-style="normal" fo:font-weight="normal" officeooo:rsid="01ac455b"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8" style:family="text">
      <style:text-properties style:use-window-font-color="true" style:font-name="Times New Roman1" fo:font-size="12pt" fo:font-style="normal" fo:font-weight="normal" officeooo:rsid="01acef4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39" style:family="text">
      <style:text-properties style:use-window-font-color="true" style:font-name="Times New Roman1" fo:font-size="12pt" fo:font-style="normal" fo:font-weight="normal" officeooo:rsid="01d8097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0" style:family="text">
      <style:text-properties style:use-window-font-color="true" style:font-name="Times New Roman1" fo:font-size="12pt" fo:font-style="normal" fo:font-weight="normal" officeooo:rsid="01d8f971"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1" style:family="text">
      <style:text-properties style:use-window-font-color="true" style:font-name="Times New Roman1" fo:font-size="12pt" fo:font-style="normal" fo:font-weight="normal" officeooo:rsid="01038f1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2" style:family="text">
      <style:text-properties style:use-window-font-color="true" style:font-name="Times New Roman1" fo:font-size="12pt" fo:font-style="normal" fo:font-weight="normal" officeooo:rsid="0118ad7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3" style:family="text">
      <style:text-properties style:use-window-font-color="true" style:font-name="Times New Roman1" fo:font-size="12pt" fo:font-style="normal" fo:font-weight="normal" officeooo:rsid="01912f24"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4" style:family="text">
      <style:text-properties style:use-window-font-color="true" style:font-name="Times New Roman1" fo:font-size="12pt" fo:font-style="normal" fo:font-weight="normal" officeooo:rsid="01d344a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5" style:family="text">
      <style:text-properties style:use-window-font-color="true" style:font-name="Times New Roman1" fo:font-size="12pt" fo:font-style="normal" fo:font-weight="normal" officeooo:rsid="01132950"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6" style:family="text">
      <style:text-properties style:use-window-font-color="true" style:font-name="Times New Roman1" fo:font-size="12pt" fo:font-style="normal" fo:font-weight="normal" officeooo:rsid="013d614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7" style:family="text">
      <style:text-properties style:use-window-font-color="true" style:font-name="Times New Roman1" fo:font-size="12pt" fo:font-style="normal" fo:font-weight="normal" officeooo:rsid="018bc81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8" style:family="text">
      <style:text-properties style:use-window-font-color="true" style:font-name="Times New Roman1" fo:font-size="12pt" fo:font-style="normal" fo:font-weight="normal" officeooo:rsid="0115987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49" style:family="text">
      <style:text-properties style:use-window-font-color="true" style:font-name="Times New Roman1" fo:font-size="12pt" fo:font-style="normal" fo:font-weight="normal" officeooo:rsid="0116e325"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0" style:family="text">
      <style:text-properties style:use-window-font-color="true" style:font-name="Times New Roman1" fo:font-size="12pt" fo:font-style="normal" fo:font-weight="normal" officeooo:rsid="000cf697"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1" style:family="text">
      <style:text-properties style:use-window-font-color="true" style:font-name="Times New Roman1" fo:font-size="12pt" fo:font-style="normal" fo:font-weight="normal" officeooo:rsid="020a4bb3"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2" style:family="text">
      <style:text-properties style:use-window-font-color="true" style:font-name="Times New Roman1" fo:font-size="12pt" fo:font-style="normal" fo:font-weight="normal" officeooo:rsid="020acade"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3" style:family="text">
      <style:text-properties style:use-window-font-color="true" style:font-name="Times New Roman1" fo:font-size="12pt" fo:font-style="normal" fo:font-weight="normal" officeooo:rsid="0253788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54" style:family="text">
      <style:text-properties style:use-window-font-color="true" style:font-name="Times New Roman1" fo:font-size="12pt" fo:font-style="normal" fo:font-weight="normal" officeooo:rsid="01a91b7f" fo:background-color="#ffffff" loext:char-shading-value="0" style:font-size-asian="12pt" style:font-style-asian="normal" style:font-weight-asian="normal" style:font-name-complex="Times New Roman1" style:font-size-complex="12pt" style:font-style-complex="normal" style:font-weight-complex="normal"/>
    </style:style>
    <style:style style:name="T255" style:family="text">
      <style:text-properties style:use-window-font-color="true" style:font-name="Times New Roman1" fo:font-size="12pt" fo:font-style="normal" fo:font-weight="normal" officeooo:rsid="016ab60f" fo:background-color="#ffffff" loext:char-shading-value="0" style:font-size-asian="12pt" style:font-style-asian="normal" style:font-weight-asian="normal" style:font-name-complex="Times New Roman1" style:font-size-complex="12pt" style:font-style-complex="normal" style:font-weight-complex="normal"/>
    </style:style>
    <style:style style:name="T256" style:family="text">
      <style:text-properties style:use-window-font-color="true" style:font-name="Times New Roman1" fo:font-size="12pt" fo:font-style="normal" fo:font-weight="bold" officeooo:rsid="020acade" fo:background-color="transparent" loext:char-shading-value="0" style:font-size-asian="12pt" style:font-style-asian="normal" style:font-weight-asian="bold" style:font-name-complex="Times New Roman1" style:font-size-complex="12pt" style:font-style-complex="normal" style:font-weight-complex="bold"/>
    </style:style>
    <style:style style:name="T257" style:family="text">
      <style:text-properties style:use-window-font-color="true" style:font-name="Times New Roman1" fo:font-size="12pt" fo:font-weight="normal" officeooo:rsid="016ab60f" fo:background-color="#ffffff" loext:char-shading-value="0" style:font-size-asian="12pt" style:font-weight-asian="normal" style:font-name-complex="Times New Roman1" style:font-size-complex="12pt" style:font-weight-complex="normal"/>
    </style:style>
    <style:style style:name="T258" style:family="text">
      <style:text-properties style:use-window-font-color="true" style:font-name="Times New Roman1" fo:font-size="12pt" fo:font-weight="normal" officeooo:rsid="00f250db" fo:background-color="#ffffff" loext:char-shading-value="0" style:font-size-asian="12pt" style:font-weight-asian="normal" style:font-name-complex="Times New Roman1" style:font-size-complex="12pt" style:font-weight-complex="normal"/>
    </style:style>
    <style:style style:name="T259" style:family="text">
      <style:text-properties style:use-window-font-color="true" style:font-name="Times New Roman1" fo:font-size="12pt" fo:font-weight="normal" officeooo:rsid="01cb6052" fo:background-color="#ffffff" loext:char-shading-value="0" style:font-size-asian="12pt" style:font-weight-asian="normal" style:font-name-complex="Times New Roman1" style:font-size-complex="12pt" style:font-weight-complex="normal"/>
    </style:style>
    <style:style style:name="T260" style:family="text">
      <style:text-properties style:use-window-font-color="true" style:font-name="Times New Roman1" fo:font-size="12pt" fo:font-weight="normal" officeooo:rsid="01cc3a72" fo:background-color="#ffffff" loext:char-shading-value="0" style:font-size-asian="12pt" style:font-weight-asian="normal" style:font-name-complex="Times New Roman1" style:font-size-complex="12pt" style:font-weight-complex="normal"/>
    </style:style>
    <style:style style:name="T261" style:family="text">
      <style:text-properties style:use-window-font-color="true" style:font-name="Times New Roman1" fo:font-size="12pt" fo:font-weight="bold" officeooo:rsid="016ab60f" fo:background-color="#ffffff" loext:char-shading-value="0" style:font-size-asian="12pt" style:font-weight-asian="bold" style:font-name-complex="Times New Roman1" style:font-size-complex="12pt" style:font-weight-complex="bold"/>
    </style:style>
    <style:style style:name="T262" style:family="text">
      <style:text-properties style:use-window-font-color="true" style:font-name="Times New Roman1" fo:font-size="12pt" fo:font-style="italic" fo:font-weight="bold" officeooo:rsid="020acade" fo:background-color="transparent" loext:char-shading-value="0" style:font-size-asian="12pt" style:font-style-asian="italic" style:font-weight-asian="bold" style:font-name-complex="Times New Roman1" style:font-size-complex="12pt" style:font-style-complex="italic" style:font-weight-complex="bold"/>
    </style:style>
    <style:style style:name="T263" style:family="text">
      <style:text-properties style:use-window-font-color="true" style:font-name="Times New Roman1" fo:language="en" fo:country="GB" style:font-name-complex="Times New Roman1"/>
    </style:style>
    <style:style style:name="T264" style:family="text">
      <style:text-properties style:use-window-font-color="true" style:font-name="Times New Roman1" fo:language="en" fo:country="GB" fo:font-style="italic" style:font-style-asian="italic" style:font-name-complex="Times New Roman1" style:font-style-complex="italic"/>
    </style:style>
    <style:style style:name="T265" style:family="text">
      <style:text-properties style:use-window-font-color="true" style:font-name="Times New Roman1" fo:language="en" fo:country="GB" fo:font-weight="bold" style:font-weight-asian="bold" style:font-name-complex="Times New Roman1" style:font-weight-complex="bold"/>
    </style:style>
    <style:style style:name="T266" style:family="text">
      <style:text-properties style:use-window-font-color="true" style:font-name="Times New Roman1" fo:language="en" fo:country="GB" fo:font-weight="bold" officeooo:rsid="01301b73" style:font-weight-asian="bold" style:font-name-complex="Times New Roman1" style:font-weight-complex="bold"/>
    </style:style>
    <style:style style:name="T267" style:family="text">
      <style:text-properties style:use-window-font-color="true" style:text-position="super 58%" style:font-name="Times New Roman1" fo:language="en" fo:country="GB" style:font-name-complex="Times New Roman1"/>
    </style:style>
    <style:style style:name="T268" style:family="text">
      <style:text-properties style:use-window-font-color="true" style:text-position="super 58%" style:font-name="Times New Roman1" fo:font-size="12pt" fo:language="en" fo:country="GB" fo:font-weight="normal" style:font-size-asian="12pt" style:font-weight-asian="normal" style:font-name-complex="Times New Roman1" style:font-size-complex="12pt" style:font-weight-complex="normal"/>
    </style:style>
    <style:style style:name="T269" style:family="text">
      <style:text-properties style:use-window-font-color="true" officeooo:rsid="01ac455b" fo:background-color="#ffffff" loext:char-shading-value="0"/>
    </style:style>
    <style:style style:name="T270" style:family="text">
      <style:text-properties style:use-window-font-color="true" officeooo:rsid="01a91b7f" fo:background-color="#ffffff" loext:char-shading-value="0"/>
    </style:style>
    <style:style style:name="T271" style:family="text">
      <style:text-properties officeooo:rsid="00b86324"/>
    </style:style>
    <style:style style:name="T272" style:family="text">
      <style:text-properties officeooo:rsid="00dc5615"/>
    </style:style>
    <style:style style:name="T273" style:family="text">
      <style:text-properties fo:font-variant="normal" fo:text-transform="none" style:text-position="0% 100%" style:font-name="Times New Roman1" fo:font-size="12pt" fo:font-style="normal" style:text-underline-style="none" fo:font-weight="normal" officeooo:rsid="01436afc" fo:background-color="transparent" loext:char-shading-value="0" style:font-size-asian="12pt" style:font-name-complex="Times New Roman1" style:font-size-complex="12pt"/>
    </style:style>
    <style:style style:name="T274" style:family="text">
      <style:text-properties fo:font-variant="normal" fo:text-transform="none" style:text-position="0% 100%" style:font-name="Times New Roman1" fo:font-size="12pt" fo:font-style="normal" style:text-underline-style="none" fo:font-weight="normal" officeooo:rsid="018a2bb1" fo:background-color="transparent" loext:char-shading-value="0" style:font-size-asian="12pt" style:font-name-complex="Times New Roman1" style:font-size-complex="12pt"/>
    </style:style>
    <style:style style:name="T275"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name-complex="Times New Roman1" style:font-size-complex="12pt"/>
    </style:style>
    <style:style style:name="T276" style:family="text">
      <style:text-properties fo:font-variant="normal" fo:text-transform="none" style:text-position="0% 100%" style:font-name="Times New Roman1" fo:font-size="12pt" fo:font-style="normal" style:text-underline-style="none" fo:font-weight="normal" officeooo:rsid="01f1d2b8" fo:background-color="transparent" loext:char-shading-value="0" style:font-size-asian="12pt" style:font-name-complex="Times New Roman1" style:font-size-complex="12pt"/>
    </style:style>
    <style:style style:name="T277" style:family="text">
      <style:text-properties fo:font-variant="normal" fo:text-transform="none" style:text-position="0% 100%" style:font-name="Times New Roman1" fo:font-size="12pt" fo:font-style="normal" style:text-underline-style="none" fo:font-weight="normal" officeooo:rsid="013c37c8"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78" style:family="text">
      <style:text-properties fo:font-variant="normal" fo:text-transform="none" style:text-position="0% 100%" style:font-name="Times New Roman1" fo:font-size="12pt" fo:font-style="normal" style:text-underline-style="none" fo:font-weight="normal" officeooo:rsid="010fe43d"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79" style:family="text">
      <style:text-properties fo:font-variant="normal" fo:text-transform="none" style:text-position="0% 100%" style:font-name="Times New Roman1" fo:font-size="12pt" fo:font-style="normal" style:text-underline-style="none" fo:font-weight="normal" officeooo:rsid="017caddc"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80"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281" style:family="text">
      <style:text-properties fo:font-variant="normal" fo:text-transform="none" style:text-position="0% 100%" style:font-name="Times New Roman1" fo:font-size="12pt" fo:font-style="normal" style:text-underline-style="none" fo:font-weight="normal" officeooo:rsid="017f75ff" fo:background-color="transparent" loext:char-shading-value="0" style:font-size-asian="12pt" style:font-weight-asian="normal" style:font-name-complex="Times New Roman1" style:font-size-complex="12pt" style:font-weight-complex="normal"/>
    </style:style>
    <style:style style:name="T282" style:family="text">
      <style:text-properties fo:font-variant="normal" fo:text-transform="none" style:text-position="0% 100%" style:font-name="Times New Roman1" fo:font-size="12pt" fo:font-style="normal" style:text-underline-style="none" fo:font-weight="normal" officeooo:rsid="017c1c12" fo:background-color="transparent" loext:char-shading-value="0" style:font-size-asian="12pt" style:font-weight-asian="normal" style:font-name-complex="Times New Roman1" style:font-size-complex="12pt" style:font-weight-complex="normal"/>
    </style:style>
    <style:style style:name="T283" style:family="text">
      <style:text-properties fo:font-variant="normal" fo:text-transform="none" style:text-position="0% 100%" style:font-name="Times New Roman1" fo:font-size="12pt" fo:font-style="normal" style:text-underline-style="none" fo:font-weight="normal" officeooo:rsid="007bd1c8" fo:background-color="#fff200" loext:char-shading-value="0" style:font-size-asian="12pt" style:font-weight-asian="normal" style:font-name-complex="Times New Roman1" style:font-size-complex="12pt" style:font-weight-complex="normal"/>
    </style:style>
    <style:style style:name="T284" style:family="text">
      <style:text-properties fo:font-variant="normal" fo:text-transform="none" style:text-position="0% 100%" fo:font-style="normal" style:text-underline-style="none" fo:font-weight="normal"/>
    </style:style>
    <style:style style:name="T285" style:family="text">
      <style:text-properties officeooo:rsid="0112dd24"/>
    </style:style>
    <style:style style:name="T286" style:family="text">
      <style:text-properties officeooo:rsid="0116a26b"/>
    </style:style>
    <style:style style:name="T287" style:family="text">
      <style:text-properties officeooo:rsid="01187aea"/>
    </style:style>
    <style:style style:name="T288" style:family="text">
      <style:text-properties officeooo:rsid="01571f5c"/>
    </style:style>
    <style:style style:name="T289" style:family="text">
      <style:text-properties fo:font-weight="bold" style:font-weight-asian="bold" style:font-weight-complex="bold"/>
    </style:style>
    <style:style style:name="T290" style:family="text">
      <style:text-properties fo:font-weight="bold" officeooo:rsid="01571f5c" style:font-weight-asian="bold" style:font-weight-complex="bold"/>
    </style:style>
    <style:style style:name="T291" style:family="text">
      <style:text-properties officeooo:rsid="01579361"/>
    </style:style>
    <style:style style:name="T292" style:family="text">
      <style:text-properties fo:font-style="normal" fo:font-weight="bold" officeooo:rsid="0154a41e" style:font-style-asian="normal" style:font-weight-asian="bold" style:font-style-complex="normal" style:font-weight-complex="bold"/>
    </style:style>
    <style:style style:name="T293" style:family="text">
      <style:text-properties fo:font-style="normal" fo:font-weight="bold" officeooo:rsid="01530b22" style:font-style-asian="normal" style:font-weight-asian="bold" style:font-style-complex="normal" style:font-weight-complex="bold"/>
    </style:style>
    <style:style style:name="T294" style:family="text">
      <style:text-properties fo:font-style="normal" fo:font-weight="bold" officeooo:rsid="010e9cd6" style:font-style-asian="normal" style:font-weight-asian="bold" style:font-style-complex="normal" style:font-weight-complex="bold"/>
    </style:style>
    <style:style style:name="T295" style:family="text">
      <style:text-properties fo:font-style="normal" officeooo:rsid="01530b22" style:font-style-asian="normal" style:font-style-complex="normal"/>
    </style:style>
    <style:style style:name="T296" style:family="text">
      <style:text-properties fo:font-style="normal" officeooo:rsid="016ab60f" style:font-style-asian="normal" style:font-style-complex="normal"/>
    </style:style>
    <style:style style:name="T297" style:family="text">
      <style:text-properties fo:font-style="normal" officeooo:rsid="010e9cd6" style:font-style-asian="normal" style:font-style-complex="normal"/>
    </style:style>
    <style:style style:name="T298" style:family="text">
      <style:text-properties fo:font-style="normal" officeooo:rsid="0154a41e" style:font-style-asian="normal" style:font-style-complex="normal"/>
    </style:style>
    <style:style style:name="T299" style:family="text">
      <style:text-properties officeooo:rsid="0196e4b8"/>
    </style:style>
    <style:style style:name="T300" style:family="text">
      <style:text-properties officeooo:rsid="016ab60f" fo:background-color="#fff200" loext:char-shading-value="0"/>
    </style:style>
    <style:style style:name="T301" style:family="text">
      <style:text-properties officeooo:rsid="010e9cd6" fo:background-color="#fff200" loext:char-shading-value="0"/>
    </style:style>
    <style:style style:name="T302" style:family="text">
      <style:text-properties officeooo:rsid="01aad0a5" fo:background-color="#fff200" loext:char-shading-value="0"/>
    </style:style>
    <style:style style:name="T303" style:family="text">
      <style:text-properties fo:color="#ffffff" officeooo:rsid="01a91b7f" fo:background-color="#2a6099" loext:char-shading-value="0"/>
    </style:style>
    <style:style style:name="T304" style:family="text">
      <style:text-properties fo:color="#ffffff" fo:font-weight="bold" officeooo:rsid="01a91b7f" fo:background-color="#2a6099" loext:char-shading-value="0" style:font-weight-asian="bold" style:font-weight-complex="bold"/>
    </style:style>
    <style:style style:name="T305" style:family="text">
      <style:text-properties fo:color="#ffffff" fo:font-weight="bold" officeooo:rsid="01e28427" fo:background-color="#00a933" loext:char-shading-value="0" style:font-weight-asian="bold" style:font-weight-complex="bold"/>
    </style:style>
    <style:style style:name="T306" style:family="text">
      <style:text-properties fo:color="#ffffff" fo:font-weight="bold" officeooo:rsid="01e28427" fo:background-color="#ffffff" loext:char-shading-value="0" style:font-weight-asian="bold" style:font-weight-complex="bold"/>
    </style:style>
    <style:style style:name="T307" style:family="text">
      <style:text-properties fo:color="#ffffff" fo:font-style="normal" fo:font-weight="bold" officeooo:rsid="01e28427" fo:background-color="#00a933" loext:char-shading-value="0" style:font-style-asian="normal" style:font-weight-asian="bold" style:font-style-complex="normal" style:font-weight-complex="bold"/>
    </style:style>
    <style:style style:name="T308" style:family="text">
      <style:text-properties fo:color="#ffffff" fo:font-style="normal" fo:font-weight="bold" officeooo:rsid="02014dab" fo:background-color="#00a933" loext:char-shading-value="0" style:font-style-asian="normal" style:font-weight-asian="bold" style:font-style-complex="normal" style:font-weight-complex="bold"/>
    </style:style>
    <style:style style:name="T309" style:family="text">
      <style:text-properties fo:color="#ffffff" fo:font-style="normal" fo:font-weight="bold" officeooo:rsid="01e28427" fo:background-color="#ffffff" loext:char-shading-value="0" style:font-style-asian="normal" style:font-weight-asian="bold" style:font-style-complex="normal" style:font-weight-complex="bold"/>
    </style:style>
    <style:style style:name="T310" style:family="text">
      <style:text-properties fo:color="#ffffff" fo:font-style="normal" officeooo:rsid="01e28427" fo:background-color="#00a933" loext:char-shading-value="0" style:font-style-asian="normal" style:font-style-complex="normal"/>
    </style:style>
    <style:style style:name="T311" style:family="text">
      <style:text-properties fo:color="#ffffff" fo:font-style="normal" officeooo:rsid="01e28427" fo:background-color="transparent" loext:char-shading-value="0" style:font-style-asian="normal" style:font-style-complex="normal"/>
    </style:style>
    <style:style style:name="T312" style:family="text">
      <style:text-properties fo:color="#ffffff" style:font-name="Times New Roman1" fo:font-size="12pt" fo:font-style="normal" fo:font-weight="normal" officeooo:rsid="01a91b7f" fo:background-color="#2a6099" loext:char-shading-value="0" style:font-size-asian="12pt" style:font-style-asian="normal" style:font-weight-asian="normal" style:font-name-complex="Times New Roman1" style:font-size-complex="12pt" style:font-style-complex="normal" style:font-weight-complex="normal"/>
    </style:style>
    <style:style style:name="T313" style:family="text">
      <style:text-properties fo:color="#ffffff" style:font-name="Times New Roman1" fo:font-size="12pt" fo:font-style="normal" fo:font-weight="bold" officeooo:rsid="01a91b7f" fo:background-color="#2a6099" loext:char-shading-value="0" style:font-size-asian="12pt" style:font-style-asian="normal" style:font-weight-asian="bold" style:font-name-complex="Times New Roman1" style:font-size-complex="12pt" style:font-style-complex="normal" style:font-weight-complex="bold"/>
    </style:style>
    <style:style style:name="T314" style:family="text">
      <style:text-properties fo:color="#ffffff" style:font-name="Times New Roman1" fo:font-size="12pt" fo:font-style="normal" fo:font-weight="bold" officeooo:rsid="01ac455b" fo:background-color="#2a6099" loext:char-shading-value="0" style:font-size-asian="12pt" style:font-style-asian="normal" style:font-weight-asian="bold" style:font-name-complex="Times New Roman1" style:font-size-complex="12pt" style:font-style-complex="normal" style:font-weight-complex="bold"/>
    </style:style>
    <style:style style:name="T315" style:family="text">
      <style:text-properties fo:color="#ffffff" style:font-name="Times New Roman1" fo:font-size="12pt" fo:font-style="normal" fo:font-weight="bold" officeooo:rsid="01e28427" fo:background-color="#00a933" loext:char-shading-value="0" style:font-size-asian="12pt" style:font-style-asian="normal" style:font-weight-asian="bold" style:font-name-complex="Times New Roman1" style:font-size-complex="12pt" style:font-style-complex="normal" style:font-weight-complex="bold"/>
    </style:style>
    <style:style style:name="T316" style:family="text">
      <style:text-properties fo:color="#ffffff" style:font-name="Times New Roman1" fo:font-size="12pt" fo:font-style="normal" fo:font-weight="bold" officeooo:rsid="01e28427" fo:background-color="transparent" loext:char-shading-value="0" style:font-size-asian="12pt" style:font-style-asian="normal" style:font-weight-asian="bold" style:font-name-complex="Times New Roman1" style:font-size-complex="12pt" style:font-style-complex="normal" style:font-weight-complex="bold"/>
    </style:style>
    <style:style style:name="T317" style:family="text">
      <style:text-properties fo:color="#ffffff" style:font-name="Times New Roman1" fo:font-size="12pt" fo:font-style="normal" fo:font-weight="bold" officeooo:rsid="000c1544" fo:background-color="#a1467e" loext:char-shading-value="0" style:font-size-asian="12pt" style:font-style-asian="normal" style:font-weight-asian="bold" style:font-name-complex="Times New Roman1" style:font-size-complex="12pt" style:font-style-complex="normal" style:font-weight-complex="bold"/>
    </style:style>
    <style:style style:name="T318" style:family="text">
      <style:text-properties fo:color="#ffffff" style:font-name="Times New Roman1" fo:font-size="12pt" fo:font-style="normal" fo:font-weight="bold" officeooo:rsid="000ec587" fo:background-color="#a1467e" loext:char-shading-value="0" style:font-size-asian="12pt" style:font-style-asian="normal" style:font-weight-asian="bold" style:font-name-complex="Times New Roman1" style:font-size-complex="12pt" style:font-style-complex="normal" style:font-weight-complex="bold"/>
    </style:style>
    <style:style style:name="T319" style:family="text">
      <style:text-properties fo:color="#ffffff" style:font-name="Times New Roman1" fo:font-size="12pt" fo:font-style="normal" fo:font-weight="bold" officeooo:rsid="0209b023" fo:background-color="#a1467e" loext:char-shading-value="0" style:font-size-asian="12pt" style:font-style-asian="normal" style:font-weight-asian="bold" style:font-name-complex="Times New Roman1" style:font-size-complex="12pt" style:font-style-complex="normal" style:font-weight-complex="bold"/>
    </style:style>
    <style:style style:name="T320" style:family="text">
      <style:text-properties fo:color="#ffffff" style:font-name="Times New Roman1" fo:font-size="12pt" fo:font-style="normal" fo:font-weight="bold" officeooo:rsid="01e28427" fo:background-color="#ffffff" loext:char-shading-value="0" style:font-size-asian="12pt" style:font-style-asian="normal" style:font-weight-asian="bold" style:font-name-complex="Times New Roman1" style:font-size-complex="12pt" style:font-style-complex="normal" style:font-weight-complex="bold"/>
    </style:style>
    <style:style style:name="T321" style:family="text">
      <style:text-properties fo:color="#ffffff" style:font-name="Times New Roman1" fo:font-size="12pt" fo:font-style="normal" fo:background-color="#00a933" loext:char-shading-value="0" style:font-size-asian="12pt" style:font-style-asian="normal" style:font-name-complex="Times New Roman1" style:font-size-complex="12pt" style:font-style-complex="normal"/>
    </style:style>
    <style:style style:name="T322" style:family="text">
      <style:text-properties fo:color="#ffffff" style:font-name="Times New Roman1" fo:font-size="12pt" fo:font-weight="bold" officeooo:rsid="000c1544" fo:background-color="#a1467e" loext:char-shading-value="0" style:font-size-asian="12pt" style:font-weight-asian="bold" style:font-name-complex="Times New Roman1" style:font-size-complex="12pt" style:font-weight-complex="bold"/>
    </style:style>
    <style:style style:name="T323" style:family="text">
      <style:text-properties fo:color="#ffffff" style:font-name="Times New Roman1" fo:font-size="12pt" fo:font-weight="bold" officeooo:rsid="000ec587" fo:background-color="#a1467e" loext:char-shading-value="0" style:font-size-asian="12pt" style:font-weight-asian="bold" style:font-name-complex="Times New Roman1" style:font-size-complex="12pt" style:font-weight-complex="bold"/>
    </style:style>
    <style:style style:name="T324" style:family="text">
      <style:text-properties fo:color="#ffffff" style:font-name="Times New Roman1" fo:font-size="12pt" fo:font-weight="bold" officeooo:rsid="025295b8" fo:background-color="#a1467e" loext:char-shading-value="0" style:font-size-asian="12pt" style:font-weight-asian="bold" style:font-name-complex="Times New Roman1" style:font-size-complex="12pt" style:font-weight-complex="bold"/>
    </style:style>
    <style:style style:name="T325" style:family="text">
      <style:text-properties fo:color="#ffffff" style:font-name="Liberation Serif" fo:font-size="12pt" fo:font-weight="bold" officeooo:rsid="000c1544" fo:background-color="#a1467e" loext:char-shading-value="0" style:font-size-asian="12pt" style:font-weight-asian="bold" style:font-name-complex="Times New Roman1" style:font-size-complex="12pt" style:font-weight-complex="bold"/>
    </style:style>
    <style:style style:name="T326" style:family="text">
      <style:text-properties fo:color="#ffffff" style:font-name="Liberation Serif" fo:font-size="12pt" fo:font-weight="bold" officeooo:rsid="000ec587" fo:background-color="#a1467e" loext:char-shading-value="0" style:font-size-asian="12pt" style:font-weight-asian="bold" style:font-name-complex="Times New Roman1" style:font-size-complex="12pt" style:font-weight-complex="bold"/>
    </style:style>
    <style:style style:name="T327" style:family="text">
      <style:text-properties fo:color="#ffffff" style:font-name="Liberation Serif" fo:font-size="12pt" fo:font-weight="bold" officeooo:rsid="02507142" fo:background-color="#a1467e" loext:char-shading-value="0" style:font-size-asian="12pt" style:font-weight-asian="bold" style:font-name-complex="Times New Roman1" style:font-size-complex="12pt" style:font-weight-complex="bold"/>
    </style:style>
    <style:style style:name="T328" style:family="text">
      <style:text-properties fo:color="#ffffff" style:font-name="Times New Roman" fo:background-color="#800000" loext:char-shading-value="0" style:font-name-complex="Times New Roman2" style:font-size-complex="11pt"/>
    </style:style>
    <style:style style:name="T329" style:family="text">
      <style:text-properties fo:color="#ffffff" fo:background-color="#800000" loext:char-shading-value="0" style:font-size-complex="11pt"/>
    </style:style>
    <style:style style:name="T330" style:family="text">
      <style:text-properties fo:color="#ffffff" fo:font-size="12pt" fo:background-color="#800000" loext:char-shading-value="0" style:font-size-asian="12pt" style:font-size-complex="11pt"/>
    </style:style>
    <style:style style:name="T331" style:family="text">
      <style:text-properties officeooo:rsid="01c7fb22"/>
    </style:style>
    <style:style style:name="T332" style:family="text">
      <style:text-properties officeooo:rsid="01d0d75e"/>
    </style:style>
    <style:style style:name="T333" style:family="text">
      <style:text-properties style:font-name="Times New Roman" style:font-name-complex="Times New Roman2"/>
    </style:style>
    <style:style style:name="T334" style:family="text">
      <style:text-properties style:font-name="Times New Roman" style:font-name-complex="Times New Roman2" style:font-size-complex="11pt"/>
    </style:style>
    <style:style style:name="T335" style:family="text">
      <style:text-properties style:font-name="Times New Roman" fo:font-size="12pt" fo:font-weight="normal" officeooo:rsid="018fb930" fo:background-color="#ffff00" loext:char-shading-value="0" style:font-size-asian="12pt" style:font-weight-asian="normal" style:font-name-complex="Times New Roman2" style:font-size-complex="12pt" style:font-weight-complex="normal"/>
    </style:style>
    <style:style style:name="T336" style:family="text">
      <style:text-properties style:font-name="Times New Roman" fo:font-size="12pt" fo:font-weight="normal" officeooo:rsid="0111dc15" fo:background-color="transparent" loext:char-shading-value="0" style:font-size-asian="12pt" style:font-weight-asian="normal" style:font-name-complex="Times New Roman2" style:font-size-complex="12pt" style:font-weight-complex="normal"/>
    </style:style>
    <style:style style:name="T337" style:family="text">
      <style:text-properties style:font-name="Times New Roman" fo:font-size="12pt" fo:font-weight="normal" officeooo:rsid="023f0dc0" fo:background-color="transparent" loext:char-shading-value="0" style:font-size-asian="12pt" style:font-weight-asian="normal" style:font-name-complex="Times New Roman2" style:font-size-complex="12pt" style:font-weight-complex="normal"/>
    </style:style>
    <style:style style:name="T338" style:family="text">
      <style:text-properties style:font-name="Times New Roman" fo:font-size="12pt" fo:font-weight="normal" officeooo:rsid="023f3fe0" fo:background-color="transparent" loext:char-shading-value="0" style:font-size-asian="12pt" style:font-weight-asian="normal" style:font-name-complex="Times New Roman2" style:font-size-complex="12pt" style:font-weight-complex="normal"/>
    </style:style>
    <style:style style:name="T339" style:family="text">
      <style:text-properties style:font-name="Times New Roman" fo:font-size="12pt" fo:font-weight="normal" officeooo:rsid="024a3889" fo:background-color="transparent" loext:char-shading-value="0" style:font-size-asian="12pt" style:font-weight-asian="normal" style:font-name-complex="Times New Roman2" style:font-size-complex="12pt" style:font-weight-complex="normal"/>
    </style:style>
    <style:style style:name="T340" style:family="text">
      <style:text-properties style:font-name="Times New Roman" fo:font-size="12pt" fo:font-weight="normal" officeooo:rsid="02563255" fo:background-color="transparent" loext:char-shading-value="0" style:font-size-asian="12pt" style:font-weight-asian="normal" style:font-name-complex="Times New Roman2" style:font-size-complex="12pt" style:font-weight-complex="normal"/>
    </style:style>
    <style:style style:name="T341" style:family="text">
      <style:text-properties style:font-name="Times New Roman" fo:font-size="12pt" fo:font-weight="normal" officeooo:rsid="02569a32" fo:background-color="transparent" loext:char-shading-value="0" style:font-size-asian="12pt" style:font-weight-asian="normal" style:font-name-complex="Times New Roman2" style:font-size-complex="12pt" style:font-weight-complex="normal"/>
    </style:style>
    <style:style style:name="T342" style:family="text">
      <style:text-properties style:font-name="Times New Roman" fo:font-size="12pt" fo:font-style="normal" fo:font-weight="normal" officeooo:rsid="0111dc15" fo:background-color="transparent" loext:char-shading-value="0" style:font-size-asian="12pt" style:font-style-asian="normal" style:font-weight-asian="normal" style:font-name-complex="Times New Roman2" style:font-size-complex="12pt" style:font-style-complex="normal" style:font-weight-complex="normal"/>
    </style:style>
    <style:style style:name="T343" style:family="text">
      <style:text-properties style:font-name="Times New Roman" fo:font-size="12pt" fo:font-style="italic" fo:font-weight="bold" officeooo:rsid="02563255" fo:background-color="transparent" loext:char-shading-value="0" style:font-size-asian="12pt" style:font-style-asian="italic" style:font-weight-asian="bold" style:font-name-complex="Times New Roman2" style:font-size-complex="12pt" style:font-style-complex="italic" style:font-weight-complex="bold"/>
    </style:style>
    <style:style style:name="T344" style:family="text">
      <style:text-properties style:font-name="Times New Roman" fo:font-weight="bold" style:font-weight-asian="bold" style:font-name-complex="Times New Roman2" style:font-weight-complex="bold"/>
    </style:style>
    <style:style style:name="T345" style:family="text">
      <style:text-properties style:font-size-complex="11pt"/>
    </style:style>
    <style:style style:name="T346" style:family="text">
      <style:text-properties fo:font-size="12pt" style:font-size-asian="12pt" style:font-size-complex="11pt"/>
    </style:style>
    <style:style style:name="T347" style:family="text">
      <style:text-properties fo:font-size="12pt" fo:font-weight="bold" style:font-size-asian="12pt" style:font-weight-asian="bold" style:font-size-complex="11pt" style:font-weight-complex="bold"/>
    </style:style>
    <style:style style:name="T348" style:family="text">
      <style:text-properties fo:font-size="12pt" fo:font-weight="normal" style:font-size-asian="12pt" style:font-weight-asian="normal" style:font-size-complex="11pt" style:font-weight-complex="normal"/>
    </style:style>
    <style:style style:name="T349" style:family="text">
      <style:text-properties fo:font-weight="normal" style:font-weight-asian="normal" style:font-weight-complex="normal"/>
    </style:style>
    <style:style style:name="T350" style:family="text">
      <style:text-properties fo:language="en" fo:country="US" style:letter-kerning="false" style:font-name-asian="DejaVu Sans" style:language-asian="en" style:country-asian="US" style:font-name-complex="DejaVu Sans" style:language-complex="en" style:country-complex="US"/>
    </style:style>
    <style:style style:name="T351" style:family="text">
      <style:text-properties fo:font-size="10pt" fo:language="en" fo:country="GB" style:letter-kerning="false" style:font-name-asian="DejaVu Sans" style:font-size-asian="10pt" style:language-asian="en" style:country-asian="US" style:font-name-complex="DejaVu Sans" style:language-complex="en" style:country-complex="US"/>
    </style:style>
    <style:style style:name="T352" style:family="text">
      <style:text-properties fo:font-size="10pt" fo:language="en" fo:country="GB" fo:font-style="italic" style:letter-kerning="false" style:font-name-asian="DejaVu Sans" style:font-size-asian="10pt" style:language-asian="en" style:country-asian="US" style:font-style-asian="italic" style:font-name-complex="DejaVu Sans" style:language-complex="en" style:country-complex="US"/>
    </style:style>
    <style:style style:name="T353" style:family="text">
      <style:text-properties fo:font-size="10pt" fo:language="en" fo:country="GB" fo:font-weight="bold" style:letter-kerning="false" style:font-name-asian="DejaVu Sans" style:font-size-asian="10pt" style:language-asian="en" style:country-asian="US" style:font-weight-asian="bold" style:font-name-complex="DejaVu Sans" style:language-complex="en" style:country-complex="US"/>
    </style:style>
    <style:style style:name="T354" style:family="text">
      <style:text-properties fo:font-size="10pt" fo:language="en" fo:country="US" style:letter-kerning="false" style:font-name-asian="DejaVu Sans" style:font-size-asian="10pt" style:language-asian="en" style:country-asian="US" style:font-name-complex="DejaVu Sans" style:language-complex="en" style:country-complex="US"/>
    </style:style>
    <style:style style:name="T355" style:family="text">
      <style:text-properties fo:font-size="10pt" fo:language="en" fo:country="US" fo:font-style="italic" style:letter-kerning="false" style:font-name-asian="DejaVu Sans" style:font-size-asian="10pt" style:language-asian="en" style:country-asian="US" style:font-style-asian="italic" style:font-name-complex="DejaVu Sans" style:language-complex="en" style:country-complex="US"/>
    </style:style>
    <style:style style:name="T356" style:family="text">
      <style:text-properties fo:font-size="10pt" fo:language="en" fo:country="US" fo:font-weight="bold" style:letter-kerning="false" style:font-name-asian="DejaVu Sans" style:font-size-asian="10pt" style:language-asian="en" style:country-asian="US" style:font-weight-asian="bold" style:font-name-complex="DejaVu Sans" style:language-complex="en" style:country-complex="US"/>
    </style:style>
    <style:style style:name="T357"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358"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1" style:font-size-complex="12pt" style:language-complex="hi" style:country-complex="IN" style:font-style-complex="italic" style:font-weight-complex="bold" style:text-emphasize="none" style:text-scale="100%"/>
    </style:style>
    <style:style style:name="T359" style:family="text">
      <style:text-properties fo:font-variant="normal" fo:text-transform="none" style:use-window-font-color="true"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1" style:font-size-complex="12pt" style:language-complex="hi" style:country-complex="IN" style:font-style-complex="italic" style:font-weight-complex="bold" style:text-emphasize="none" style:text-scale="100%"/>
    </style:style>
    <style:style style:name="T360"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Limited effects of <text:span text:style-name="T272">predators</text:span> <text:span text:style-name="T271">and generalist herbivores</text:span> <text:span text:style-name="T272">on plant-herbivore interaction network </text:span>in <text:span text:style-name="T272">early </text:span>tropical secondary fores<text:span text:style-name="T271">t.</text:span></text:p>
      <text:p text:style-name="P16"/>
      <text:p text:style-name="P39"><text:span text:style-name="T333">Szefer, Kenneth Molem, Austin Sau, Martina </text:span><office:annotation office:name="__Annotation__1814_598386190"><dc:creator>Vojtech Novotny</dc:creator><dc:date>2020-11-13T22:03:00</dc:date><loext:sender-initials>VN</loext:sender-initials><text:p><text:span text:style-name="T350">I think we should include Martina on one paper – we do not deal with fungicides but that is because of her analyses…</text:span></text:p></office:annotation><text:span text:style-name="T333">Vasutova</text:span><office:annotation-end office:name="__Annotation__1814_598386190"/><office:annotation office:name="__Annotation__1819_598386190"><dc:creator>Vojtech Novotny</dc:creator><dc:date>2020-11-13T22:04:00</dc:date><loext:sender-initials>VN</loext:sender-initials><text:p><text:span text:style-name="T350">anybody else to suggest?</text:span></text:p></office:annotation><text:span text:style-name="T333"> </text:span><office:annotation-end office:name="__Annotation__1819_598386190"/><text:span text:style-name="T333">&amp; Vojtech Novotny</text:span></text:p>
      <text:p text:style-name="P1"/>
      <text:p text:style-name="P1">Abstract</text:p>
      <text:p text:style-name="P8"><text:tab/></text:p>
      <text:p text:style-name="P10"><text:s text:c="7"/>Character of plant-herbivore interactions networks are strongly influenced by herbivore species, their predators and plants. However, there are still gaps in our understanding of the feed-backs between each trophic level, and conditions under which they <text:span text:style-name="T299">occurring.</text:span> </text:p>
      <text:p text:style-name="P9"><text:tab/>Here we present the results of an complete randomized design experiment where we tested presence, strength and character of interactions of predators, herbivorous insects and intermediate predators on early successional vegetation in tropics. We excluded predators using exclosures, suppressed arthropods with insecticides. To further explore how herbivores were limited by their resources, i.e. whether their niches were tightly partitioned and the community saturated, we introduced locally common generalist invertebrate herbivore into our system.</text:p>
      <text:p text:style-name="P11"><text:tab/>There was a <text:span text:style-name="T289">surprisingly limited top-down effect of predators on herbivores</text:span> and <text:span text:style-name="T289">intermediate arthropod predators (IAP)</text:span> diversity, richness and abundance. Herbivore, and surprisingly also IAP communities, were <text:span text:style-name="T289">shaped mainly by the plant community composition</text:span>. </text:p>
      <text:p text:style-name="P11"><text:tab/>Our results suggest strong bottom-up control by plants in early successional stages of succession] <text:span text:style-name="T332">and possible low impact of vertebrate predators or other energy channels for both vertebrate and invertebrate predators (detritus channels). </text:span>What would interaction tell us (PDI...)? We found … shift in specialization and network structure, change in abundance, shift in size for some insect groups, (2) …]. <text:span text:style-name="T285">This also suggests what are the consequences of simplified community structure and...</text:span></text:p>
      <text:p text:style-name="P11"/>
      <text:p text:style-name="P11">Even more surprisingly we found that <text:span text:style-name="T289">suppressing arthropods had little effect on the network structure</text:span>, and that treatment resulted in nearly perfect dependency of herbivore biomass/abundance on total plant abundance. Addition of the generalist herbivores affected herbivore community.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331">W</text:span>e know that w125 caused degeneration of plant community composition, but what about herbivores)? There was no evidence for herbivore diet breadth to be a factor... plant community</text:p>
      <text:p text:style-name="P9"/>
      <text:p text:style-name="P9"><text:tab/></text:p>
      <text:p text:style-name="P6"/>
      <text:p text:style-name="P29"><text:span text:style-name="T62">Key words: </text:span><text:span text:style-name="T1">tri-trophic interactions, plant-arthropod herbivore networks, intermediate predation, succession, interaction networks, top down effects, cascading effects, tropical secondary forest.</text:span></text:p>
      <text:p text:style-name="P2"/>
      <text:p text:style-name="P38"><text:span text:style-name="T64">I</text:span><text:span text:style-name="T65">ntroduction</text:span></text:p>
      <text:p text:style-name="P67"/>
      <text:p text:style-name="P85"><text:span text:style-name="T19">Secondary succession in tropical forest gaps</text:span><text:span text:style-name="T20"> </text:span><text:span text:style-name="T21">(gap dynamics)</text:span><text:span text:style-name="T19">, together with </text:span><text:span text:style-name="T22">enemy-mediated </text:span><text:span text:style-name="T19">density-dependenc</text:span><text:span text:style-name="T20">e</text:span><text:span text:style-name="T19"> are </text:span><text:span text:style-name="T21">two </text:span><text:span text:style-name="T19">main theories </text:span><text:span text:style-name="T21">(hypotheses) </text:span><text:span text:style-name="T19">explaining </text:span><text:span text:style-name="T27">sustained hyper-diversity of </text:span><text:span text:style-name="T19">tropical forest</text:span><text:span text:style-name="T38"> </text:span><text:reference-mark-start text:name="ZOTERO_ITEM CSL_CITATION {&quot;citationID&quot;:&quot;LVYJUO37&quot;,&quot;properties&quot;:{&quot;formattedCitation&quot;:&quot;(Fischer et al., 2016; Gripenberg et al., 2014; Schnitzer &amp; Carson, 2001)&quot;,&quot;plainCitation&quot;:&quot;(Fischer et al., 2016; Gripenberg et al., 2014; Schnitzer &amp;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c9pdQU0BZR"/><text:span text:style-name="T38">(Fischer et al., </text:span><text:span text:style-name="T199">2016; Gripenberg et al., 2014; Schnitzer &amp; Carson, 2001)</text:span><text:reference-mark-end text:name="ZOTERO_ITEM CSL_CITATION {&quot;citationID&quot;:&quot;LVYJUO37&quot;,&quot;properties&quot;:{&quot;formattedCitation&quot;:&quot;(Fischer et al., 2016; Gripenberg et al., 2014; Schnitzer &amp; Carson, 2001)&quot;,&quot;plainCitation&quot;:&quot;(Fischer et al., 2016; Gripenberg et al., 2014; Schnitzer &amp; Carson, 2001)&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c9pdQU0BZR"/><text:span text:style-name="T199">. </text:span><text:span text:style-name="T227">Secondary succession in gaps allows for </text:span><text:span text:style-name="T230">light-demanding s</text:span><text:span text:style-name="T227">pecies to establish themselves in otherwise impenetrable canopy </text:span><text:span text:style-name="T228">and the result of this successional process can persist for decades after </text:span><text:span text:style-name="T229">(</text:span><text:span text:style-name="T173">ref</text:span><text:span text:style-name="T229">)</text:span><text:span text:style-name="T227">. </text:span><text:span text:style-name="T336">It has been assumed that early successional vegetation is structured primarily by competition among plants </text:span><text:span text:style-name="T340">(</text:span><text:span text:style-name="T343">ref</text:span><text:span text:style-name="T340">)</text:span><text:span text:style-name="T336">. The initial succession of rainforest vegetation tends to be dominated </text:span><text:span text:style-name="T337">by</text:span><text:span text:style-name="T336"> highly specialized pioneer life-history strategy, characterized by high production and dispersal of small seeds capable of surviving in a soil seed bank, and seedlings and saplings maximizing their growth rate at the expense of anti-herbivore </text:span><text:span text:style-name="T338">defenses</text:span><text:span text:style-name="T336"> and their life-span (ref). </text:span><text:span text:style-name="T341">However to what extent survival is density dependent in successional forest is unknown. </text:span><text:span text:style-name="T51">Recently </text:span><text:span text:style-name="T49">e</text:span><text:span text:style-name="T52">xperimental manipulation of</text:span><text:span text:style-name="T49"> </text:span><text:span text:style-name="T52">trophic levels adjoined to plants </text:span><text:span text:style-name="T51">w</text:span><text:span text:style-name="T49">as</text:span><text:span text:style-name="T51"> considered in the latter </text:span><text:reference-mark-start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8Om1zyHzC9"/><text:span text:style-name="T51">(Bagchi et al., 2014)</text:span><text:reference-mark-end text:name="ZOTERO_ITEM CSL_CITATION {&quot;citationID&quot;:&quot;kCuZYLiZ&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8Om1zyHzC9"/><text:span text:style-name="T51">, but have rarely been </text:span><text:span text:style-name="T53">considered</text:span><text:span text:style-name="T51"> in the former </text:span><text:reference-mark-start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mMBN9XZte"/><text:span text:style-name="T51">(Fischer et al., 2016)</text:span><text:reference-mark-end text:name="ZOTERO_ITEM CSL_CITATION {&quot;citationID&quot;:&quot;epDHBIgk&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jmMBN9XZte"/><text:span text:style-name="T51">. </text:span><text:span text:style-name="T54">D</text:span><text:span text:style-name="T339">ensity dependent effects might be less important in early succession in tropical forest </text:span><text:reference-mark-start text:name="ZOTERO_ITEM CSL_CITATION {&quot;citationID&quot;:&quot;IWRXL58N&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CEgbVpBFtb"/><text:span text:style-name="T339">(Szefer, Molem, Sau, &amp; Novotny, 2020)</text:span><text:reference-mark-end text:name="ZOTERO_ITEM CSL_CITATION {&quot;citationID&quot;:&quot;IWRXL58N&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CEgbVpBFtb"/><text:span text:style-name="T339">. </text:span><text:span text:style-name="T46">Especially in the complex communities </text:span><text:span text:style-name="T49">top-down and bottom-up</text:span><text:span text:style-name="T46"> effects can be </text:span><text:span text:style-name="T48">compensated</text:span><text:span text:style-name="T46"> by variability in plant quality and </text:span><text:span text:style-name="T47">composition</text:span><text:span text:style-name="T46"> of natural enemies on </text:span><text:span text:style-name="T49">a higher</text:span><text:span text:style-name="T46"> trophic levels.</text:span></text:p>
      <text:p text:style-name="P68"/>
      <text:p text:style-name="P84"><text:span text:style-name="T9">Despite some observations </text:span><text:span text:style-name="T15">it</text:span><text:span text:style-name="T16"> </text:span><text:span text:style-name="T17">has not yet been clearly established </text:span><text:span text:style-name="T16">w</text:span><text:span text:style-name="T17">hether top-down cascading effects are universal in the tropics</text:span><text:span text:style-name="T18">.</text:span><text:span text:style-name="T39"> </text:span><text:span text:style-name="T46"><text:s/></text:span><text:span text:style-name="T40">Bats and birds </text:span><text:span text:style-name="T41">are</text:span><text:span text:style-name="T40"> </text:span><text:span text:style-name="T42">undeniably </text:span><text:span text:style-name="T40">important </text:span><text:span text:style-name="T42">predators </text:span><text:span text:style-name="T45">of tropical insects</text:span><text:span text:style-name="T42"> and were showed to </text:span><text:span text:style-name="T45">limit</text:span><text:span text:style-name="T40"> </text:span><text:span text:style-name="T45">their</text:span><text:span text:style-name="T40"> abundance and </text:span><text:span text:style-name="T45">effectively </text:span><text:span text:style-name="T40">reduce leaf damage </text:span><text:reference-mark-start text:name="ZOTERO_ITEM CSL_CITATION {&quot;citationID&quot;:&quot;XPLlNeG6&quot;,&quot;properties&quot;:{&quot;formattedCitation&quot;:&quot;(Kalka, Smith, &amp; Kalko, 2008; Morrison &amp; Lindell, 2012)&quot;,&quot;plainCitation&quot;:&quot;(Kalka, Smith, &amp; Kalko, 2008; Morrison &amp; Lindell, 2012)&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schema&quot;:&quot;https://github.com/citation-style-language/schema/raw/master/csl-citation.json&quot;} RND9Xg4dyLFNk"/><text:span text:style-name="T40">(Kalka, Smith, &amp; Kalko, 2008; Morrison &amp; Lindell, 2012)</text:span><text:reference-mark-end text:name="ZOTERO_ITEM CSL_CITATION {&quot;citationID&quot;:&quot;XPLlNeG6&quot;,&quot;properties&quot;:{&quot;formattedCitation&quot;:&quot;(Kalka, Smith, &amp; Kalko, 2008; Morrison &amp; Lindell, 2012)&quot;,&quot;plainCitation&quot;:&quot;(Kalka, Smith, &amp; Kalko, 2008; Morrison &amp; Lindell, 2012)&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2363,&quot;uris&quot;:[&quot;http://zotero.org/users/1954708/items/6D99HXG9&quot;],&quot;uri&quot;:[&quot;http://zotero.org/users/1954708/items/6D99HXG9&quot;],&quot;itemData&quot;:{&quot;id&quot;:2363,&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quot;,&quot;DOI&quot;:&quot;10.1890/11-1118.1&quot;,&quot;ISSN&quot;:&quot;1939-5582&quot;,&quot;issue&quot;:&quot;5&quot;,&quot;language&quot;:&quot;en&quot;,&quot;page&quot;:&quot;1526-1534&quot;,&quot;source&quot;:&quot;Wiley Online Library&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quot;schema&quot;:&quot;https://github.com/citation-style-language/schema/raw/master/csl-citation.json&quot;} RND9Xg4dyLFNk"/><text:span text:style-name="T40">, </text:span><text:span text:style-name="T45">and are being attracted </text:span><text:span text:style-name="T50">to plants by</text:span><text:span text:style-name="T45"> increased herbivore feeding</text:span><text:span text:style-name="T42"> </text:span><text:reference-mark-start text:name="ZOTERO_ITEM CSL_CITATION {&quot;citationID&quot;:&quot;QnheraMR&quot;,&quot;properties&quot;:{&quot;formattedCitation&quot;:&quot;(Sam, Koane, &amp; Novotny, 2015)&quot;,&quot;plainCitation&quot;:&quot;(Sam, Koane, &amp; Novotny, 2015)&quot;,&quot;noteIndex&quot;:0},&quot;citationItems&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NtggaSOQAX"/><text:span text:style-name="T42">(Sam, Koane, &amp; Novotny, 2015)</text:span><text:reference-mark-end text:name="ZOTERO_ITEM CSL_CITATION {&quot;citationID&quot;:&quot;QnheraMR&quot;,&quot;properties&quot;:{&quot;formattedCitation&quot;:&quot;(Sam, Koane, &amp; Novotny, 2015)&quot;,&quot;plainCitation&quot;:&quot;(Sam, Koane, &amp; Novotny, 2015)&quot;,&quot;noteIndex&quot;:0},&quot;citationItems&quot;:[{&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schema&quot;:&quot;https://github.com/citation-style-language/schema/raw/master/csl-citation.json&quot;} RNDNtggaSOQAX"/><text:span text:style-name="T42">. </text:span><text:span text:style-name="T50">D</text:span><text:span text:style-name="T138">espite the fact that</text:span><text:span text:style-name="T137"> the s</text:span><text:span text:style-name="T106">trength</text:span><text:span text:style-name="T107"> of biotic effects is hypothesized to increase towards lower latitudes </text:span><text:span text:style-name="T143">c</text:span><text:span text:style-name="T127">on</text:span><text:span text:style-name="T139">ditions allowing for cascading effects </text:span><text:span text:style-name="T107">are mostly </text:span><text:span text:style-name="T138">studied</text:span><text:span text:style-name="T127"> </text:span><text:span text:style-name="T138">in</text:span><text:span text:style-name="T107"> temperate </text:span><text:span text:style-name="T143">food chains</text:span><text:span text:style-name="T137"> </text:span><text:span text:style-name="T132">(</text:span><text:span text:style-name="T171">ref</text:span><text:span text:style-name="T132">).</text:span><text:span text:style-name="T102"> </text:span><text:span text:style-name="T45">In temperate regions we o</text:span><text:span text:style-name="T43">ften find </text:span><text:span text:style-name="T45">the </text:span><text:span text:style-name="T43">presence of </text:span><text:span text:style-name="T44">cascading effects of top predators on plants </text:span><text:span text:style-name="T43"><text:s/></text:span><text:reference-mark-start text:name="ZOTERO_ITEM CSL_CITATION {&quot;citationID&quot;:&quot;9JCQvMWF&quot;,&quot;properties&quot;:{&quot;formattedCitation&quot;:&quot;(M\\uc0\\u228{}ntyl\\uc0\\u228{}, Klemola, &amp; Laaksonen, 2011)&quot;,&quot;plainCitation&quot;:&quot;(Mäntylä, Klemola, &amp; Laaksonen, 2011)&quot;,&quot;noteIndex&quot;:0},&quot;citationItems&quot;:[{&quot;id&quot;:2880,&quot;uris&quot;:[&quot;http://zotero.org/users/1954708/items/WMLFCGXA&quot;],&quot;uri&quot;:[&quot;http://zotero.org/users/1954708/items/WMLFCGXA&quot;],&quot;itemData&quot;:{&quot;id&quot;:2880,&quot;type&quot;:&quot;article-journal&quot;,&quot;abstract&quot;:&quot;The tritrophic interactions between plants, herbivores and avian predators are complex and prone to trophic cascades. We conducted a meta-analysis of original articles that have studied birds as predators of invertebrate herbivores, to compare top-down trophic cascades with different plant responses from different environments and climatic areas. Our search found 29 suitable articles, with a total of 81 separate experimental study set-ups. The meta-analysis revealed that plants benefited from the presence of birds. A significant reduction was observed in the level of leaf damage and plant mortality. The presence of birds also positively affected the amount of plant biomass, whereas effects on plant growth were negligible. There were no differences in the effects between agricultural and natural environments. Similarly, plants performed better in all climatic areas (tropical, temperate and boreal) when birds were present. Moreover, both mature plants and saplings gained benefits from the presence of birds. Our results show that birds cause top-down trophic cascades and thus they play an integral role in ecosystems.&quot;,&quot;container-title&quot;:&quot;Oecologia&quot;,&quot;DOI&quot;:&quot;10.1007/s00442-010-1774-2&quot;,&quot;ISSN&quot;:&quot;1432-1939&quot;,&quot;issue&quot;:&quot;1&quot;,&quot;journalAbbreviation&quot;:&quot;Oecologia&quot;,&quot;language&quot;:&quot;en&quot;,&quot;page&quot;:&quot;143-151&quot;,&quot;source&quot;:&quot;Springer Link&quot;,&quot;title&quot;:&quot;Birds help plants: a meta-analysis of top-down trophic cascades caused by avian predators&quot;,&quot;title-short&quot;:&quot;Birds help plants&quot;,&quot;volume&quot;:&quot;165&quot;,&quot;author&quot;:[{&quot;family&quot;:&quot;Mäntylä&quot;,&quot;given&quot;:&quot;Elina&quot;},{&quot;family&quot;:&quot;Klemola&quot;,&quot;given&quot;:&quot;Tero&quot;},{&quot;family&quot;:&quot;Laaksonen&quot;,&quot;given&quot;:&quot;Toni&quot;}],&quot;issued&quot;:{&quot;date-parts&quot;:[[&quot;2011&quot;,1,1]]}}}],&quot;schema&quot;:&quot;https://github.com/citation-style-language/schema/raw/master/csl-citation.json&quot;} RNDimGNWbYt5a"/><text:span text:style-name="T281">(M</text:span><text:span text:style-name="T282">äntylä, Klemola, &amp; Laaksonen, 2011)</text:span><text:reference-mark-end text:name="ZOTERO_ITEM CSL_CITATION {&quot;citationID&quot;:&quot;9JCQvMWF&quot;,&quot;properties&quot;:{&quot;formattedCitation&quot;:&quot;(M\\uc0\\u228{}ntyl\\uc0\\u228{}, Klemola, &amp; Laaksonen, 2011)&quot;,&quot;plainCitation&quot;:&quot;(Mäntylä, Klemola, &amp; Laaksonen, 2011)&quot;,&quot;noteIndex&quot;:0},&quot;citationItems&quot;:[{&quot;id&quot;:2880,&quot;uris&quot;:[&quot;http://zotero.org/users/1954708/items/WMLFCGXA&quot;],&quot;uri&quot;:[&quot;http://zotero.org/users/1954708/items/WMLFCGXA&quot;],&quot;itemData&quot;:{&quot;id&quot;:2880,&quot;type&quot;:&quot;article-journal&quot;,&quot;abstract&quot;:&quot;The tritrophic interactions between plants, herbivores and avian predators are complex and prone to trophic cascades. We conducted a meta-analysis of original articles that have studied birds as predators of invertebrate herbivores, to compare top-down trophic cascades with different plant responses from different environments and climatic areas. Our search found 29 suitable articles, with a total of 81 separate experimental study set-ups. The meta-analysis revealed that plants benefited from the presence of birds. A significant reduction was observed in the level of leaf damage and plant mortality. The presence of birds also positively affected the amount of plant biomass, whereas effects on plant growth were negligible. There were no differences in the effects between agricultural and natural environments. Similarly, plants performed better in all climatic areas (tropical, temperate and boreal) when birds were present. Moreover, both mature plants and saplings gained benefits from the presence of birds. Our results show that birds cause top-down trophic cascades and thus they play an integral role in ecosystems.&quot;,&quot;container-title&quot;:&quot;Oecologia&quot;,&quot;DOI&quot;:&quot;10.1007/s00442-010-1774-2&quot;,&quot;ISSN&quot;:&quot;1432-1939&quot;,&quot;issue&quot;:&quot;1&quot;,&quot;journalAbbreviation&quot;:&quot;Oecologia&quot;,&quot;language&quot;:&quot;en&quot;,&quot;page&quot;:&quot;143-151&quot;,&quot;source&quot;:&quot;Springer Link&quot;,&quot;title&quot;:&quot;Birds help plants: a meta-analysis of top-down trophic cascades caused by avian predators&quot;,&quot;title-short&quot;:&quot;Birds help plants&quot;,&quot;volume&quot;:&quot;165&quot;,&quot;author&quot;:[{&quot;family&quot;:&quot;Mäntylä&quot;,&quot;given&quot;:&quot;Elina&quot;},{&quot;family&quot;:&quot;Klemola&quot;,&quot;given&quot;:&quot;Tero&quot;},{&quot;family&quot;:&quot;Laaksonen&quot;,&quot;given&quot;:&quot;Toni&quot;}],&quot;issued&quot;:{&quot;date-parts&quot;:[[&quot;2011&quot;,1,1]]}}}],&quot;schema&quot;:&quot;https://github.com/citation-style-language/schema/raw/master/csl-citation.json&quot;} RNDimGNWbYt5a"/><text:span text:style-name="T43">. </text:span><text:span text:style-name="T139">In general</text:span><text:span text:style-name="T102"> because of low number of studies </text:span><text:span text:style-name="T139">we see </text:span><text:span text:style-name="T102">higher variability of effects from tropical forest </text:span><text:reference-mark-start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HHF6wSwyd"/><text:span text:style-name="T102">(Jia et al., 2018)</text:span><text:reference-mark-end text:name="ZOTERO_ITEM CSL_CITATION {&quot;citationID&quot;:&quot;FdhoBvtM&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HHF6wSwyd"/><text:span text:style-name="T102">. </text:span><text:span text:style-name="T139">Thus, o</text:span><text:span text:style-name="T102">ur understanding of the mechanisms governing top-down effects on insects and cascading effect on plants is limited by the </text:span><text:span text:style-name="T144">different </text:span><text:span text:style-name="T102">types of habitats studied. </text:span><text:span text:style-name="T144">In a handful of available studies t</text:span><text:span text:style-name="T141">op-down and cascading effects in structuring diversity and abundance are known mostly for primary forest </text:span><text:reference-mark-start text:name="ZOTERO_ITEM CSL_CITATION {&quot;citationID&quot;:&quot;vjdV7Hgz&quot;,&quot;properties&quot;:{&quot;formattedCitation&quot;:&quot;(Letourneau, Dyer, &amp; C, 2004)&quot;,&quot;plainCitation&quot;:&quot;(Letourneau, Dyer, &amp; C,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74ggpi3Q66"/><text:span text:style-name="T141">(Letourneau, Dyer, &amp; C, 2004)</text:span><text:reference-mark-end text:name="ZOTERO_ITEM CSL_CITATION {&quot;citationID&quot;:&quot;vjdV7Hgz&quot;,&quot;properties&quot;:{&quot;formattedCitation&quot;:&quot;(Letourneau, Dyer, &amp; C, 2004)&quot;,&quot;plainCitation&quot;:&quot;(Letourneau, Dyer, &amp; C, 2004)&quot;,&quot;noteIndex&quot;:0},&quot;citationItems&quot;:[{&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schema&quot;:&quot;https://github.com/citation-style-language/schema/raw/master/csl-citation.json&quot;} RND74ggpi3Q66"/><text:span text:style-name="T141"> </text:span><text:span text:style-name="T145">but</text:span><text:span text:style-name="T146"> </text:span><text:span text:style-name="T145">their </text:span><text:span text:style-name="T146">lack </text:span><text:span text:style-name="T145">in tropics </text:span><text:span text:style-name="T157">has been also reportef</text:span><text:span text:style-name="T145">, e.g.</text:span><text:span text:style-name="T146"> </text:span><text:span text:style-name="T138">in fragmented forest in Brazil</text:span><text:span text:style-name="T146"> </text:span><text:reference-mark-start text:name="ZOTERO_ITEM CSL_CITATION {&quot;citationID&quot;:&quot;iIo9JexJ&quot;,&quot;properties&quot;:{&quot;formattedCitation&quot;:&quot;(Morante\\uc0\\u8208{}Filho, Arroyo\\uc0\\u8208{}Rodr\\uc0\\u237{}guez, Lohbeck, Tscharntke, &amp; Faria, 2016)&quot;,&quot;plainCitation&quot;:&quot;(Morante‐Filho, Arroyo‐Rodríguez, Lohbeck, Tscharntke, &amp; Faria,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4ZCh4nqVot"/><text:span text:style-name="T279">(Morante</text:span><text:span text:style-name="T280">‐Filho, Arroyo‐Rodríguez, Lohbeck, Tscharntke, &amp; Faria, 2016)</text:span><text:reference-mark-end text:name="ZOTERO_ITEM CSL_CITATION {&quot;citationID&quot;:&quot;iIo9JexJ&quot;,&quot;properties&quot;:{&quot;formattedCitation&quot;:&quot;(Morante\\uc0\\u8208{}Filho, Arroyo\\uc0\\u8208{}Rodr\\uc0\\u237{}guez, Lohbeck, Tscharntke, &amp; Faria, 2016)&quot;,&quot;plainCitation&quot;:&quot;(Morante‐Filho, Arroyo‐Rodríguez, Lohbeck, Tscharntke, &amp; Faria,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4ZCh4nqVot"/><text:span text:style-name="T147">.</text:span><text:span text:style-name="T148"> </text:span><text:span text:style-name="T149">How food web context affects</text:span><text:span text:style-name="T141"> diversity and abundance of secondary forests ga</text:span><text:span text:style-name="T99">p</text:span><text:span text:style-name="T141">s is unknown, despite being </text:span><text:span text:style-name="T149">an </text:span><text:span text:style-name="T141">important process, </text:span><text:span text:style-name="T142">especially in the early stages </text:span><text:span text:style-name="T130">of succession</text:span><text:span text:style-name="T141"> </text:span><text:reference-mark-start text:name="ZOTERO_ITEM CSL_CITATION {&quot;citationID&quot;:&quot;a3JTtPHp&quot;,&quot;properties&quot;:{&quot;formattedCitation&quot;:&quot;(Piper, Altmann, &amp; Lusk, 2018)&quot;,&quot;plainCitation&quot;:&quot;(Piper, Altmann, &amp; Lusk,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hKln6OSFyT"/><text:span text:style-name="T141">(Piper, Altmann, &amp; Lusk, 2018)</text:span><text:reference-mark-end text:name="ZOTERO_ITEM CSL_CITATION {&quot;citationID&quot;:&quot;a3JTtPHp&quot;,&quot;properties&quot;:{&quot;formattedCitation&quot;:&quot;(Piper, Altmann, &amp; Lusk, 2018)&quot;,&quot;plainCitation&quot;:&quot;(Piper, Altmann, &amp; Lusk,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hKln6OSFyT"/><text:span text:style-name="T141">. </text:span></text:p>
      <text:p text:style-name="P70"/>
      <text:p text:style-name="P96"><text:span text:style-name="T164">To some extent c</text:span><text:span text:style-name="T165">orrelation of guild abunda</text:span><text:span text:style-name="T166">nce </text:span><text:span text:style-name="T164">can hint an underlying mechanism.</text:span><text:span text:style-name="T152"> </text:span><text:span text:style-name="T159">Positive correlation between arthropod guilds, (IAPs and various herbivores)</text:span><text:span text:style-name="T157"> can be attributed to bottom-up, </text:span><text:span text:style-name="T159">whereas negative</text:span><text:span text:style-name="T157"> </text:span><text:span text:style-name="T159">as</text:span><text:span text:style-name="T157"> </text:span><text:span text:style-name="T159">a signal of a </text:span><text:span text:style-name="T157">top-down control </text:span><text:span text:style-name="T159">by predators at higher trophic levels</text:span><text:span text:style-name="T157">. </text:span><text:span text:style-name="T152">I</text:span><text:span text:style-name="T127">n </text:span><text:span text:style-name="T158">a</text:span><text:span text:style-name="T138"> </text:span><text:span text:style-name="T128">recent stud</text:span><text:span text:style-name="T158">y</text:span><text:span text:style-name="T160"> </text:span><text:span text:style-name="T158">by</text:span><text:span text:style-name="T128"> </text:span><text:reference-mark-start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ySKa7EA0aU"/><text:span text:style-name="T128">(Mottl et al., 2020) </text:span><text:reference-mark-end text:name="ZOTERO_ITEM CSL_CITATION {&quot;citationID&quot;:&quot;EjTYOYbG&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ySKa7EA0aU"/><text:span text:style-name="T128"><text:s/></text:span><text:span text:style-name="T160">from a secondary successional tropical forest </text:span><text:span text:style-name="T158">the authors </text:span><text:span text:style-name="T128">found </text:span><text:span text:style-name="T94">no negative correlations</text:span><text:span text:style-name="T128"> which can be interpreted as a lack of or </text:span><text:span text:style-name="T159">a </text:span><text:span text:style-name="T128">we</text:span><text:span text:style-name="T132">a</text:span><text:span text:style-name="T128">k top-down control of herbivores by predators. </text:span><text:span text:style-name="T134">They further predicted </text:span><text:span text:style-name="T135">that </text:span><text:span text:style-name="T134">a p</text:span><text:span text:style-name="T133">ositive correlation can be expected in case of bottom-up cascade</text:span><text:span text:style-name="T136"> (or abiotic factors) </text:span><text:span text:style-name="T133">from plants to intermediate arthropod predators (IAPs), </text:span><text:span text:style-name="T134">and negative if top-down</text:span><text:span text:style-name="T128">. </text:span><text:span text:style-name="T129">Ho</text:span><text:span text:style-name="T127">w</text:span><text:span text:style-name="T129">ever, they considered ants and no evaluation of the vertebrate predation effect was provided, </text:span><text:span text:style-name="T127">and similar lack of cascading effect on plants was previously found for ants</text:span><text:span text:style-name="T130"> </text:span><text:reference-mark-start text:name="ZOTERO_ITEM CSL_CITATION {&quot;citationID&quot;:&quot;DFrsQI4w&quot;,&quot;properties&quot;:{&quot;formattedCitation&quot;:&quot;(Dyer &amp; Letourneau, 1999)&quot;,&quot;plainCitation&quot;:&quot;(Dyer &amp;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EfuaVuUBHK"/><text:span text:style-name="T130">(Dyer &amp; Letourneau, 1999)</text:span><text:reference-mark-end text:name="ZOTERO_ITEM CSL_CITATION {&quot;citationID&quot;:&quot;DFrsQI4w&quot;,&quot;properties&quot;:{&quot;formattedCitation&quot;:&quot;(Dyer &amp; Letourneau, 1999)&quot;,&quot;plainCitation&quot;:&quot;(Dyer &amp; Letourneau, 1999)&quot;,&quot;noteIndex&quot;:0},&quot;citationItems&quot;:[{&quot;id&quot;:1651,&quot;uris&quot;:[&quot;http://zotero.org/users/1954708/items/WSVMG9ML&quot;],&quot;uri&quot;:[&quot;http://zotero.org/users/1954708/items/WSVMG9ML&quot;],&quot;itemData&quot;:{&quot;id&quot;:1651,&quot;type&quot;:&quot;article-journal&quot;,&quot;abstract&quot;:&quot;We tested integrative bottom-up and top-down trophic cascade hypotheses with manipulative experiments in a tropical wet forest, using the ant-plant Piper cenocladum and its associated arthropod community. We examined enhanced nutrients and light along with predator and herbivore exclusions as sources of variation in the relative biomass of plants, their herbivores (via rates of herbivory), and resident predaceous ants. The combined manipulations of secondary consumers, primary consumers, and plant resources allowed us to examine some of the direct and indirect effects on each trophic level and to determine the relative contributions of bottom-up and top-down cascades to the structure of the community. We found that enhanced plant resources (nutrients and light) had direct positive effects on plant biomass. However, we found no evidence of indirect (cascading through the herbivores) effects of plant biomass on predators or top predators. In contrast, ants had indirect effects on plant biomass by decreasing herbivory on the plants. This top-down cascade occurred whether or not plant resources were enriched, conditions which are expected to modify top-down forces.&quot;,&quot;container-title&quot;:&quot;Oecologia&quot;,&quot;DOI&quot;:&quot;10.1007/s004420050785&quot;,&quot;ISSN&quot;:&quot;1432-1939&quot;,&quot;issue&quot;:&quot;2&quot;,&quot;journalAbbreviation&quot;:&quot;Oecologia&quot;,&quot;language&quot;:&quot;en&quot;,&quot;page&quot;:&quot;265-274&quot;,&quot;source&quot;:&quot;Springer Link&quot;,&quot;title&quot;:&quot;Relative strengths of top-down and bottom-up forces in a tropical forest community&quot;,&quot;volume&quot;:&quot;119&quot;,&quot;author&quot;:[{&quot;family&quot;:&quot;Dyer&quot;,&quot;given&quot;:&quot;Lee A.&quot;},{&quot;family&quot;:&quot;Letourneau&quot;,&quot;given&quot;:&quot;Deborah K.&quot;}],&quot;issued&quot;:{&quot;date-parts&quot;:[[&quot;1999&quot;,5,1]]}}}],&quot;schema&quot;:&quot;https://github.com/citation-style-language/schema/raw/master/csl-citation.json&quot;} RNDEfuaVuUBHK"/><text:span text:style-name="T130">. </text:span><text:span text:style-name="T124">I</text:span><text:span text:style-name="T102">n our </text:span><text:span text:style-name="T127">recent</text:span><text:span text:style-name="T102"> studies we concluded that herbivores, but not </text:span><text:span text:style-name="T125">birds,</text:span><text:span text:style-name="T102"> control diversity, richness and composition of vegetation during secondary succession </text:span><text:reference-mark-start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3XXh8BU4MS"/><text:span text:style-name="T102">(Szefer et al., 2020)</text:span><text:reference-mark-end text:name="ZOTERO_ITEM CSL_CITATION {&quot;citationID&quot;:&quot;sXLAnbz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3XXh8BU4MS"/><text:span text:style-name="T126">. </text:span><text:span text:style-name="T127">However</text:span><text:span text:style-name="T153">,</text:span><text:span text:style-name="T98"> </text:span><text:span text:style-name="T153">w</text:span><text:span text:style-name="T98">e still miss evaluation </text:span><text:span text:style-name="T154">how their predators are shaping </text:span><text:span text:style-name="T127">herbivore</text:span><text:span text:style-name="T154"> communities, </text:span><text:span text:style-name="T127">and whether there is a some sort of compensating mechanism in place here</text:span><text:span text:style-name="T154">. This</text:span><text:span text:style-name="T155"> </text:span><text:span text:style-name="T127">lack of food web approach hinders</text:span><text:span text:style-name="T155"> our understanding of the process and accurate evaluation of forest recovery rates.</text:span><text:span text:style-name="T342"> <text:s text:c="2"/></text:span></text:p>
      <text:p text:style-name="P81"/>
      <text:p text:style-name="P83"><text:span text:style-name="T8">Strength of a trophic cascade </text:span><text:span text:style-name="T9">depends</text:span><text:span text:style-name="T8"> </text:span><text:span text:style-name="T10">heavily</text:span><text:span text:style-name="T8"> on </text:span><text:span text:style-name="T11">the structure of a food web </text:span><text:span text:style-name="T12">and</text:span><text:span text:style-name="T13"> it </text:span><text:span text:style-name="T26">can</text:span><text:span text:style-name="T13"> be modified by </text:span><text:span text:style-name="T8">herbivore and </text:span><text:span text:style-name="T14">their host </text:span><text:span text:style-name="T8">plant</text:span><text:span text:style-name="T14">s </text:span><text:span text:style-name="T8">traits</text:span><text:span text:style-name="T29">. </text:span><text:span text:style-name="T105">Recently proposed synthesis </text:span><text:span text:style-name="T110">in the from of </text:span><text:span text:style-name="T98">Tri-Trophic Interaction (TTI) </text:span><text:span text:style-name="T110">hypothesis </text:span><text:span text:style-name="T105">extends predictions of the </text:span><text:span text:style-name="T113">(EFS, SGHM, and something else PHYSIOLOGICAL</text:span><text:span text:style-name="T105"> to predict the strength of the possible </text:span><text:span text:style-name="T151">top-down </text:span><text:span text:style-name="T105">cascade </text:span><text:span text:style-name="T151">caused by top predators</text:span><text:span text:style-name="T105"> </text:span><text:reference-mark-start text:name="ZOTERO_ITEM CSL_CITATION {&quot;citationID&quot;:&quot;xcwOVPBW&quot;,&quot;properties&quot;:{&quot;formattedCitation&quot;:&quot;(Mooney, Pratt, &amp; Singer, 2012)&quot;,&quot;plainCitation&quot;:&quot;(Mooney, Pratt, &amp; Singer,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lT0eIrcO2"/><text:span text:style-name="T105">(Mooney, Pratt, &amp; Singer, 2012)</text:span><text:reference-mark-end text:name="ZOTERO_ITEM CSL_CITATION {&quot;citationID&quot;:&quot;xcwOVPBW&quot;,&quot;properties&quot;:{&quot;formattedCitation&quot;:&quot;(Mooney, Pratt, &amp; Singer, 2012)&quot;,&quot;plainCitation&quot;:&quot;(Mooney, Pratt, &amp; Singer,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lT0eIrcO2"/><text:span text:style-name="T105">. </text:span><text:span text:style-name="T98">It </text:span><text:span text:style-name="T152">assumes</text:span><text:span text:style-name="T98">, that </text:span><text:span text:style-name="T84">generalist herbivores perform worse</text:span><text:span text:style-name="T98"> on low quality food and predict</text:span><text:span text:style-name="T152">s</text:span><text:span text:style-name="T98"> </text:span><text:span text:style-name="T84">stronger negative top-down effect by predators</text:span><text:span text:style-name="T98">. </text:span><text:span text:style-name="T99">However, diet breadth of </text:span><text:span text:style-name="T102">herbivorous insects, </text:span><text:span text:style-name="T99">m</text:span><text:span text:style-name="T106">o</text:span><text:span text:style-name="T99">bility etc.</text:span><text:span text:style-name="T102"> and plant quality can modify the strength and the direction of the top predator effects </text:span><text:reference-mark-start text:name="ZOTERO_ITEM CSL_CITATION {&quot;citationID&quot;:&quot;Eva763MQ&quot;,&quot;properties&quot;:{&quot;formattedCitation&quot;:&quot;(Singer et al., 2014)&quot;,&quot;plainCitation&quot;:&quot;(Singer et al., 2014)&quot;,&quot;noteIndex&quot;:0},&quot;citationItems&quot;:[{&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O2ptssaOF4"/><text:span text:style-name="T102">(Singer et al., 2014)</text:span><text:reference-mark-end text:name="ZOTERO_ITEM CSL_CITATION {&quot;citationID&quot;:&quot;Eva763MQ&quot;,&quot;properties&quot;:{&quot;formattedCitation&quot;:&quot;(Singer et al., 2014)&quot;,&quot;plainCitation&quot;:&quot;(Singer et al., 2014)&quot;,&quot;noteIndex&quot;:0},&quot;citationItems&quot;:[{&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O2ptssaOF4"/><text:span text:style-name="T102">. </text:span><text:span text:style-name="T111">It is assumed that in diverse and highly specialized tropical food webs top down effects are rare </text:span><text:span text:style-name="T120">(</text:span><text:span text:style-name="T172">ref</text:span><text:span text:style-name="T120">).</text:span><text:span text:style-name="T111"> </text:span><text:span text:style-name="T235">In both primary and secondary tropical forests plant-herbivore interaction networks are highly specialized and vary greatly in space </text:span><text:reference-mark-start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235">(Redmond et al., 2019)</text:span><text:reference-mark-end text:name="ZOTERO_ITEM CSL_CITATION {&quot;citationID&quot;:&quot;Xix7TdUy&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ljiQsdfkWl"/><text:span text:style-name="T235">, which suggests that interaction networks are structured by general rules of community assembly, and less by classic successional processes, which result in increase in complexity.</text:span><text:span text:style-name="T107"> </text:span><text:span text:style-name="T119">M</text:span><text:span text:style-name="T108">any of the above aspects can be expected in tropics. </text:span><text:span text:style-name="T113">H</text:span><text:span text:style-name="T98">ypotheses, </text:span><text:span text:style-name="T140">related</text:span><text:span text:style-name="T113"> to TTI </text:span><text:span text:style-name="T98">were studied mainly in temperate regions (and also with limited success in ev</text:span><text:span text:style-name="T112">e</text:span><text:span text:style-name="T98">n simple set-up </text:span><text:reference-mark-start text:name="ZOTERO_ITEM CSL_CITATION {&quot;citationID&quot;:&quot;S2YkSu5k&quot;,&quot;properties&quot;:{&quot;formattedCitation&quot;:&quot;(Abdala\\uc0\\u8208{}Roberts et al., 2019; Katsanis, Rasmann, &amp; Mooney, 2016; Mooney et al., 2012; Vojtech Novotny et al., 2004)&quot;,&quot;plainCitation&quot;:&quot;(Abdala‐Roberts et al., 2019; Katsanis, Rasmann, &amp; Mooney, 2016; Mooney et al., 2012; Vojtech Novotny et al., 2004)&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schema&quot;:&quot;https://github.com/citation-style-language/schema/raw/master/csl-citation.json&quot;} RNDKBpbye9UvG"/><text:span text:style-name="T277">(Abdala</text:span><text:span text:style-name="T278">‐Roberts et al., 2019; Katsanis, Rasmann, &amp; Mooney, 2016; Mooney et al., 2012; Vojtech Novotny et al., 2004)</text:span><text:reference-mark-end text:name="ZOTERO_ITEM CSL_CITATION {&quot;citationID&quot;:&quot;S2YkSu5k&quot;,&quot;properties&quot;:{&quot;formattedCitation&quot;:&quot;(Abdala\\uc0\\u8208{}Roberts et al., 2019; Katsanis, Rasmann, &amp; Mooney, 2016; Mooney et al., 2012; Vojtech Novotny et al., 2004)&quot;,&quot;plainCitation&quot;:&quot;(Abdala‐Roberts et al., 2019; Katsanis, Rasmann, &amp; Mooney, 2016; Mooney et al., 2012; Vojtech Novotny et al., 2004)&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id&quot;:2414,&quot;uris&quot;:[&quot;http://zotero.org/users/1954708/items/IQ8PJJB7&quot;],&quot;uri&quot;:[&quot;http://zotero.org/users/1954708/items/IQ8PJJB7&quot;],&quot;itemData&quot;:{&quot;id&quot;:2414,&quot;type&quot;:&quot;article-journal&quot;,&quot;abstract&quot;:&quot;Host plant defenses are known to cascade up food chains to influence herbivores and their natural enemies, but how herbivore and predator traits and identity mediate such tri-trophic dynamics is largely unknown. We assessed the influence of plant defense on aphid and coccinellid performance in laboratory trials with low- vs. high-glucosinolate varieties of Brassica napus, a dietary specialist (Brevicoryne brassicae) and generalist (Myzus persicae) aphid, and five species of aphidophagous coccinellids. The performance of the specialist and generalist aphids was similar and unaffected by variation in plant defense. Aphid glucosinolate concentration and resistance to predators differed by aphid species and host plant defense, and these effects acted independently. With respect to aphid species, the dietary generalist aphid (vs. specialist) had 14% lower glucosinolate concentration and coccinellid predators ate three-fold more aphids. With respect to host plant variety, the high-glucosinolate plants (vs. low) increased aphid glucosinolate concentration by 21%, but had relatively weak effects on predation by coccinellids and these effects varied among coccinellid species. In turn, coccinellid performance was influenced by the interactive effects of plant defense and aphid species, as the cascading, indirect effect of plant defense was greater when feeding upon the specialist than generalist aphid. When feeding upon specialist aphids, low- (vs. high-) glucosinolate plants increased coccinellid mass gain by 78% and accelerated development by 14%. In contrast, when feeding upon generalist aphids, low- (vs. high-) glucosinolate plants increased coccinellid mass gain by only 11% and had no detectable effect on development time. These interactive effects of plant defense and aphid diet breadth on predator performance also varied among coccinellid species; the indirect negative effects of plant defenses on predator performance was consistent among the five predators when transmitted via the dietary specialist aphid, but these effects varied substantially among predators—in both the magnitude and direction—when transmitted via the dietary generalist aphid. Accordingly, the cascading effect of plant defense on predators was stronger in magnitude and more consistent among predator taxa when transmitted by the specialist than generalist herbivore. Overall, these findings support a central role of herbivore diet breadth in mediating both the strength and contingency of tri-trophic interactions.&quot;,&quot;container-title&quot;:&quot;PLoS ONE&quot;,&quot;DOI&quot;:&quot;10.1371/journal.pone.0155716&quot;,&quot;ISSN&quot;:&quot;1932-6203&quot;,&quot;issue&quot;:&quot;5&quot;,&quot;journalAbbreviation&quot;:&quot;PLoS One&quot;,&quot;note&quot;:&quot;PMID: 27182598\nPMCID: PMC4868332&quot;,&quot;source&quot;:&quot;PubMed Central&quot;,&quot;title&quot;:&quot;Herbivore Diet Breadth and Host Plant Defense Mediate the Tri-Trophic Effects of Plant Toxins on Multiple Coccinellid Predators&quot;,&quot;URL&quot;:&quot;https://www.ncbi.nlm.nih.gov/pmc/articles/PMC4868332/&quot;,&quot;volume&quot;:&quot;11&quot;,&quot;author&quot;:[{&quot;family&quot;:&quot;Katsanis&quot;,&quot;given&quot;:&quot;Angelos&quot;},{&quot;family&quot;:&quot;Rasmann&quot;,&quot;given&quot;:&quot;Sergio&quot;},{&quot;family&quot;:&quot;Mooney&quot;,&quot;given&quot;:&quot;Kailen A.&quot;}],&quot;accessed&quot;:{&quot;date-parts&quot;:[[&quot;2020&quot;,3,14]]},&quot;issued&quot;:{&quot;date-parts&quot;:[[&quot;2016&quot;,5,16]]}}},{&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schema&quot;:&quot;https://github.com/citation-style-language/schema/raw/master/csl-citation.json&quot;} RNDKBpbye9UvG"/><text:span text:style-name="T98">). </text:span><text:span text:style-name="T113">W</text:span><text:span text:style-name="T109">ith an exception of the enemy free hypothesis, </text:span><text:span text:style-name="T113">that was shown </text:span><text:span text:style-name="T115">not to apply</text:span><text:span text:style-name="T113"> for tropical communities</text:span><text:span text:style-name="T109"> </text:span><text:reference-mark-start text:name="ZOTERO_ITEM CSL_CITATION {&quot;citationID&quot;:&quot;2Q3HJrCD&quot;,&quot;properties&quot;:{&quot;formattedCitation&quot;:&quot;(V. Novotny et al., 1999)&quot;,&quot;plainCitation&quot;:&quot;(V. 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wt0GLHsLKU"/><text:span text:style-name="T109">(V. Novotny et al., 1999)</text:span><text:reference-mark-end text:name="ZOTERO_ITEM CSL_CITATION {&quot;citationID&quot;:&quot;2Q3HJrCD&quot;,&quot;properties&quot;:{&quot;formattedCitation&quot;:&quot;(V. Novotny et al., 1999)&quot;,&quot;plainCitation&quot;:&quot;(V. 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wt0GLHsLKU"/><text:span text:style-name="T109">. </text:span><text:span text:style-name="T113">I</text:span><text:span text:style-name="T111">n complex communities mobile herbivores should be able to switch to other resources, therefore </text:span><text:span text:style-name="T84">mitigate negative effect of predators on their abundance</text:span><text:span text:style-name="T98">. However, effects of these interactions were studied mostly in isolated and/or simplified systems despite their potential implications for plant-herbivore interaction networks in nature</text:span><text:span text:style-name="T114"><office:annotation><dc:creator>Unknown Author</dc:creator><dc:date>2020-05-04T10:27:00</dc:date><text:p text:style-name="P97"><text:span text:style-name="T359">[“few studies have investigated the strength of predator effects in the context of complex food webs rather than food chains based on a single plant species or a set of closely related plant species (Singer et al. 2012)”].</text:span><text:span text:style-name="T360"> </text:span></text:p></office:annotation></text:span><text:span text:style-name="T98">. In context of a diverse plant community, competition and possible </text:span><text:span text:style-name="T84">resource shifts</text:span><text:span text:style-name="T98"> caused by intensified competition or predator pressure we may expect to see spectrum of responses of herbivores species to the predator exclusion</text:span><text:span text:style-name="T114"><office:annotation><dc:creator>Unknown Author</dc:creator><dc:date>2020-05-04T10:27:00</dc:date><text:p text:style-name="P97"><text:span text:style-name="T357">[</text:span><text:span text:style-name="T358">The context of broader community can reveal patterns masked by compensatory dynamics??? - (Clark et al. 2016 multiple interaction…)]. </text:span></text:p></office:annotation></text:span><text:span text:style-name="T114"> </text:span><text:reference-mark-start text:name="ZOTERO_ITEM CSL_CITATION {&quot;citationID&quot;:&quot;KH5AS5nP&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n8nY44ej1r"/><text:span text:style-name="T114">(Bosc, Roets, Hui, &amp; Pauw, 2018)</text:span><text:reference-mark-end text:name="ZOTERO_ITEM CSL_CITATION {&quot;citationID&quot;:&quot;KH5AS5nP&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n8nY44ej1r"/><text:span text:style-name="T98">. </text:span><text:span text:style-name="T150">Moreover, h</text:span><text:span text:style-name="T104">igh </text:span><text:span text:style-name="T86">relative abundance of intermediate predators</text:span><text:span text:style-name="T104"> was found to correlate with stronger effects of vertebrate predators on lower trophic levels</text:span><text:span text:style-name="T102"> </text:span><text:reference-mark-start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text:span text:style-name="T102">(Mooney et al., 2010)</text:span><text:reference-mark-end text:name="ZOTERO_ITEM CSL_CITATION {&quot;citationID&quot;:&quot;6ux2Tvso&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U93UDCVcmV"/><text:span text:style-name="T102">.</text:span></text:p>
      <text:p text:style-name="P83"/>
      <text:p text:style-name="P86"><text:span text:style-name="T23">I</text:span><text:span text:style-name="T4">n this paper </text:span><text:span text:style-name="T24">we use experimental plot-based experiment to</text:span><text:span text:style-name="T4"> evaluate the top down effect of key vertebrate pred</text:span><text:span text:style-name="T25">at</text:span><text:span text:style-name="T4">ors on insect herbivores community and IAPs community and their correlation</text:span><text:span text:style-name="T28">. </text:span><text:span text:style-name="T206">We expect </text:span></text:p>
      <text:p text:style-name="P86"><text:span text:style-name="T208">1</text:span><text:span text:style-name="T219">) </text:span><text:span text:style-name="T206">, that </text:span><text:span text:style-name="T70">predators do control herbivores and IAPs community composition by reducing their abundance </text:span><text:span text:style-name="T322">[</text:span><text:span text:style-name="T323">p</text:span><text:span text:style-name="T322">1]</text:span><text:span text:style-name="T206">. </text:span></text:p>
      <text:p text:style-name="P86"><text:span text:style-name="T225">2) </text:span><text:span text:style-name="T206">We expect </text:span><text:span text:style-name="T219"><text:s/></text:span><text:span text:style-name="T71">negative or lack </text:span><text:span text:style-name="T32">of correlation of</text:span><text:span text:style-name="T207"> IAPs </text:span><text:span text:style-name="T208">and herbivores. If IAPs</text:span><text:span text:style-name="T207"> </text:span><text:span text:style-name="T208">a</text:span><text:span text:style-name="T207">re affected by top predators, then </text:span><text:span text:style-name="T74">we should be able to see negative correlation between change</text:span><text:span text:style-name="T207">, </text:span><text:span text:style-name="T211">because</text:span><text:span text:style-name="T196"> </text:span><text:span text:style-name="T206">previously found </text:span><text:span text:style-name="T196">lack of cascading effect of predators </text:span><text:span text:style-name="T33">can be caused by</text:span><text:span text:style-name="T69"> intra-guild predation of top predators on IAPs. </text:span><text:span text:style-name="T75">[add supplementary comparison for each order () ]</text:span><text:span text:style-name="T325">[</text:span><text:span text:style-name="T326">p2</text:span><text:span text:style-name="T325">], [</text:span><text:span text:style-name="T326">p2</text:span><text:span text:style-name="T327">b</text:span><text:span text:style-name="T325">]</text:span><text:span text:style-name="T71"> </text:span></text:p>
      <text:p text:style-name="P87"><text:span text:style-name="T226">3</text:span><text:span text:style-name="T219">) </text:span><text:span text:style-name="T209">C</text:span><text:span text:style-name="T196">hange in </text:span><text:span text:style-name="T69">herbivore community composition</text:span><text:span text:style-name="T196"> with lower abundance of orders from exposed chewers guild </text:span><text:span text:style-name="T322">[</text:span><text:span text:style-name="T323">p5</text:span><text:span text:style-name="T322">]</text:span><text:span text:style-name="T196">.</text:span></text:p>
      <text:p text:style-name="P87"><text:span text:style-name="T226">4) </text:span><text:span text:style-name="T197">We expect, that in </text:span><text:span text:style-name="T76">high quality food source</text:span><text:span text:style-name="T197"> there will be </text:span><text:span text:style-name="T220">no</text:span><text:span text:style-name="T197"> difference in performance by generalist nor specialists </text:span><text:span text:style-name="T322">[</text:span><text:span text:style-name="T323">p</text:span><text:span text:style-name="T324">X</text:span><text:span text:style-name="T322">]</text:span><text:span text:style-name="T197">. <text:s/></text:span></text:p>
      <text:p text:style-name="P88"><text:span text:style-name="T226">5) </text:span><text:span text:style-name="T216">And also </text:span><text:span text:style-name="T73">sap suckers</text:span><text:span text:style-name="T216"> might add t</text:span><text:span text:style-name="T220">o</text:span><text:span text:style-name="T216"> the lack of general </text:span><text:span text:style-name="T217">abundance</text:span><text:span text:style-name="T216"> decrease by predators.</text:span></text:p>
      <text:p text:style-name="P88"><text:span text:style-name="T93">6) </text:span><text:span text:style-name="T90">Advantage of specialists might not be seen there, based on TTI</text:span><text:span text:style-name="T121">. </text:span><text:span text:style-name="T156">And we expect that the abundance of geeralists (lower PDI) in the control plots will not translate into stronger effects of predator exclosure (lower log ratio), i.e. there will be no postive correlation between PDI and log ratio for individual morphospecies </text:span><text:span text:style-name="T121"><text:s/></text:span><text:span text:style-name="T317">[</text:span><text:span text:style-name="T318">p3</text:span><text:span text:style-name="T317">]</text:span></text:p>
      <text:p text:style-name="P88"><text:span text:style-name="T253">7) </text:span><text:span text:style-name="T121">Previously we found only limited cascading effect of predators on plants. Therefore, we attempt here to explore compensating mechanisms mediated by herbivores or lack of effect at all: </text:span><text:span text:style-name="T122">(</text:span><text:span text:style-name="T123">5</text:span><text:span text:style-name="T122">)</text:span><text:span text:style-name="T123"> Resource shifts by herbivorous insects </text:span><text:span text:style-name="T317">[</text:span><text:span text:style-name="T318">p</text:span><text:span text:style-name="T319">X</text:span><text:span text:style-name="T317">]</text:span><text:span text:style-name="T250">, </text:span><text:span text:style-name="T251">body size shifts, </text:span><text:span text:style-name="T256">per capita herbivory</text:span><text:span text:style-name="T252"> (</text:span><text:span text:style-name="T262">only for leaf chewing</text:span><text:span text:style-name="T252">)</text:span><text:span text:style-name="T123">.</text:span></text:p>
      <text:p text:style-name="P21"/>
      <text:p text:style-name="P21"/>
      <text:p text:style-name="P21"/>
      <text:p text:style-name="P23"><text:span text:style-name="T307">[ MII </text:span><text:span text:style-name="T308">]___________________________________________________________________________________________________________________________________________________________</text:span></text:p>
      <text:p text:style-name="P22"/>
      <text:p text:style-name="P24"><text:span text:style-name="T307">[ MII ]</text:span><text:span text:style-name="T309"> </text:span><text:span text:style-name="T289">Generalist herbivores in the tropical food webs. Why tropical forest is still green?</text:span></text:p>
      <text:p text:style-name="P5"/>
      <text:p text:style-name="P40"><text:span text:style-name="T333">Szefer, Kenneth Molem, Austin Sau, Martina </text:span><office:annotation office:name="__Annotation__1814_5983861901"><dc:creator>Vojtech Novotny</dc:creator><dc:date>2020-11-13T22:03:00</dc:date><loext:sender-initials>VN</loext:sender-initials><text:p><text:span text:style-name="T350">I think we should include Martina on one paper – we do not deal with fungicides but that is because of her analyses…</text:span></text:p></office:annotation><text:span text:style-name="T333">Vasutova</text:span><office:annotation-end office:name="__Annotation__1814_5983861901"/><text:span text:style-name="T333">, </text:span><office:annotation office:name="__Annotation__1819_5983861901"><dc:creator>Vojtech Novotny</dc:creator><dc:date>2020-11-13T22:04:00</dc:date><loext:sender-initials>VN</loext:sender-initials><text:p><text:span text:style-name="T350">anybody else to suggest?</text:span></text:p></office:annotation><text:span text:style-name="T333">… </text:span><office:annotation-end office:name="__Annotation__1819_5983861901"/><text:span text:style-name="T333">&amp; Vojtech Novotny</text:span></text:p>
      <text:p text:style-name="P35"/>
      <text:p text:style-name="P3"><text:span text:style-name="T310">[ MII ]</text:span><text:span text:style-name="T311"> </text:span>Abstract</text:p>
      <text:p text:style-name="P14"/>
      <text:p text:style-name="P15"><text:span text:style-name="T307">[ MII ]</text:span><text:span text:style-name="T309"> </text:span>Even more surprisingly we found that <text:span text:style-name="T289">suppressing arthropods had little effect on the network structure</text:span>, and that treatment resulted in nearly perfect dependency of herbivore biomass/abundance on total plant abundance. Addition of the generalist herbivores affected herbivore community.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331">W</text:span>e know that w125 caused degeneration of plant community composition, but what about herbivores)? There was no evidence for herbivore diet breadth to be a factor... plant community<text:span text:style-name="T289">.</text:span></text:p>
      <text:p text:style-name="P4"/>
      <text:p text:style-name="P26"><text:span text:style-name="T307">[ MII ]</text:span><text:span text:style-name="T309"> </text:span><text:span text:style-name="T289">Key words:</text:span></text:p>
      <text:p text:style-name="P45"/>
      <text:p text:style-name="P90"/>
      <text:p text:style-name="P43"><text:span text:style-name="T329">[VN]</text:span><text:span text:style-name="T345"> </text:span><text:span text:style-name="T349">The succession theory postulates that herbivore communities are limited by dispersal to unpredictable and ephemeral resources, rather than competition (ref). This is particularly true for initial succession stages dominated by herbaceous, often annual plants, with herbivores characterized by broad host ranges, high dispersal ability and short generation times (</text:span><office:annotation office:name="__Annotation__1992_1613304464"><dc:creator>Vojtech Novotny</dc:creator><dc:date>2020-11-14T12:18:00</dc:date><loext:sender-initials>VN</loext:sender-initials><text:p><text:span text:style-name="T354">Novotný, V. (1994) Association of polyphagy in leafhoppers (Auchenorrhyncha, <text:s/>Hemiptera) with unpredictable environments. </text:span><text:span text:style-name="T355">Oikos</text:span><text:span text:style-name="T354"> </text:span><text:span text:style-name="T356">70</text:span><text:span text:style-name="T354">, 223‑232.</text:span></text:p><text:p><text:span text:style-name="T354">Novotný, V. (1994) Relation between temporal persistence of host plants and wing length in leafhoppers (Auchenorrhyncha, Hemiptera). </text:span><text:span text:style-name="T355">Ecological Entomology</text:span><text:span text:style-name="T354"> </text:span><text:span text:style-name="T356">19</text:span><text:span text:style-name="T354">, 168‑176.</text:span></text:p><text:p><text:span text:style-name="T354">1995</text:span></text:p><text:p><text:span text:style-name="T354">Novotný, V. (1995) Relationships between life histories of leafhoppers (Auchenorrhyncha, Hemiptera) and their host plants (Juncaceae, Cyperaceae, Poaceae). </text:span><text:span text:style-name="T355">Oikos</text:span><text:span text:style-name="T354"> </text:span><text:span text:style-name="T356">73</text:span><text:span text:style-name="T354">, 33‑42. </text:span></text:p><text:p/></office:annotation><text:span text:style-name="T349">Novotny </text:span><office:annotation-end office:name="__Annotation__1992_1613304464"/><text:span text:style-name="T349">1994, 1995). The secondary rainforest vegetation represents a more permanent resource relative to the generation times of insect herbivores (</text:span><office:annotation office:name="__Annotation__1998_1613304464"><dc:creator>Vojtech Novotny</dc:creator><dc:date>2020-11-14T12:19:00</dc:date><loext:sender-initials>VN</loext:sender-initials><text:p><text:span text:style-name="T351">Leps, J., Novotny, V. &amp; Basset, Y. (2001) Habitat and successional status of plants in relation to the communities of their leaf-chewing herbivores in Papua New Guinea. </text:span><text:span text:style-name="T352">Journal of Ecology</text:span><text:span text:style-name="T351"> </text:span><text:span text:style-name="T353">89</text:span><text:span text:style-name="T351">, 186-199. </text:span></text:p><text:p/></office:annotation><text:span text:style-name="T349">Leps </text:span><office:annotation-end office:name="__Annotation__1998_1613304464"/><text:span text:style-name="T349">et al. 2001). This higher apparency (sensu Herms &amp; Mattson 1992) opens thus opportunities for competition that however have not been examined in tropical herbivores. <text:s text:c="2"/></text:span></text:p>
      <text:p text:style-name="P42"/>
      <text:p text:style-name="P30"><text:span text:style-name="T315">[ MII ]</text:span><text:span text:style-name="T320"> </text:span><text:span text:style-name="T221">We </text:span><text:span text:style-name="T222">established</text:span><text:span text:style-name="T221"> previously, that there was a low impact of predatory herbivores on early successional vegatation. The question remains though, why herbivores are not eating up all the available vegatation? </text:span><text:span text:style-name="T223">Insects are one of the main mortality agents affecting development of seedlings in a density independent manner (based on dominance rather than on …) . Increased invertebrate herbivory towards the tropics is not clear </text:span><text:reference-mark-start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275">(del</text:span><text:span text:style-name="T276">‐Val &amp; Armesto, 2010)</text:span><text:reference-mark-end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224">. However for the whole communities (i.e. biomass of community as a whole) trophic cascades mediated by invertebrate herbivores are not well studied in the tropical forest especially during secondary succession. </text:span></text:p>
      <text:p text:style-name="P90"/>
      <text:p text:style-name="P91"><text:span text:style-name="T333">Interestingly, we still </text:span><text:span text:style-name="T344">do not know whether tropical insect herbivore communities partition niches tightly, or is there a room for some more species</text:span><text:span text:style-name="T333">. If yes, then we could conclude that they are limited… Possible effect of generalists on food web structure was hypothesized but never tested.</text:span></text:p>
      <text:p text:style-name="P90"/>
      <text:p text:style-name="P41"><text:span text:style-name="T328">[VN]</text:span><text:span text:style-name="T334"> </text:span><text:span text:style-name="T333">With some simplification, we can consider vertebrate predators as top and insect predators as intermediate, with potentially important effects of intra-guild predation by vertebrate on arthropod predators, and also with a potential for compensation between these two groups of predators. In particular, </text:span><text:span text:style-name="T344">intermediate arthropod predators, with their short generation time in the tropics, should be able to respond quickly to changes in the abundance of vertebrates</text:span><text:span text:style-name="T333">.</text:span></text:p>
      <text:p text:style-name="P25"/>
      <text:p text:style-name="P93"><text:span text:style-name="T330">[VN]</text:span><text:span text:style-name="T346"> I would propose standard not very innovative hypotheses – going with the </text:span><text:span text:style-name="T347">standard top-down control by vertebrate predators decreases abundance of herbivores, and also (due to competition) abundance of IP predators</text:span><text:span text:style-name="T346">. The more interesting question is the </text:span><text:span text:style-name="T347">effect on diversity of herbivores (and IP predators):</text:span><text:span text:style-name="T346"> </text:span></text:p>
      <text:p text:style-name="P93"><text:span text:style-name="T346">A) </text:span><text:span text:style-name="T347">decreased abundance of herbivores leads to decreased species richness (diversity-abundance relationship),</text:span><text:span text:style-name="T346"> </text:span></text:p>
      <text:p text:style-name="P93"><text:span text:style-name="T346">B) predators focus on </text:span><text:span text:style-name="T347">more common herbivores </text:span><text:span text:style-name="T348">and</text:span><text:span text:style-name="T347"> absolute increase herbivore diversity by J-C effect</text:span><text:span text:style-name="T346"> (assuming there is competition in herbivore communities so that decline in dominant species frees space for additional species), or </text:span></text:p>
      <text:p text:style-name="P93"><text:span text:style-name="T346">C) </text:span><text:span text:style-name="T347">no additional species, but lower abundance</text:span><text:span text:style-name="T346"> especially of common herbivore species means an increase in diversity indices (also IP predators)</text:span></text:p>
      <text:p text:style-name="P92"/>
      <text:p text:style-name="P93"><text:span text:style-name="T330">[VN]</text:span><text:span text:style-name="T346"> Alternately it i</text:span><text:span text:style-name="T347">s possible to postulate that no effect of predators on herbivores is expected</text:span><text:span text:style-name="T346">, because herbivores </text:span><text:span text:style-name="T347">compensate for predation</text:span><text:span text:style-name="T346"> (either by local breeding or immigration) – this however assumes some degree of competition by herbivores (otherwise the high local breeding or immigration would happen even without mortality due to predation). The same for IP predators.</text:span></text:p>
      <text:p text:style-name="P92"/>
      <text:p text:style-name="P93"><text:span text:style-name="T330">[VN]</text:span><text:span text:style-name="T346"> We also need </text:span><text:span text:style-name="T347">hypotheses for adding generalist herbivores</text:span><text:span text:style-name="T346"> – there they are expected to reduce other herbivores either by direct competition or via </text:span><text:span text:style-name="T347">decline in food quality</text:span><text:span text:style-name="T346"> since the </text:span><text:span text:style-name="T347">plants suffering higher herbivory will invest more in induced defenses</text:span><text:span text:style-name="T346">; the lack of effect would indicate lack of competition or compensation (by higher growth) by plants. The effect on herbivore diversity – </text:span><text:span text:style-name="T347">decrease in species diversity connected with decrease in abundance of herbivores</text:span><text:span text:style-name="T346">. Here unlike with predators that may </text:span><text:span text:style-name="T347">disproportionately focus on common prey</text:span><text:span text:style-name="T346"> the effects of generalist herbivore on others is not supposed to be density-dependent; instead it may be higher/lower on certain plant species as </text:span><text:span text:style-name="T347">Oribius is not perfectly generalist.</text:span></text:p>
      <text:p text:style-name="P47"/>
      <text:p text:style-name="P37">This vegetation often suffers high rates of herbivory, but it was though that they were compensated by rapid growth in resource-rich environment (ref). Our study has shown that herbivores, but not their predators, did impact the species richness and composition of successional vegetation (Szefer et al. 2020). Here we examine the impact of predators on herbivore communities and the mechanisms that lead to the lack of their effects on the vegetation.</text:p>
      <text:p text:style-name="P25"/>
      <text:p text:style-name="P77"><text:span text:style-name="T315">[ MII ]</text:span><text:span text:style-name="T316"> </text:span><text:span text:style-name="T80">[</text:span><text:span text:style-name="T81">P</text:span><text:span text:style-name="T82">revious</text:span><text:span text:style-name="T77"> studies of herbivorous insects on plants in Papua New Guinea suggested strong bottom-up effect of </text:span><text:span text:style-name="T78">host-</text:span><text:span text:style-name="T77">plant </text:span><text:span text:style-name="T78">identity on herbivore community composition, but not on abundance</text:span><text:span text:style-name="T79">]</text:span><text:span text:style-name="T202">. </text:span><text:span text:style-name="T201">In case of community composition h</text:span><text:span text:style-name="T190">erbivorous insects were previously found to respond to their host plants </text:span><text:span text:style-name="T205">phylogeny </text:span><text:reference-mark-start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273">(Lep</text:span><text:span text:style-name="T274">š, Novotný, &amp; Basset, 2001; Segar et al., 2017; Weiblen, Webb, Novotny, Basset, &amp; Miller, 2006)</text:span><text:reference-mark-end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190">, but their abundance </text:span><text:span text:style-name="T205">was</text:span><text:span text:style-name="T190"> predominantly related to the food </text:span><text:span text:style-name="T68">quantity</text:span><text:span text:style-name="T190"> and </text:span><text:span text:style-name="T68">not</text:span><text:span text:style-name="T190"> </text:span><text:span text:style-name="T68">quality</text:span><text:span text:style-name="T189"> </text:span><text:reference-mark-start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189">(Whitfeld et al., 2012)</text:span><text:reference-mark-end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189">. </text:span><text:span text:style-name="T205">However, h</text:span><text:span text:style-name="T203">ost phylogeny predicts </text:span><text:span text:style-name="T205">composition of </text:span><text:span text:style-name="T203">some groups, like caterpillars better, than </text:span><text:span text:style-name="T205">others </text:span><text:span text:style-name="T203">e.g beetles or orthopteroids</text:span><text:span text:style-name="T194"> </text:span><text:reference-mark-start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191">(Weiblen et al., 2006)</text:span><text:reference-mark-end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189">. </text:span><text:span text:style-name="T67">Simple mass action</text:span><text:span text:style-name="T204">. It</text:span><text:span text:style-name="T231"> was </text:span><text:span text:style-name="T232">previously </text:span><text:span text:style-name="T231">suggested that trophic cascades might be responsible for variation in herbivore abundance on plants and it could weaken relationships between plant traits and instantaneous </text:span><text:span text:style-name="T233">measures</text:span><text:span text:style-name="T231"> of herbivore abundance </text:span><text:reference-mark-start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231">(Whitfeld et al., 2012)</text:span><text:reference-mark-end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200">. </text:span><text:span text:style-name="T202">Correlations between trophic guilds can suggest ecological processes shaping them. </text:span><text:reference-mark-start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189">(Mottl et al., 2020)</text:span><text:reference-mark-end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188"> found no indication of inter-guild competition in leaf-chewing </text:span><text:span text:style-name="T192">vs leaf-mining herbivores</text:span><text:span text:style-name="T188">, </text:span><text:span text:style-name="T192">and spiders and ants. </text:span><text:span text:style-name="T201">N</text:span><text:span text:style-name="T189">o effect of predators and predominantly amount, found evidence for bottom-up limitation of arthropod abundance and less by predators and competition. </text:span><text:span text:style-name="T102">How these correlations might be understood in the light of top down cascades? What about IAPs? </text:span><text:span text:style-name="T87">Would increase in one guild trigger correlations? </text:span><text:span text:style-name="T88">What would I predict for increased generalist herbivore abundance?: </text:span><text:span text:style-name="T116">First of all, there might be disturbed correlation structure. </text:span></text:p>
      <text:p text:style-name="P82"/>
      <text:p text:style-name="P76"><text:span text:style-name="T315">[ MII ]</text:span><text:span text:style-name="T89"> </text:span><text:span text:style-name="T95">[Emerging pattern of</text:span><text:span text:style-name="T96"> low inter-guild competition, and no top-down effects.</text:span><text:span text:style-name="T95">]</text:span><text:span text:style-name="T101"> What </text:span><text:span text:style-name="T117">would be the mechanism responsible for </text:span><text:span text:style-name="T101">keep</text:span><text:span text:style-name="T117">ing</text:span><text:span text:style-name="T101"> tropical forests gree</text:span><text:span text:style-name="T117">n</text:span><text:span text:style-name="T101">? Are herbivore communities limited in their abundance and richness? This question can be answered using simple experiment of increased herbivore abundance. </text:span><text:span text:style-name="T118">There might be absolute amount of food available (e.g. only young leaves are palatable etc) this would explain lack of cascading effect on community biomass (Schmitz). Herbivores might be also limited by amount of food they can consume. Simple mechanistic food web models suggest that in this situation there should be cascading effect of predators. Unless they are not important. </text:span><text:span text:style-name="T312">[</text:span><text:span text:style-name="T313">d1</text:span><text:span text:style-name="T312">]</text:span><text:span text:style-name="T236">. </text:span><text:span text:style-name="T237">Increase in herbivore abundance would then have no-effect on </text:span><text:span text:style-name="T238">vegetation</text:span><text:span text:style-name="T237"> biomass, or reduce total biomass of the community </text:span><text:span text:style-name="T236"><text:s/></text:span><text:span text:style-name="T312">[</text:span><text:span text:style-name="T313">d</text:span><text:span text:style-name="T314">2</text:span><text:span text:style-name="T312">]</text:span><text:span text:style-name="T236">.</text:span><text:span text:style-name="T237"> </text:span><text:span text:style-name="T240">Relative resource limitation s</text:span><text:span text:style-name="T239">omewhat confirmed by increase in abundance but no increase in herbivory rates </text:span><text:span text:style-name="T240">in temperate regions</text:span><text:span text:style-name="T239"> </text:span><text:reference-mark-start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239">(La Pierre &amp; Smith, 2016)</text:span><text:reference-mark-end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239">. </text:span><text:span text:style-name="T240">Mechanisms of herbivore limitations are studied rarely by modifications of herbivore popuations. </text:span><text:span text:style-name="T241">Interestingly, we still do not know whether tropical insect herbivore communities partition niches tightly, or is there a room for some more species. Possible effect of generalists on food web structure was </text:span><text:span text:style-name="T242">hypothesized</text:span><text:span text:style-name="T241"> but never tested. </text:span><text:span text:style-name="T244">We assume</text:span><text:span text:style-name="T243"> that s</text:span><text:span text:style-name="T245">econdary forest plants are all of high quality, but at the same time they are protected with exudates. </text:span><text:span text:style-name="T246">Community in tropics is hypothesized not t</text:span><text:span text:style-name="T247">o</text:span><text:span text:style-name="T246"> be saturated </text:span><text:reference-mark-start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246">(Vojtech Novotny et al., 2012)</text:span><text:reference-mark-end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246"> </text:span><text:span text:style-name="T247">with species. </text:span><text:span text:style-name="T248">Saturation, competition and network </text:span><text:span text:style-name="T249">structure.</text:span></text:p>
      <text:p text:style-name="P36"/>
      <text:p text:style-name="P32"><text:span text:style-name="T321">[ MII ] </text:span><text:span text:style-name="T210">S</text:span><text:span text:style-name="T186">econd manuscript:</text:span></text:p>
      <text:p text:style-name="P27"/>
      <text:p text:style-name="P46"><text:span text:style-name="T335">We expect that modularity might increase in interaction networks .</text:span><text:span text:style-name="T56"> “how herbivores affect dominance hierarchies between plant species is scarce, more preferred species in the feeding experiments were those that increased in cover after herbivore exclusion in the field, whereas less preferred ones decreased” (Kempel et al., 2015). little is known how generalists affect plant community composition and herbivore community itself. “In communities deficient in intermediate predators (low values of ln[IP:H+]), vertebrate insectivores had relatively weak effects on intermediate predators, herbivores and plan</text:span><text:bookmark text:name="xref-fig-2-2"/><text:span text:style-name="T56">ts (</text:span><text:a xlink:type="simple" xlink:href="https://www.pnas.org/content/107/16/7335.long?utm_source=TrendMD&amp;utm_medium=cpc&amp;utm_campaign=Proc_Natl_Acad_Sci_U_S_A_TrendMD_0#F2" text:style-name="ListLabel_20_13" text:visited-style-name="ListLabel_20_13"><text:span text:style-name="ListLabel_20_1"><text:span text:style-name="T56">Fig. 2</text:span></text:span></text:a><text:span text:style-name="T56"> and </text:span><text:a xlink:type="simple" xlink:href="http://www.pnas.org/content/vol0/issue2010/images/data/1001934107/DCSupplemental/st06.doc" text:style-name="ListLabel_20_13" text:visited-style-name="ListLabel_20_13"><text:span text:style-name="ListLabel_20_1"><text:span text:style-name="T56">Table S4</text:span></text:span></text:a><text:span text:style-name="T56">). In contrast, in communities with a high relative abundance of </text:span><office:annotation office:name="__Annotation__2038_1613304464"><dc:creator>Vojtech Novotny</dc:creator><dc:date>2020-11-14T12:56:00</dc:date><loext:sender-initials>VN</loext:sender-initials><text:p><text:span text:style-name="T350">a paragraph is needed on theory of intermediate predators </text:span></text:p></office:annotation><text:span text:style-name="T56">intermediate predators </text:span><office:annotation-end office:name="__Annotation__2038_1613304464"/><text:span text:style-name="T56">(high values of ln[IP:H+]) trophic cascades were strong, with strong negative effects of vertebrate insectivores on both intermediate predators and herbivores and strong positive effects on plants”(Mooney et al., 2010). </text:span><text:span text:style-name="T335">3. </text:span></text:p>
      <text:p text:style-name="P44"/>
      <text:p text:style-name="P33"><text:span text:style-name="T56">[ </text:span><text:span text:style-name="T57">In this paper w</text:span><text:span text:style-name="T55">e </text:span><text:span text:style-name="T60">explore</text:span><text:span text:style-name="T59"> </text:span><text:span text:style-name="T185">top down effects </text:span><text:span text:style-name="T182">of</text:span><text:span text:style-name="T60"> </text:span><text:span text:style-name="T182">herbivorous insects</text:span><text:span text:style-name="T60"> </text:span><text:span text:style-name="T59">on plants and </text:span><text:span text:style-name="T60">how they </text:span><text:span text:style-name="T61">contribute to the</text:span><text:span text:style-name="T59"> cascading effects of vertebrate predators</text:span><text:span text:style-name="T57"> </text:span><text:span text:style-name="T60">and </text:span><text:span text:style-name="T182">IAPs</text:span><text:span text:style-name="T60"> </text:span><text:span text:style-name="T58">in </text:span><text:span text:style-name="T183">early successional forest </text:span><text:span text:style-name="T184">(</text:span><text:span text:style-name="T183">gaps</text:span><text:span text:style-name="T184">)</text:span><text:span text:style-name="T30">.</text:span><text:span text:style-name="T195"> </text:span><text:span text:style-name="T206">We evaluate herbivore and IAP community composition in response to predator exclusion. </text:span></text:p>
      <text:p text:style-name="P31"><text:span text:style-name="T212">1</text:span><text:span text:style-name="T210">. </text:span><text:span text:style-name="T193">I</text:span><text:span text:style-name="T186">ntroduc</text:span><text:span text:style-name="T197">tion of generalist</text:span><text:span text:style-name="T186"> herbivores </text:span><text:span text:style-name="T197">is expected</text:span><text:span text:style-name="T186"> to </text:span><text:span text:style-name="T63">increase </text:span><text:span text:style-name="T66">inter-specific</text:span><text:span text:style-name="T63"> competition between herbivore species</text:span><text:span text:style-name="T186">, </text:span><text:span text:style-name="T198">but possibly only in exposed chewers gui</text:span><text:span text:style-name="T212">l</text:span><text:span text:style-name="T198">d</text:span><text:span text:style-name="T186">.</text:span></text:p>
      <text:p text:style-name="P34"><text:span text:style-name="T186">2. </text:span><text:span text:style-name="T214">Correlations between </text:span><text:span text:style-name="T215">orders and IAPs. </text:span></text:p>
      <text:p text:style-name="Standard"><text:span text:style-name="T218">3</text:span><text:span text:style-name="T187">. </text:span><text:span text:style-name="T72">Does plant species identity matters in the process of recolonization</text:span><text:span text:style-name="T213">. </text:span><text:span text:style-name="T34">We test </text:span><text:span text:style-name="T35">the role of herbivores</text:span><text:span text:style-name="T34"> using insecticide treatment and herbivore addition.</text:span></text:p>
      <text:p text:style-name="P78"><text:span text:style-name="T36">4. </text:span><text:span text:style-name="T28">IAPs </text:span><text:span text:style-name="T37">responses</text:span><text:span text:style-name="T28"> to herbivore </text:span><text:span text:style-name="T37">addition</text:span><text:span text:style-name="T28"> or not?</text:span></text:p>
      <text:p text:style-name="P89"/>
      <text:p text:style-name="P66"/>
      <text:p text:style-name="P66"/>
      <text:p text:style-name="P62">Discussion</text:p>
      <text:p text:style-name="P51"/>
      <text:p text:style-name="P55"><text:span text:style-name="T302">V</text:span><text:span text:style-name="T300">ariation in s</text:span><text:span text:style-name="T295">pecies </text:span><text:span text:style-name="T296">traits at any level </text:span><text:span text:style-name="T297">may </text:span><text:span text:style-name="T296">have an </text:span><text:span text:style-name="T297">affect </text:span><text:span text:style-name="T296">on </text:span><text:span text:style-name="T297">the strength of trophic cascades. </text:span><text:span text:style-name="T295">For example, </text:span><text:span text:style-name="T297">on defended plants cascading effect of carnivores on plants was reduced, because herbivores do not feed on defended plants. </text:span><text:span text:style-name="T292">Mechanistic theory of food chain tells us </text:span><text:span text:style-name="T293">that </text:span><text:span text:style-name="T292">positive effect of predators on herbivores will occur if herbivores are</text:span><text:span text:style-name="T293"> limited by relative food shortage (dependent on their abilities to assimilate plant tissue) </text:span><text:span text:style-name="T292">as opposed to absolute resource limitation (herbivores can eat all they want but the supply is fixed and limited)</text:span><text:span text:style-name="T297">. </text:span><text:span text:style-name="T298">C</text:span><text:span text:style-name="T297">ontrol </text:span><text:span text:style-name="T298">mechanisms can </text:span><text:span text:style-name="T297">switch under different condition (does not relate to my experiments). </text:span><text:span text:style-name="T298">D</text:span><text:span text:style-name="T294">iet breadth</text:span><text:span text:style-name="T297"> </text:span><text:span text:style-name="T298">of herbivores matters .H</text:span><text:span text:style-name="T297">erbivore feeding mode, sap feeders and specialists – no cascading effects, not to include them in the assessment of the strength of the top down effect.), natural enemies, </text:span><text:span text:style-name="T294">resource selection by insects</text:span><text:span text:style-name="T297">, stoichiometry and herbivore resource use, </text:span><text:span text:style-name="T294">defenses reduce the amount of biomass that can be eaten by herbivores</text:span><text:span text:style-name="T297">, because they need to maintain low concentration of toxins (citation…) - conversion efficiency, herbivores change their </text:span><text:span text:style-name="T294">behavior</text:span><text:span text:style-name="T297"> in response to predation, intermediate predators can subsidize on detrital chains, predator hunting mode, prey habitat domain, </text:span><text:span text:style-name="T294">smaller herbivores (chewers) have lower abilities to digest and assimilate low quality food. This results in higher mortality rates. They have higher foraging effort and thus higer growth rates</text:span><text:span text:style-name="T297">). Different hunting modes of predators, </text:span><text:span text:style-name="T294">abundance of intermediate predators</text:span><text:span text:style-name="T297">, </text:span><text:span text:style-name="T294">plant specificity</text:span><text:span text:style-name="T297">, </text:span><text:span text:style-name="T294">herbivores’ diet breadth</text:span><text:span text:style-name="T297"> (Singer et al. 2014), (apparent trophic cascades for intermediate predators) or ecosystem productivity can modify the strength of cascades and be important for the shapes of the food pyramids (top-heavy, bottom heavy).</text:span><text:span text:style-name="T301"> </text:span></text:p>
      <text:p text:style-name="P51"/>
      <text:p text:style-name="P79"><text:span text:style-name="T161">Finally c</text:span><text:span text:style-name="T162">ascading effect of predators might not be visible in</text:span><text:span text:style-name="T163"> </text:span><text:span text:style-name="T162">food webs</text:span><text:span text:style-name="T131">, where </text:span><text:span text:style-name="T91">plants can </text:span><text:span text:style-name="T92">compensat</text:span><text:span text:style-name="T91">e</text:span><text:span text:style-name="T131"> for h</text:span><text:span text:style-name="T102">erbivore </text:span><text:span text:style-name="T131">damage by increasing their growth</text:span><text:span text:style-name="T102">.</text:span><text:span text:style-name="T100"> </text:span><text:span text:style-name="T104">Variability</text:span><text:span text:style-name="T103"> in cascading effects can be also </text:span><text:span text:style-name="T104">attenuated by </text:span><text:span text:style-name="T85">additional energy channels for </text:span><text:span text:style-name="T86">predators</text:span><text:span text:style-name="T104">.</text:span><text:span text:style-name="T103"> </text:span></text:p>
      <text:p text:style-name="P51"/>
      <text:p text:style-name="P75"><text:span text:style-name="T5">Apparent trophic cascade hypothesis (ATCH) – with rising productivity predators derive an increasing fraction of their diet from increasingly productive bottom-up controlled detritus channels </text:span><text:reference-mark-start text:name="ZOTERO_ITEM CSL_CITATION {&quot;citationID&quot;:&quot;2I18d1Rw&quot;,&quot;properties&quot;:{&quot;formattedCitation&quot;:&quot;(Ward, McCann, &amp; Rooney, 2015)&quot;,&quot;plainCitation&quot;:&quot;(Ward, McCann, &amp; Rooney,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cfwjI6HbMD"/><text:span text:style-name="T5">(Ward, McCann, &amp; Rooney, 2015)</text:span><text:reference-mark-end text:name="ZOTERO_ITEM CSL_CITATION {&quot;citationID&quot;:&quot;2I18d1Rw&quot;,&quot;properties&quot;:{&quot;formattedCitation&quot;:&quot;(Ward, McCann, &amp; Rooney, 2015)&quot;,&quot;plainCitation&quot;:&quot;(Ward, McCann, &amp; Rooney,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cfwjI6HbMD"/><text:span text:style-name="T5">. </text:span><text:span text:style-name="T6">Reduced abundance and biomass of Intermediate predators caused by high addition of generalist herbivores may suggest control indirectly through “brown” chains. Spiders may feed on detritivores more than on herbivorous species </text:span><text:span text:style-name="T7">(that paper that I reviewed about structural habitat in some leaves)</text:span><text:span text:style-name="T6">. We didn’t find any effect on IPs.</text:span></text:p>
      <text:p text:style-name="P51"/>
      <text:p text:style-name="P19">My conclusions:</text:p>
      <text:p text:style-name="P18"><text:span text:style-name="T286">1. </text:span>There <text:span text:style-name="T286">is a</text:span> constant influx of herbivorous insects from the surrounding primary forest. <text:span text:style-name="T286">Initially herbivores populate plants based on simple mass action mechanism i.e. herbivores select their food plants based on their biomass (?)</text:span></text:p>
      <text:p text:style-name="P20">2. Herbivore community gets sorted afterwards, but not very strongly. Despite some signal for same species plants hosting more similar herbivore communities, this effect was only observed in lower addition treatment. It could have caused increased competition, that resulted in niche partitioning. </text:p>
      <text:p text:style-name="P18"><text:span text:style-name="T287">3. It is hypothesized that b</text:span>ecause of stronger defenses of primary tropical forest species, herbivores are restricted more by their ability to digest and assimilate plant tissues, <text:span text:style-name="T290">relative</text:span><text:span text:style-name="T288"> control mechanism</text:span>. </text:p>
      <text:p text:style-name="P13"><text:span text:style-name="T287">4. </text:span>In gaps plant identity doesn’t matter much, because of low variability in plant quality <text:span text:style-name="T291">(need to check that)</text:span>, and low fidelity of herbivores to these species. (i.e. they all can be easily consumed by any herbivore). [Why then herbivores are not thriving in gaps??? Maybe they are not as nutritious as they are thought?, <text:span text:style-name="T291">early successional plants also have exudates, so maybe they are not structurally protected but chemically still are able to reduce amount of tissue consumed by herbivores</text:span>]</text:p>
      <text:p text:style-name="P13"><text:span text:style-name="T291">5. </text:span>Herbivory loads would be dependent on plant biomass, passive capturing of interactions based on plant “apparency”.</text:p>
      <text:p text:style-name="P13"><text:span text:style-name="T291">6. </text:span>New thing here is our test of community packing. Herbivores seems to be limited by their own ability to consume food, or maybe by the availa<text:span text:style-name="T291">bility of</text:span> young leaves, which might be only food for generalist. Plants might be then limited by their resources (is that true for early secondary vegetation? Probably resources are abundant). Moreove</text:p>
      <text:p text:style-name="P17"/>
      <text:p text:style-name="P50">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50">During succession bottom-up and top down forcing may switch ()</text:p>
      <text:p text:style-name="P57">Abdala-Roberts et al 2019: “There is a fundamental need within the species interactions perspective to place three‐species TTIs in a broader community context.”</text:p>
      <text:p text:style-name="P50">Both bottom up and top down exist but there is a considerable variation in trophic regulation (Leroux and Loreau, p 20)</text:p>
      <text:p text:style-name="P49">However, strength and direction of top-down and cascading effects within food-webs can be modified by interactions with the environment, species’ properties and other species in the community both competitors or natural enemies </text:p>
      <text:p text:style-name="P48"/>
      <text:p text:style-name="P72"><text:span text:style-name="T178">Few of the above factors were tested explicitly and became highly </text:span><text:span text:style-name="T180">influential</text:span><text:span text:style-name="T178"> hypotheses used to explaining experim</text:span><text:span text:style-name="T167">ental results ()</text:span><text:span text:style-name="T168">. EFH – enemy free hypothesis predicts, that in the absence of predators herbivores should increase their habitat domain. </text:span><text:span text:style-name="T83">Increased generality of the network</text:span><text:span text:style-name="T168">. The tri-trophic interaction hypothesis (TTI, Mooney, Pratt and Singer 2012) considers interactions between plant quality, herbivore diet breadth, and predation on herbivore performance. Enemy free in tropics was </text:span><text:span text:style-name="T169">doubtful</text:span><text:span text:style-name="T168"> at least for Ficus </text:span><text:reference-mark-start text:name="ZOTERO_ITEM CSL_CITATION {&quot;citationID&quot;:&quot;q8qvc4oP&quot;,&quot;properties&quot;:{&quot;formattedCitation&quot;:&quot;(V. Novotny et al., 1999)&quot;,&quot;plainCitation&quot;:&quot;(V. 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uqTjMILH5f"/><text:span text:style-name="T168">(V. Novotny et al., 1999)</text:span><text:reference-mark-end text:name="ZOTERO_ITEM CSL_CITATION {&quot;citationID&quot;:&quot;q8qvc4oP&quot;,&quot;properties&quot;:{&quot;formattedCitation&quot;:&quot;(V. Novotny et al., 1999)&quot;,&quot;plainCitation&quot;:&quot;(V. 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uqTjMILH5f"/><text:span text:style-name="T168">. </text:span></text:p>
      <text:p text:style-name="P69"/>
      <text:p text:style-name="P69">[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existence of generalists and specialist herbivores on the same host plants (which seems to be common). </text:p>
      <text:p text:style-name="P69"/>
      <text:p text:style-name="P72"><text:span text:style-name="T83">Enemy free hypothesis</text:span><text:span text:style-name="T168"> focus on predator avoidance and predicts that fear of predation keeps population of herbivores at specific level. </text:span><text:span text:style-name="T83">Physiological efficiency hypothesis</text:span><text:span text:style-name="T168"> assumes that specialists are better adapted to their food than generalists and utilize their hosts better (). </text:span><text:span text:style-name="T83">Slow-growth/high-mortality</text:span><text:span text:style-name="T168"> (SGHM) hypothesis predicts that “herbivore development on a poor quality host plants will be relati</text:span><text:span text:style-name="T167">vely slow extending the duration of juvenile phases that are the most vulnerable to natural enemies”. Recently proposed synthesis extends predictions of the previous hypotheses to also predict the </text:span><text:span text:style-name="T178">strength of the possible cascade (Mooney, Pratt, &amp; Singer 2012). </text:span></text:p>
      <text:p text:style-name="P71"/>
      <text:p text:style-name="P59"><text:span text:style-name="T178">However, in case of predator-insect herbivore-plant food chains ecosystems top down and cascading effects are usually being studied based on the total abundance [</text:span><text:span text:style-name="T170">need to check that</text:span><text:span text:style-name="T178">]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text:span></text:p>
      <text:p text:style-name="P50"/>
      <text:p text:style-name="P59"><text:span text:style-name="T178">For example (EFH) [</text:span><text:span text:style-name="T176">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78">] , suggests, that the </text:span><text:span text:style-name="T62">network generality should be reduced</text:span><text:span text:style-name="T178">, as </text:span><text:span text:style-name="T62">species would not explore full range of their habitat domain</text:span><text:span text:style-name="T178">, and would be forced to feed on least preferred hosts (Schmitz). The effect of top down control was studied for single group in experimental conditions and not included different plant species (Singer et al. 2014). [</text:span><text:span text:style-name="T177">Will plant functional characteristic help to explain the strength of the cascade? Maybe tropic cascades are stronger for some plant species that for others?</text:span><text:span text:style-name="T178">]</text:span></text:p>
      <text:p text:style-name="P48">Size, specialization…. Generally or only on selected plant species where comparison is allowed. Should I use offset to correct for the plant biomass?</text:p>
      <text:p text:style-name="P58"><text:span text:style-name="T181">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178"> </text:span></text:p>
      <text:p text:style-name="P48"/>
      <text:p text:style-name="P60">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61"/>
      <text:p text:style-name="P58"><text:span text:style-name="T177">[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178">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1">Expectation: Intraguild predation dampens the strength of the trophic </text:span><text:span text:style-name="T62">cascades </text:span><text:span text:style-name="T1">(Mooney et al. 2010). Intra-guild predation (bird bats and ants) enchances biodiversity and functioning in complex ecosystems (Wang, Broose and Gravel 2019, Ecology)</text:span></text:p>
      <text:p text:style-name="P48"/>
      <text:p text:style-name="P58"><text:span text:style-name="T178">If TTI operate in complex communities top-down and cascading effects of the top and intermediate predators should be able to affect plant herbivore i</text:span><text:span text:style-name="T62">nteraction networks</text:span><text:span text:style-name="T97">. </text:span><text:span text:style-name="T178">Bosc et al. (2018) studied the effects of apex predators on top-down and cascading effects on diverse herbivore community and showed s</text:span><text:span text:style-name="T179">t</text:span><text:span text:style-name="T178">rong effect of insectivorous birds on spiders. There was no overall effect on herbivore abundance. There was some evidence for EFS hypothesis where specialists were less affected by top predators than generalist. </text:span><text:span text:style-name="T97">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78">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48"/>
      <text:p text:style-name="P48">How diets were changing!</text:p>
      <text:p text:style-name="P48">Did size structure change?</text:p>
      <text:p text:style-name="P48">Mooney, Pratt and Singer 2012: TTI dietary specialist herbivores should escape predators and be competitively dominant due to faster growth rates and such differences should be greater on low quality host plants. </text:p>
      <text:p text:style-name="P48">Experiment contradict these predictions though - </text:p>
      <text:p text:style-name="P48"/>
      <text:p text:style-name="Standard"><text:span text:style-name="T174">Advantages we have on the above paper: t</text:span><text:span text:style-name="T170">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174">. </text:span><text:span text:style-name="T97"><text:s/></text:span><text:span text:style-name="T181">[</text:span><text:span text:style-name="T177">My advantage: body sizes… and plant herbivore “interactions”.</text:span><text:span text:style-name="T181">]</text:span><text:span text:style-name="T178"> (Karp and Dailey 2014; Ritchie and Johnson for clues where to find this info). Plant-herbivore interactions shape community dynamics </text:span><text:reference-mark-start text:name="ZOTERO_ITEM CSL_CITATION {&quot;citationID&quot;:&quot;bFkUgEJJ&quot;,&quot;properties&quot;:{&quot;formattedCitation&quot;:&quot;(Burkepile &amp; Parker, 2017)&quot;,&quot;plainCitation&quot;:&quot;(Burkepile &amp;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r7IZ8NTeY"/><text:span text:style-name="T178">(Burkepile &amp; Parker, 2017)</text:span><text:reference-mark-end text:name="ZOTERO_ITEM CSL_CITATION {&quot;citationID&quot;:&quot;bFkUgEJJ&quot;,&quot;properties&quot;:{&quot;formattedCitation&quot;:&quot;(Burkepile &amp; Parker, 2017)&quot;,&quot;plainCitation&quot;:&quot;(Burkepile &amp; Parker, 2017)&quot;,&quot;noteIndex&quot;:0},&quot;citationItems&quot;:[{&quot;id&quot;:2388,&quot;uris&quot;:[&quot;http://zotero.org/users/1954708/items/4CC2HQLX&quot;],&quot;uri&quot;:[&quot;http://zotero.org/users/1954708/items/4CC2HQLX&quot;],&quot;itemData&quot;:{&quot;id&quot;:2388,&quot;type&quot;:&quot;article-journal&quot;,&quot;abstract&quot;:&quot;Plant-herbivore interactions shape community dynamics across marine, freshwater, and terrestrial habitats. From amphipods to elephants and from algae to trees, plant-herbivore relationships are the crucial link generating animal biomass (and human societies) from mere sunlight. These interactions are, thus, pivotal to understanding the ecology and evolution of virtually any ecosystem. Here, we briefly highlight recent advances in four areas of plant-herbivore interactions: (1) plant defense theory, (2) herbivore diversity and ecosystem function, (3) predation risk aversion and herbivory, and (4) how a changing climate impacts plant-herbivore interactions. Recent advances in plant defense theory, for example, highlight how plant life history and defense traits affect and are affected by multiple drivers, including enemy pressure, resource availability, and the local plant neighborhood, resulting in trait-mediated feedback loops linking trophic interactions with ecosystem nutrient dynamics. Similarly, although the positive effect of consumer diversity on ecosystem function has long been recognized, recent advances using DNA barcoding to elucidate diet, and Global Positioning System/remote sensing to determine habitat selection and impact, have shown that herbivore communities are probably even more functionally diverse than currently realized. Moreover, although most diversity-function studies continue to emphasize plant diversity, herbivore diversity may have even stronger impacts on ecosystem multifunctionality. Recent studies also highlight the role of risk in plant-herbivore interactions, and risk-driven trophic cascades have emerged as landscape-scale patterns in a variety of ecosystems. Perhaps not surprisingly, many plant-herbivore interactions are currently being altered by climate change, which affects plant growth rates and resource allocation, expression of chemical defenses, plant phenology, and herbivore metabolism and behavior. Finally, we conclude by noting that although the field is advancing rapidly, the world is changing even more rapidly, challenging our ability to manage these pivotal links in the food chain.&quot;,&quot;container-title&quot;:&quot;F1000Research&quot;,&quot;DOI&quot;:&quot;10.12688/f1000research.10313.1&quot;,&quot;ISSN&quot;:&quot;2046-1402&quot;,&quot;journalAbbreviation&quot;:&quot;F1000Res&quot;,&quot;note&quot;:&quot;PMID: 28232868\nPMCID: PMC5302155&quot;,&quot;source&quot;:&quot;PubMed Central&quot;,&quot;title&quot;:&quot;Recent advances in plant-herbivore interactions&quot;,&quot;URL&quot;:&quot;https://www.ncbi.nlm.nih.gov/pmc/articles/PMC5302155/&quot;,&quot;volume&quot;:&quot;6&quot;,&quot;author&quot;:[{&quot;family&quot;:&quot;Burkepile&quot;,&quot;given&quot;:&quot;Deron E.&quot;},{&quot;family&quot;:&quot;Parker&quot;,&quot;given&quot;:&quot;John D.&quot;}],&quot;accessed&quot;:{&quot;date-parts&quot;:[[&quot;2020&quot;,3,5]]},&quot;issued&quot;:{&quot;date-parts&quot;:[[&quot;2017&quot;,2,8]]}}}],&quot;schema&quot;:&quot;https://github.com/citation-style-language/schema/raw/master/csl-citation.json&quot;} RNDjr7IZ8NTeY"/><text:span text:style-name="T178">. </text:span></text:p>
      <text:p text:style-name="P48">Here we present an experimental study of the effects of birds bats and ants effects on plant – herbivore interaction networks and intermediate arthropod predators during community assembly in secondary successional tropical rain forest. </text:p>
      <text:p text:style-name="P7"/>
      <text:p text:style-name="P12">Bottom-up in fragmented .</text:p>
      <text:p text:style-name="P28"/>
      <text:p text:style-name="P80"><text:span text:style-name="T315">[ MII ]</text:span><text:span text:style-name="T316"> <text:s/></text:span><text:span text:style-name="T6">loss of this functional group may result in increased tree seedling herbivory and altered nutrient regimes through changes in the abundance and guild structure of invertebrates </text:span><text:reference-mark-start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6">(Dunham, 2008)</text:span><text:reference-mark-end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6">.</text:span></text:p>
      <text:p text:style-name="P52"/>
      <text:p text:style-name="P80"><text:span text:style-name="T315">[ MII ]</text:span><text:span text:style-name="T316"> </text:span><text:span text:style-name="T6">In </text:span><text:span text:style-name="T175">Terminalia amazonia,</text:span><text:span text:style-name="T6"> seed germination was negatively density‐dependent and the proportion of seeds germinating increased when insects were excluded. However, the magnitude of the insecticide effect was independent of density </text:span><text:reference-mark-start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6">(Gripenberg et al., 2014)</text:span><text:reference-mark-end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6">.</text:span></text:p>
      <text:p text:style-name="P52"/>
      <text:p text:style-name="P80"><text:span text:style-name="T6">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text:span><text:reference-mark-start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283">(Harrison &amp; Banks</text:span><text:span text:style-name="T284">‐Leite, 2020)</text:span><text:reference-mark-end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6">.</text:span></text:p>
      <text:p text:style-name="P52"/>
      <text:p text:style-name="P80"><text:span text:style-name="T315">[ MII ]</text:span><text:span text:style-name="T316"> </text:span><text:span text:style-name="T312">[</text:span><text:span text:style-name="T313">d1</text:span><text:span text:style-name="T312">] </text:span><text:span text:style-name="T254"><text:s/></text:span><text:span text:style-name="T255"><text:s/></text:span><text:span text:style-name="T257">(MacArthur and MacArthur 1961), which suggests that </text:span><text:span text:style-name="T261">birds recognize the structure rather than type of the vegetation</text:span><text:span text:style-name="T257">. However, such neat convergences in species densities of plants, insects, and desert lizards do not occur, which suggests that these groups may not always be saturated with species </text:span><text:span text:style-name="T258">[</text:span><text:a xlink:type="simple" xlink:href="http://www.zo.utexas.edu/courses/bio373/chapters/Chapter18/Chapter18.html" text:style-name="Internet_20_link" text:visited-style-name="Visited_20_Internet_20_Link"><text:span text:style-name="T31">http://www.zo.utexas.edu/courses/bio373/chapters/Chapter18/Chapter18.html</text:span></text:a><text:span text:style-name="T258">]. </text:span><text:span text:style-name="T259">It is similar with cursorial spiders – they recognize structure rather than the type </text:span><text:reference-mark-start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259">(Hurd &amp; Fagan, 1992)</text:span><text:reference-mark-end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259">. </text:span><text:span text:style-name="T260">Cursorial spiders were also more keen to feed on collembolans rather than on herbivores </text:span><text:reference-mark-start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260">(Birkhofer &amp; Wolters, 2012)</text:span><text:reference-mark-end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260">.</text:span></text:p>
      <text:p text:style-name="P53"/>
      <text:p text:style-name="P56"><text:span text:style-name="T305">[ MII ]</text:span><text:span text:style-name="T306"> </text:span><text:span text:style-name="T303">[</text:span><text:span text:style-name="T304">d1</text:span><text:span text:style-name="T303">]</text:span><text:span text:style-name="T270"> </text:span><text:span text:style-name="T269">Lack of this effect might suggest that herbivory might be limited by ability to assimilate food by herbivores. Populations might be unable to compensate for the need to search for additional food sources, which would increase mortality. However, we tested herbivore additions under exclosures, therefore preventing increased pressure from predatrs. There might be an optimal strategy resulting in lower abundance, allowing for low competition and low predatory pressure. <text:s/></text:span></text:p>
      <text:p text:style-name="P28"/>
      <text:p text:style-name="P93"><text:bookmark-start text:name="__DdeLink__3504_1966417229"/><text:span text:style-name="T330">[VN]</text:span><text:span text:style-name="T346"> </text:span><text:bookmark-end text:name="__DdeLink__3504_1966417229"/><text:span text:style-name="T346">These graphs show a general tendency for a </text:span><text:span text:style-name="T347">coordinated response –</text:span><text:span text:style-name="T346"> either plants, herbivores and IP predators </text:span><text:span text:style-name="T347">all respond negatively, or they all respond positively</text:span><text:span text:style-name="T346">, and either they all respond a little or they all respond a lot, creating thus general positive trends in all these graphs. Further, the response can be either positive or negative in any of these groups</text:span></text:p>
      <text:p text:style-name="P92"/>
      <text:p text:style-name="P94"><text:span text:style-name="T330">[VN]</text:span><text:span text:style-name="T346"> This suggests to me that the treatment which is being measured – </text:span><text:span text:style-name="T347">predators</text:span><text:span text:style-name="T346"> – does not have strong (or any) effect, and that </text:span><text:span text:style-name="T347">some other underlying variability is jointly affecting the entire community.</text:span><text:span text:style-name="T346"> I attach an Excel with a few such graphs generated by </text:span><text:span text:style-name="T347">simple models</text:span><text:span text:style-name="T346"> – having 10 plots with a </text:span><text:span text:style-name="T347">carrying capacity</text:span><text:span text:style-name="T346"> defined for each [either ranging from 1 to 10, or the same for each plot], and then the abundance of plants derived from that carrying capacity with some random noise, and the </text:span><text:span text:style-name="T347">herbivores derived either from plant abundance</text:span><text:span text:style-name="T346"> (again with random noise) or </text:span><text:span text:style-name="T347">directly from the carrying capacity.</text:span><text:span text:style-name="T346"> When the half of the plots is randomly assigned to a “treatment” and log effects ratios calculated, they tend to generate similar graphs as those above.</text:span></text:p>
      <text:p text:style-name="P73"/>
      <text:p text:style-name="P73"/>
      <text:p text:style-name="P74"><text:span text:style-name="T266">M</text:span><text:span text:style-name="T265">aterials and methods</text:span></text:p>
      <text:p text:style-name="P63"><text:bookmark text:name="study-sites"/>Study sites</text:p>
      <text:p text:style-name="P64">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63"><text:bookmark text:name="experimental-design"/>Experimental design</text:p>
      <text:p text:style-name="P65"><text:span text:style-name="T263">Within a radius of 3 km from the village, we selected six experimental gardens (blocks) 3-5 years old, each covering an area of approximately 400 m</text:span><text:span text:style-name="T267">2</text:span><text:span text:style-name="T263">,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64">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64">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64">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64">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65"><text:span text:style-name="T263">5. Increased herbivory – moderate level (H1). We used locally common, highly polyphagous, and flightless </text:span><text:span text:style-name="T264">Oribius</text:span><text:span text:style-name="T263"> </text:span><text:span text:style-name="T264">sp.</text:span><text:span text:style-name="T263">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65"><text:span text:style-name="T263">6. Increased herbivory – high level (H2). The same treatment as above was applied, but with 125 </text:span><text:span text:style-name="T264">Oribius sp.</text:span><text:span text:style-name="T263"> weevils introduced every two weeks per plot.</text:span></text:p>
      <text:p text:style-name="P64">Having six experimental treatments, organized in six blocks allowed us to achieve 80% of statistical power for the effect sizes of approximately 15% shift in baseline descriptor value (Appendix A.6, Supporting Information) </text:p>
      <text:p text:style-name="P63"><text:bookmark text:name="sampling"/>Sampling</text:p>
      <text:p text:style-name="P65"><text:span text:style-name="T234">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268">2 </text:span><text:span text:style-name="T234">g</text:span><text:span text:style-name="T268">-1</text:span><text:span text:style-name="T234">)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65"><text:span text:style-name="T2">For all herbivore species we evaluated </text:span><text:span text:style-name="T3">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3">(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3">.</text:span></text:p>
      <text:p text:style-name="P54">We evaluated diet switching abilities of spe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3" svg:font-family="'Lohit Devanagari'"/>
    <style:font-face style:name="Liberation Mono" svg:font-family="'Liberation Mono', 'Courier New'" style:font-family-generic="modern"/>
    <style:font-face style:name="Times New Roman1"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1"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1"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13" style:display-name="ListLabel 1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1-29T11:58:49.249727098</dc:date>
    <meta:print-date>2020-05-14T15:47:00</meta:print-date>
    <meta:editing-cycles>662</meta:editing-cycles>
    <meta:editing-duration>P9DT5H48M54S</meta:editing-duration>
    <meta:generator>LibreOffice/6.1.6.3$Linux_X86_64 LibreOffice_project/10$Build-3</meta:generator>
    <meta:document-statistic meta:table-count="0" meta:image-count="0" meta:object-count="0" meta:page-count="1" meta:paragraph-count="106" meta:word-count="6800" meta:character-count="45656" meta:non-whitespace-character-count="38877"/>
    <meta:user-defined meta:name="ZOTERO_PREF_1">&lt;data data-version="3" zotero-version="5.0.93"&gt;&lt;session id="3bE44ZDs"/&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